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 style:data-style-name="N110"/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number-columns-repeated="66" table:default-cell-style-name="Default"/>
        <table:table-row table:style-name="ro1">
          <table:table-cell table:number-columns-repeated="2"/>
          <table:table-cell office:value-type="string" calcext:value-type="string">
            <text:p>PLUS</text:p>
          </table:table-cell>
          <table:table-cell office:value-type="string" calcext:value-type="string">
            <text:p>BASE VALUE for % based split industry techs</text:p>
          </table:table-cell>
          <table:table-cell office:value-type="string" calcext:value-type="string">
            <text:p>MINUS</text:p>
          </table:table-cell>
          <table:table-cell/>
          <table:table-cell office:value-type="string" calcext:value-type="string">
            <text:p>tech/ye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rceptor</text:p>
          </table:table-cell>
          <table:table-cell/>
          <table:table-cell table:style-name="ce1" table:formula="of:=[.G2]/5-1" office:value-type="float" office:value="1.04" calcext:value-type="float">
            <text:p>1,04</text:p>
          </table:table-cell>
          <table:table-cell table:style-name="ce1" table:formula="of:=PRODUCT([.G2];0.2)" office:value-type="float" office:value="2.04" calcext:value-type="float">
            <text:p>2,04</text:p>
          </table:table-cell>
          <table:table-cell table:style-name="ce1" table:formula="of:=[.G2]/5+1" office:value-type="float" office:value="3.04" calcext:value-type="float">
            <text:p>3,04</text:p>
          </table:table-cell>
          <table:table-cell/>
          <table:table-cell table:style-name="ce1" table:formula="of:=SUM([.H2:.BQ2])/15" office:value-type="float" office:value="10.2" calcext:value-type="float">
            <text:p>10,2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cket_interceptor</text:p>
          </table:table-cell>
          <table:table-cell/>
          <table:table-cell table:style-name="ce1" table:formula="of:=[.G3]/5-1" office:value-type="float" office:value="0.813333333333334" calcext:value-type="float">
            <text:p>0,81</text:p>
          </table:table-cell>
          <table:table-cell table:style-name="ce1" table:formula="of:=PRODUCT([.G3];0.2)" office:value-type="float" office:value="1.81333333333333" calcext:value-type="float">
            <text:p>1,81</text:p>
          </table:table-cell>
          <table:table-cell table:style-name="ce1" table:formula="of:=[.G3]/5+1" office:value-type="float" office:value="2.81333333333333" calcext:value-type="float">
            <text:p>2,81</text:p>
          </table:table-cell>
          <table:table-cell/>
          <table:table-cell table:style-name="ce1" table:formula="of:=SUM([.H3:.BQ3])/15" office:value-type="float" office:value="9.06666666666667" calcext:value-type="float">
            <text:p>9,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7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cket_interceptor_van</text:p>
          </table:table-cell>
          <table:table-cell/>
          <table:table-cell table:style-name="ce1" table:formula="of:=[.G4]/5-1" office:value-type="float" office:value="-0.266666666666666" calcext:value-type="float">
            <text:p>-0,27</text:p>
          </table:table-cell>
          <table:table-cell table:style-name="ce1" table:formula="of:=PRODUCT([.G4];0.2)" office:value-type="float" office:value="0.733333333333334" calcext:value-type="float">
            <text:p>0,73</text:p>
          </table:table-cell>
          <table:table-cell table:style-name="ce1" table:formula="of:=[.G4]/5+1" office:value-type="float" office:value="1.73333333333333" calcext:value-type="float">
            <text:p>1,73</text:p>
          </table:table-cell>
          <table:table-cell/>
          <table:table-cell table:style-name="ce1" table:formula="of:=SUM([.H4:.BQ4])/15" office:value-type="float" office:value="3.66666666666667" calcext:value-type="float">
            <text:p>3,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7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ti_role</text:p>
          </table:table-cell>
          <table:table-cell/>
          <table:table-cell table:style-name="ce1" table:formula="of:=[.G5]/5-1" office:value-type="float" office:value="1.36" calcext:value-type="float">
            <text:p>1,36</text:p>
          </table:table-cell>
          <table:table-cell table:style-name="ce1" table:formula="of:=PRODUCT([.G5];0.2)" office:value-type="float" office:value="2.36" calcext:value-type="float">
            <text:p>2,36</text:p>
          </table:table-cell>
          <table:table-cell table:style-name="ce1" table:formula="of:=[.G5]/5+1" office:value-type="float" office:value="3.36" calcext:value-type="float">
            <text:p>3,36</text:p>
          </table:table-cell>
          <table:table-cell/>
          <table:table-cell table:style-name="ce1" table:formula="of:=SUM([.H5:.BQ5])/15" office:value-type="float" office:value="11.8" calcext:value-type="float">
            <text:p>11,8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2" calcext:value-type="float">
            <text:p>12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g</text:p>
          </table:table-cell>
          <table:table-cell/>
          <table:table-cell table:style-name="ce1" table:formula="of:=[.G6]/5-1" office:value-type="float" office:value="1.72" calcext:value-type="float">
            <text:p>1,72</text:p>
          </table:table-cell>
          <table:table-cell table:style-name="ce1" table:formula="of:=PRODUCT([.G6];0.2)" office:value-type="float" office:value="2.72" calcext:value-type="float">
            <text:p>2,72</text:p>
          </table:table-cell>
          <table:table-cell table:style-name="ce1" table:formula="of:=[.G6]/5+1" office:value-type="float" office:value="3.72" calcext:value-type="float">
            <text:p>3,72</text:p>
          </table:table-cell>
          <table:table-cell/>
          <table:table-cell table:style-name="ce1" table:formula="of:=SUM([.H6:.BQ6])/15" office:value-type="float" office:value="13.6" calcext:value-type="float">
            <text:p>13,6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win_engine_fighters</text:p>
          </table:table-cell>
          <table:table-cell/>
          <table:table-cell table:style-name="ce1" table:formula="of:=[.G7]/5-1" office:value-type="float" office:value="1.48" calcext:value-type="float">
            <text:p>1,48</text:p>
          </table:table-cell>
          <table:table-cell table:style-name="ce1" table:formula="of:=PRODUCT([.G7];0.2)" office:value-type="float" office:value="2.48" calcext:value-type="float">
            <text:p>2,48</text:p>
          </table:table-cell>
          <table:table-cell table:style-name="ce1" table:formula="of:=[.G7]/5+1" office:value-type="float" office:value="3.48" calcext:value-type="float">
            <text:p>3,48</text:p>
          </table:table-cell>
          <table:table-cell/>
          <table:table-cell table:style-name="ce1" table:formula="of:=SUM([.H7:.BQ7])/15" office:value-type="float" office:value="12.4" calcext:value-type="float">
            <text:p>12,4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</text:p>
          </table:table-cell>
          <table:table-cell/>
          <table:table-cell table:style-name="ce1" table:formula="of:=[.G8]/5-1" office:value-type="float" office:value="0.92" calcext:value-type="float">
            <text:p>0,92</text:p>
          </table:table-cell>
          <table:table-cell table:style-name="ce1" table:formula="of:=PRODUCT([.G8];0.2)" office:value-type="float" office:value="1.92" calcext:value-type="float">
            <text:p>1,92</text:p>
          </table:table-cell>
          <table:table-cell table:style-name="ce1" table:formula="of:=[.G8]/5+1" office:value-type="float" office:value="2.92" calcext:value-type="float">
            <text:p>2,92</text:p>
          </table:table-cell>
          <table:table-cell/>
          <table:table-cell table:style-name="ce1" table:formula="of:=SUM([.H8:.BQ8])/15" office:value-type="float" office:value="9.6" calcext:value-type="float">
            <text:p>9,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ht_bomber</text:p>
          </table:table-cell>
          <table:table-cell/>
          <table:table-cell table:style-name="ce1" table:formula="of:=[.G9]/5-1" office:value-type="float" office:value="1.42666666666666" calcext:value-type="float">
            <text:p>1,43</text:p>
          </table:table-cell>
          <table:table-cell table:style-name="ce1" table:formula="of:=PRODUCT([.G9];0.2)" office:value-type="float" office:value="2.42666666666666" calcext:value-type="float">
            <text:p>2,43</text:p>
          </table:table-cell>
          <table:table-cell table:style-name="ce1" table:formula="of:=[.G9]/5+1" office:value-type="float" office:value="3.42666666666666" calcext:value-type="float">
            <text:p>3,43</text:p>
          </table:table-cell>
          <table:table-cell/>
          <table:table-cell table:style-name="ce1" table:formula="of:=SUM([.H9:.BQ9])/15" office:value-type="float" office:value="12.1333333333333" calcext:value-type="float">
            <text:p>12,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ctical_bomber</text:p>
          </table:table-cell>
          <table:table-cell/>
          <table:table-cell table:style-name="ce1" table:formula="of:=[.G10]/5-1" office:value-type="float" office:value="1.42666666666666" calcext:value-type="float">
            <text:p>1,43</text:p>
          </table:table-cell>
          <table:table-cell table:style-name="ce1" table:formula="of:=PRODUCT([.G10];0.2)" office:value-type="float" office:value="2.42666666666666" calcext:value-type="float">
            <text:p>2,43</text:p>
          </table:table-cell>
          <table:table-cell table:style-name="ce1" table:formula="of:=[.G10]/5+1" office:value-type="float" office:value="3.42666666666666" calcext:value-type="float">
            <text:p>3,43</text:p>
          </table:table-cell>
          <table:table-cell/>
          <table:table-cell table:style-name="ce1" table:formula="of:=SUM([.H10:.BQ10])/15" office:value-type="float" office:value="12.1333333333333" calcext:value-type="float">
            <text:p>12,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_bomber</text:p>
          </table:table-cell>
          <table:table-cell/>
          <table:table-cell table:style-name="ce1" table:formula="of:=[.G11]/5-1" office:value-type="float" office:value="1.17333333333334" calcext:value-type="float">
            <text:p>1,17</text:p>
          </table:table-cell>
          <table:table-cell table:style-name="ce1" table:formula="of:=PRODUCT([.G11];0.2)" office:value-type="float" office:value="2.17333333333334" calcext:value-type="float">
            <text:p>2,17</text:p>
          </table:table-cell>
          <table:table-cell table:style-name="ce1" table:formula="of:=[.G11]/5+1" office:value-type="float" office:value="3.17333333333334" calcext:value-type="float">
            <text:p>3,17</text:p>
          </table:table-cell>
          <table:table-cell/>
          <table:table-cell table:style-name="ce1" table:formula="of:=SUM([.H11:.BQ11])/15" office:value-type="float" office:value="10.8666666666667" calcext:value-type="float">
            <text:p>10,8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/>
          <table:table-cell table:number-columns-repeated="10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ransport_plane</text:p>
          </table:table-cell>
          <table:table-cell/>
          <table:table-cell table:style-name="ce1" table:formula="of:=[.G12]/5-1" office:value-type="float" office:value="0.84" calcext:value-type="float">
            <text:p>0,84</text:p>
          </table:table-cell>
          <table:table-cell table:style-name="ce1" table:formula="of:=PRODUCT([.G12];0.2)" office:value-type="float" office:value="1.84" calcext:value-type="float">
            <text:p>1,84</text:p>
          </table:table-cell>
          <table:table-cell table:style-name="ce1" table:formula="of:=[.G12]/5+1" office:value-type="float" office:value="2.84" calcext:value-type="float">
            <text:p>2,84</text:p>
          </table:table-cell>
          <table:table-cell/>
          <table:table-cell table:style-name="ce1" table:formula="of:=SUM([.H12:.BQ12])/15" office:value-type="float" office:value="9.2" calcext:value-type="float">
            <text:p>9,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val_bomber</text:p>
          </table:table-cell>
          <table:table-cell/>
          <table:table-cell table:style-name="ce1" table:formula="of:=[.G13]/5-1" office:value-type="float" office:value="2.25333333333334" calcext:value-type="float">
            <text:p>2,25</text:p>
          </table:table-cell>
          <table:table-cell table:style-name="ce1" table:formula="of:=PRODUCT([.G13];0.2)" office:value-type="float" office:value="3.25333333333334" calcext:value-type="float">
            <text:p>3,25</text:p>
          </table:table-cell>
          <table:table-cell table:style-name="ce1" table:formula="of:=[.G13]/5+1" office:value-type="float" office:value="4.25333333333334" calcext:value-type="float">
            <text:p>4,25</text:p>
          </table:table-cell>
          <table:table-cell/>
          <table:table-cell table:style-name="ce1" table:formula="of:=SUM([.H13:.BQ13])/15" office:value-type="float" office:value="16.2666666666667" calcext:value-type="float">
            <text:p>16,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4" office:value-type="float" office:value="12" calcext:value-type="float">
            <text:p>1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ying_boat</text:p>
          </table:table-cell>
          <table:table-cell/>
          <table:table-cell table:style-name="ce1" table:formula="of:=[.G14]/5-1" office:value-type="float" office:value="2.10666666666666" calcext:value-type="float">
            <text:p>2,11</text:p>
          </table:table-cell>
          <table:table-cell table:style-name="ce1" table:formula="of:=PRODUCT([.G14];0.2)" office:value-type="float" office:value="3.10666666666666" calcext:value-type="float">
            <text:p>3,11</text:p>
          </table:table-cell>
          <table:table-cell table:style-name="ce1" table:formula="of:=[.G14]/5+1" office:value-type="float" office:value="4.10666666666666" calcext:value-type="float">
            <text:p>4,11</text:p>
          </table:table-cell>
          <table:table-cell/>
          <table:table-cell table:style-name="ce1" table:formula="of:=SUM([.H14:.BQ14])/15" office:value-type="float" office:value="15.5333333333333" calcext:value-type="float">
            <text:p>15,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4" office:value-type="float" office:value="12" calcext:value-type="float">
            <text:p>1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ders</text:p>
          </table:table-cell>
          <table:table-cell/>
          <table:table-cell table:style-name="ce1" table:formula="of:=[.G15]/5-1" office:value-type="float" office:value="-0.92" calcext:value-type="float">
            <text:p>-0,92</text:p>
          </table:table-cell>
          <table:table-cell table:style-name="ce1" table:formula="of:=PRODUCT([.G15];0.2)" office:value-type="float" office:value="0.08" calcext:value-type="float">
            <text:p>0,08</text:p>
          </table:table-cell>
          <table:table-cell table:style-name="ce1" table:formula="of:=[.G15]/5+1" office:value-type="float" office:value="1.08" calcext:value-type="float">
            <text:p>1,08</text:p>
          </table:table-cell>
          <table:table-cell/>
          <table:table-cell table:style-name="ce1" table:formula="of:=SUM([.H15:.BQ15])/15" office:value-type="float" office:value="0.4" calcext:value-type="float">
            <text:p>0,40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mikaze_brigade</text:p>
          </table:table-cell>
          <table:table-cell/>
          <table:table-cell table:style-name="ce1" table:formula="of:=[.G16]/5-1" office:value-type="float" office:value="-0.72" calcext:value-type="float">
            <text:p>-0,72</text:p>
          </table:table-cell>
          <table:table-cell table:style-name="ce1" table:formula="of:=PRODUCT([.G16];0.2)" office:value-type="float" office:value="0.28" calcext:value-type="float">
            <text:p>0,28</text:p>
          </table:table-cell>
          <table:table-cell table:style-name="ce1" table:formula="of:=[.G16]/5+1" office:value-type="float" office:value="1.28" calcext:value-type="float">
            <text:p>1,28</text:p>
          </table:table-cell>
          <table:table-cell/>
          <table:table-cell table:style-name="ce1" table:formula="of:=SUM([.H16:.BQ16])/15" office:value-type="float" office:value="1.4" calcext:value-type="float">
            <text:p>1,40</text:p>
          </table:table-cell>
          <table:table-cell office:value-type="float" office:value="8" calcext:value-type="float">
            <text:p>8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ategic_bomber</text:p>
          </table:table-cell>
          <table:table-cell/>
          <table:table-cell table:style-name="ce1" table:formula="of:=[.G17]/5-1" office:value-type="float" office:value="1.85333333333334" calcext:value-type="float">
            <text:p>1,85</text:p>
          </table:table-cell>
          <table:table-cell table:style-name="ce1" table:formula="of:=PRODUCT([.G17];0.2)" office:value-type="float" office:value="2.85333333333334" calcext:value-type="float">
            <text:p>2,85</text:p>
          </table:table-cell>
          <table:table-cell table:style-name="ce1" table:formula="of:=[.G17]/5+1" office:value-type="float" office:value="3.85333333333334" calcext:value-type="float">
            <text:p>3,85</text:p>
          </table:table-cell>
          <table:table-cell/>
          <table:table-cell table:style-name="ce1" table:formula="of:=SUM([.H17:.BQ17])/15" office:value-type="float" office:value="14.2666666666667" calcext:value-type="float">
            <text:p>14,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uad_engine_transport</text:p>
          </table:table-cell>
          <table:table-cell/>
          <table:table-cell table:style-name="ce1" table:formula="of:=[.G18]/5-1" office:value-type="float" office:value="0.32" calcext:value-type="float">
            <text:p>0,32</text:p>
          </table:table-cell>
          <table:table-cell table:style-name="ce1" table:formula="of:=PRODUCT([.G18];0.2)" office:value-type="float" office:value="1.32" calcext:value-type="float">
            <text:p>1,32</text:p>
          </table:table-cell>
          <table:table-cell table:style-name="ce1" table:formula="of:=[.G18]/5+1" office:value-type="float" office:value="2.32" calcext:value-type="float">
            <text:p>2,32</text:p>
          </table:table-cell>
          <table:table-cell/>
          <table:table-cell table:style-name="ce1" table:formula="of:=SUM([.H18:.BQ18])/15" office:value-type="float" office:value="6.6" calcext:value-type="float">
            <text:p>6,60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64"/>
        </table:table-row>
        <table:table-row table:style-name="ro1">
          <table:table-cell office:value-type="string" calcext:value-type="string">
            <text:p>afrika_brigade</text:p>
          </table:table-cell>
          <table:table-cell table:formula="of:=SUM([.C20];(-1))" office:value-type="float" office:value="-0.546666666666667" calcext:value-type="float">
            <text:p>-0,547</text:p>
          </table:table-cell>
          <table:table-cell table:style-name="ce1" table:formula="of:=[.F20]/5-1" office:value-type="float" office:value="0.453333333333333" calcext:value-type="float">
            <text:p>0,45</text:p>
          </table:table-cell>
          <table:table-cell table:style-name="ce1" table:formula="of:=PRODUCT([.F20];0.2)" office:value-type="float" office:value="1.45333333333333" calcext:value-type="float">
            <text:p>1,45</text:p>
          </table:table-cell>
          <table:table-cell table:style-name="ce1" table:formula="of:=[.F20]/5+1" office:value-type="float" office:value="2.45333333333333" calcext:value-type="float">
            <text:p>2,45</text:p>
          </table:table-cell>
          <table:table-cell table:style-name="ce1" table:formula="of:=SUM([.G20:.AO20])/15" office:value-type="float" office:value="7.26666666666667" calcext:value-type="float">
            <text:p>7,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irborne_combined_arms_brigade</text:p>
          </table:table-cell>
          <table:table-cell table:formula="of:=SUM([.C21];(-1))" office:value-type="float" office:value="-0.893333333333333" calcext:value-type="float">
            <text:p>-0,893</text:p>
          </table:table-cell>
          <table:table-cell table:style-name="ce1" table:formula="of:=[.F21]/5-1" office:value-type="float" office:value="0.106666666666667" calcext:value-type="float">
            <text:p>0,11</text:p>
          </table:table-cell>
          <table:table-cell table:style-name="ce1" table:formula="of:=PRODUCT([.F21];0.2)" office:value-type="float" office:value="1.10666666666667" calcext:value-type="float">
            <text:p>1,11</text:p>
          </table:table-cell>
          <table:table-cell table:style-name="ce1" table:formula="of:=[.F21]/5+1" office:value-type="float" office:value="2.10666666666667" calcext:value-type="float">
            <text:p>2,11</text:p>
          </table:table-cell>
          <table:table-cell table:style-name="ce1" table:formula="of:=SUM([.G21:.AO21])/15" office:value-type="float" office:value="5.53333333333333" calcext:value-type="float">
            <text:p>5,5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irborne_engineer_bat</text:p>
          </table:table-cell>
          <table:table-cell table:formula="of:=SUM([.C22];(-1))" office:value-type="float" office:value="-1.42666666666667" calcext:value-type="float">
            <text:p>-1,427</text:p>
          </table:table-cell>
          <table:table-cell table:style-name="ce1" table:formula="of:=[.F22]/5-1" office:value-type="float" office:value="-0.426666666666667" calcext:value-type="float">
            <text:p>-0,43</text:p>
          </table:table-cell>
          <table:table-cell table:style-name="ce1" table:formula="of:=PRODUCT([.F22];0.2)" office:value-type="float" office:value="0.573333333333333" calcext:value-type="float">
            <text:p>0,57</text:p>
          </table:table-cell>
          <table:table-cell table:style-name="ce1" table:formula="of:=[.F22]/5+1" office:value-type="float" office:value="1.57333333333333" calcext:value-type="float">
            <text:p>1,57</text:p>
          </table:table-cell>
          <table:table-cell table:style-name="ce1" table:formula="of:=SUM([.G22:.AO22])/15" office:value-type="float" office:value="2.86666666666667" calcext:value-type="float">
            <text:p>2,8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irborne_artillery_brigade</text:p>
          </table:table-cell>
          <table:table-cell table:formula="of:=SUM([.C23];(-1))" office:value-type="float" office:value="-1.46666666666667" calcext:value-type="float">
            <text:p>-1,467</text:p>
          </table:table-cell>
          <table:table-cell table:style-name="ce1" table:formula="of:=[.F23]/5-1" office:value-type="float" office:value="-0.466666666666667" calcext:value-type="float">
            <text:p>-0,47</text:p>
          </table:table-cell>
          <table:table-cell table:style-name="ce1" table:formula="of:=PRODUCT([.F23];0.2)" office:value-type="float" office:value="0.533333333333333" calcext:value-type="float">
            <text:p>0,53</text:p>
          </table:table-cell>
          <table:table-cell table:style-name="ce1" table:formula="of:=[.F23]/5+1" office:value-type="float" office:value="1.53333333333333" calcext:value-type="float">
            <text:p>1,53</text:p>
          </table:table-cell>
          <table:table-cell table:style-name="ce1" table:formula="of:=SUM([.G23:.AO23])/15" office:value-type="float" office:value="2.66666666666667" calcext:value-type="float">
            <text:p>2,6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irlanding_infantry_brigade</text:p>
          </table:table-cell>
          <table:table-cell table:formula="of:=SUM([.C24];(-1))" office:value-type="float" office:value="-0.773333333333333" calcext:value-type="float">
            <text:p>-0,773</text:p>
          </table:table-cell>
          <table:table-cell table:style-name="ce1" table:formula="of:=[.F24]/5-1" office:value-type="float" office:value="0.226666666666667" calcext:value-type="float">
            <text:p>0,23</text:p>
          </table:table-cell>
          <table:table-cell table:style-name="ce1" table:formula="of:=PRODUCT([.F24];0.2)" office:value-type="float" office:value="1.22666666666667" calcext:value-type="float">
            <text:p>1,23</text:p>
          </table:table-cell>
          <table:table-cell table:style-name="ce1" table:formula="of:=[.F24]/5+1" office:value-type="float" office:value="2.22666666666667" calcext:value-type="float">
            <text:p>2,23</text:p>
          </table:table-cell>
          <table:table-cell table:style-name="ce1" table:formula="of:=SUM([.G24:.AO24])/15" office:value-type="float" office:value="6.13333333333333" calcext:value-type="float">
            <text:p>6,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nti_air_brigade</text:p>
          </table:table-cell>
          <table:table-cell table:formula="of:=SUM([.C25];(-1))" office:value-type="float" office:value="-0.133333333333333" calcext:value-type="float">
            <text:p>-0,133</text:p>
          </table:table-cell>
          <table:table-cell table:style-name="ce1" table:formula="of:=[.F25]/5-1" office:value-type="float" office:value="0.866666666666667" calcext:value-type="float">
            <text:p>0,87</text:p>
          </table:table-cell>
          <table:table-cell table:style-name="ce1" table:formula="of:=PRODUCT([.F25];0.2)" office:value-type="float" office:value="1.86666666666667" calcext:value-type="float">
            <text:p>1,87</text:p>
          </table:table-cell>
          <table:table-cell table:style-name="ce1" table:formula="of:=[.F25]/5+1" office:value-type="float" office:value="2.86666666666667" calcext:value-type="float">
            <text:p>2,87</text:p>
          </table:table-cell>
          <table:table-cell table:style-name="ce1" table:formula="of:=SUM([.G25:.AO25])/15" office:value-type="float" office:value="9.33333333333333" calcext:value-type="float">
            <text:p>9,3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nti_tank_brigade</text:p>
          </table:table-cell>
          <table:table-cell table:formula="of:=SUM([.C26];(-1))" office:value-type="float" office:value="-0.546666666666667" calcext:value-type="float">
            <text:p>-0,547</text:p>
          </table:table-cell>
          <table:table-cell table:style-name="ce1" table:formula="of:=[.F26]/5-1" office:value-type="float" office:value="0.453333333333333" calcext:value-type="float">
            <text:p>0,45</text:p>
          </table:table-cell>
          <table:table-cell table:style-name="ce1" table:formula="of:=PRODUCT([.F26];0.2)" office:value-type="float" office:value="1.45333333333333" calcext:value-type="float">
            <text:p>1,45</text:p>
          </table:table-cell>
          <table:table-cell table:style-name="ce1" table:formula="of:=[.F26]/5+1" office:value-type="float" office:value="2.45333333333333" calcext:value-type="float">
            <text:p>2,45</text:p>
          </table:table-cell>
          <table:table-cell table:style-name="ce1" table:formula="of:=SUM([.G26:.AO26])/15" office:value-type="float" office:value="7.26666666666667" calcext:value-type="float">
            <text:p>7,2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zac_brigade</text:p>
          </table:table-cell>
          <table:table-cell table:formula="of:=SUM([.C27];(-1))" office:value-type="float" office:value="-0.853333333333333" calcext:value-type="float">
            <text:p>-0,853</text:p>
          </table:table-cell>
          <table:table-cell table:style-name="ce1" table:formula="of:=[.F27]/5-1" office:value-type="float" office:value="0.146666666666667" calcext:value-type="float">
            <text:p>0,15</text:p>
          </table:table-cell>
          <table:table-cell table:style-name="ce1" table:formula="of:=PRODUCT([.F27];0.2)" office:value-type="float" office:value="1.14666666666667" calcext:value-type="float">
            <text:p>1,15</text:p>
          </table:table-cell>
          <table:table-cell table:style-name="ce1" table:formula="of:=[.F27]/5+1" office:value-type="float" office:value="2.14666666666667" calcext:value-type="float">
            <text:p>2,15</text:p>
          </table:table-cell>
          <table:table-cell table:style-name="ce1" table:formula="of:=SUM([.G27:.AO27])/15" office:value-type="float" office:value="5.73333333333333" calcext:value-type="float">
            <text:p>5,7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rmor_brigade</text:p>
          </table:table-cell>
          <table:table-cell table:formula="of:=SUM([.C28];(-1))" office:value-type="float" office:value="-0.253333333333333" calcext:value-type="float">
            <text:p>-0,253</text:p>
          </table:table-cell>
          <table:table-cell table:style-name="ce1" table:formula="of:=[.F28]/5-1" office:value-type="float" office:value="0.746666666666667" calcext:value-type="float">
            <text:p>0,75</text:p>
          </table:table-cell>
          <table:table-cell table:style-name="ce1" table:formula="of:=PRODUCT([.F28];0.2)" office:value-type="float" office:value="1.74666666666667" calcext:value-type="float">
            <text:p>1,75</text:p>
          </table:table-cell>
          <table:table-cell table:style-name="ce1" table:formula="of:=[.F28]/5+1" office:value-type="float" office:value="2.74666666666667" calcext:value-type="float">
            <text:p>2,75</text:p>
          </table:table-cell>
          <table:table-cell table:style-name="ce1" table:formula="of:=SUM([.G28:.AO28])/15" office:value-type="float" office:value="8.73333333333333" calcext:value-type="float">
            <text:p>8,7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rmor_bat</text:p>
          </table:table-cell>
          <table:table-cell table:formula="of:=SUM([.C29];(-1))" office:value-type="float" office:value="-0.333333333333333" calcext:value-type="float">
            <text:p>-0,333</text:p>
          </table:table-cell>
          <table:table-cell table:style-name="ce1" table:formula="of:=[.F29]/5-1" office:value-type="float" office:value="0.666666666666667" calcext:value-type="float">
            <text:p>0,67</text:p>
          </table:table-cell>
          <table:table-cell table:style-name="ce1" table:formula="of:=PRODUCT([.F29];0.2)" office:value-type="float" office:value="1.66666666666667" calcext:value-type="float">
            <text:p>1,67</text:p>
          </table:table-cell>
          <table:table-cell table:style-name="ce1" table:formula="of:=[.F29]/5+1" office:value-type="float" office:value="2.66666666666667" calcext:value-type="float">
            <text:p>2,67</text:p>
          </table:table-cell>
          <table:table-cell table:style-name="ce1" table:formula="of:=SUM([.G29:.AO29])/15" office:value-type="float" office:value="8.33333333333333" calcext:value-type="float">
            <text:p>8,3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rmored_support_brigade</text:p>
          </table:table-cell>
          <table:table-cell table:formula="of:=SUM([.C30];(-1))" office:value-type="float" office:value="-1.49333333333333" calcext:value-type="float">
            <text:p>-1,493</text:p>
          </table:table-cell>
          <table:table-cell table:style-name="ce1" table:formula="of:=[.F30]/5-1" office:value-type="float" office:value="-0.493333333333333" calcext:value-type="float">
            <text:p>-0,49</text:p>
          </table:table-cell>
          <table:table-cell table:style-name="ce1" table:formula="of:=PRODUCT([.F30];0.2)" office:value-type="float" office:value="0.506666666666667" calcext:value-type="float">
            <text:p>0,51</text:p>
          </table:table-cell>
          <table:table-cell table:style-name="ce1" table:formula="of:=[.F30]/5+1" office:value-type="float" office:value="1.50666666666667" calcext:value-type="float">
            <text:p>1,51</text:p>
          </table:table-cell>
          <table:table-cell table:style-name="ce1" table:formula="of:=SUM([.G30:.AO30])/15" office:value-type="float" office:value="2.53333333333333" calcext:value-type="float">
            <text:p>2,5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ored_car_brigade</text:p>
          </table:table-cell>
          <table:table-cell table:formula="of:=SUM([.C31];(-1))" office:value-type="float" office:value="-0.24" calcext:value-type="float">
            <text:p>-0,240</text:p>
          </table:table-cell>
          <table:table-cell table:style-name="ce1" table:formula="of:=[.F31]/5-1" office:value-type="float" office:value="0.76" calcext:value-type="float">
            <text:p>0,76</text:p>
          </table:table-cell>
          <table:table-cell table:style-name="ce1" table:formula="of:=PRODUCT([.F31];0.2)" office:value-type="float" office:value="1.76" calcext:value-type="float">
            <text:p>1,76</text:p>
          </table:table-cell>
          <table:table-cell table:style-name="ce1" table:formula="of:=[.F31]/5+1" office:value-type="float" office:value="2.76" calcext:value-type="float">
            <text:p>2,76</text:p>
          </table:table-cell>
          <table:table-cell table:style-name="ce1" table:formula="of:=SUM([.G31:.AO31])/15" office:value-type="float" office:value="8.8" calcext:value-type="float">
            <text:p>8,8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rmored_engineers_brigade</text:p>
          </table:table-cell>
          <table:table-cell table:formula="of:=SUM([.C32];(-1))" office:value-type="float" office:value="0.68" calcext:value-type="float">
            <text:p>0,680</text:p>
          </table:table-cell>
          <table:table-cell table:style-name="ce1" table:formula="of:=[.F32]/5-1" office:value-type="float" office:value="1.68" calcext:value-type="float">
            <text:p>1,68</text:p>
          </table:table-cell>
          <table:table-cell table:style-name="ce1" table:formula="of:=PRODUCT([.F32];0.2)" office:value-type="float" office:value="2.68" calcext:value-type="float">
            <text:p>2,68</text:p>
          </table:table-cell>
          <table:table-cell table:style-name="ce1" table:formula="of:=[.F32]/5+1" office:value-type="float" office:value="3.68" calcext:value-type="float">
            <text:p>3,68</text:p>
          </table:table-cell>
          <table:table-cell table:style-name="ce1" table:formula="of:=SUM([.G32:.AO32])/15" office:value-type="float" office:value="13.4" calcext:value-type="float">
            <text:p>13,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rtillery_brigade</text:p>
          </table:table-cell>
          <table:table-cell table:formula="of:=SUM([.C33];(-1))" office:value-type="float" office:value="-1.06666666666667" calcext:value-type="float">
            <text:p>-1,067</text:p>
          </table:table-cell>
          <table:table-cell table:style-name="ce1" table:formula="of:=[.F33]/5-1" office:value-type="float" office:value="-0.0666666666666667" calcext:value-type="float">
            <text:p>-0,07</text:p>
          </table:table-cell>
          <table:table-cell table:style-name="ce1" table:formula="of:=PRODUCT([.F33];0.2)" office:value-type="float" office:value="0.933333333333333" calcext:value-type="float">
            <text:p>0,93</text:p>
          </table:table-cell>
          <table:table-cell table:style-name="ce1" table:formula="of:=[.F33]/5+1" office:value-type="float" office:value="1.93333333333333" calcext:value-type="float">
            <text:p>1,93</text:p>
          </table:table-cell>
          <table:table-cell table:style-name="ce1" table:formula="of:=SUM([.G33:.AO33])/15" office:value-type="float" office:value="4.66666666666667" calcext:value-type="float">
            <text:p>4,6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ssault_gun_brigade</text:p>
          </table:table-cell>
          <table:table-cell table:formula="of:=SUM([.C34];(-1))" office:value-type="float" office:value="-0.36" calcext:value-type="float">
            <text:p>-0,360</text:p>
          </table:table-cell>
          <table:table-cell table:style-name="ce1" table:formula="of:=[.F34]/5-1" office:value-type="float" office:value="0.64" calcext:value-type="float">
            <text:p>0,64</text:p>
          </table:table-cell>
          <table:table-cell table:style-name="ce1" table:formula="of:=PRODUCT([.F34];0.2)" office:value-type="float" office:value="1.64" calcext:value-type="float">
            <text:p>1,64</text:p>
          </table:table-cell>
          <table:table-cell table:style-name="ce1" table:formula="of:=[.F34]/5+1" office:value-type="float" office:value="2.64" calcext:value-type="float">
            <text:p>2,64</text:p>
          </table:table-cell>
          <table:table-cell table:style-name="ce1" table:formula="of:=SUM([.G34:.AO34])/15" office:value-type="float" office:value="8.2" calcext:value-type="float">
            <text:p>8,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NG_truck_transport</text:p>
          </table:table-cell>
          <table:table-cell table:formula="of:=SUM([.C35];(-1))" office:value-type="float" office:value="-0.973333333333333" calcext:value-type="float">
            <text:p>-0,973</text:p>
          </table:table-cell>
          <table:table-cell table:style-name="ce1" table:formula="of:=[.F35]/5-1" office:value-type="float" office:value="0.0266666666666668" calcext:value-type="float">
            <text:p>0,03</text:p>
          </table:table-cell>
          <table:table-cell table:style-name="ce1" table:formula="of:=PRODUCT([.F35];0.2)" office:value-type="float" office:value="1.02666666666667" calcext:value-type="float">
            <text:p>1,03</text:p>
          </table:table-cell>
          <table:table-cell table:style-name="ce1" table:formula="of:=[.F35]/5+1" office:value-type="float" office:value="2.02666666666667" calcext:value-type="float">
            <text:p>2,03</text:p>
          </table:table-cell>
          <table:table-cell table:style-name="ce1" table:formula="of:=SUM([.G35:.AO35])/15" office:value-type="float" office:value="5.13333333333333" calcext:value-type="float">
            <text:p>5,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mel_transport</text:p>
          </table:table-cell>
          <table:table-cell table:formula="of:=SUM([.C36];(-1))" office:value-type="float" office:value="-1.37333333333333" calcext:value-type="float">
            <text:p>-1,373</text:p>
          </table:table-cell>
          <table:table-cell table:style-name="ce1" table:formula="of:=[.F36]/5-1" office:value-type="float" office:value="-0.373333333333333" calcext:value-type="float">
            <text:p>-0,37</text:p>
          </table:table-cell>
          <table:table-cell table:style-name="ce1" table:formula="of:=PRODUCT([.F36];0.2)" office:value-type="float" office:value="0.626666666666667" calcext:value-type="float">
            <text:p>0,63</text:p>
          </table:table-cell>
          <table:table-cell table:style-name="ce1" table:formula="of:=[.F36]/5+1" office:value-type="float" office:value="1.62666666666667" calcext:value-type="float">
            <text:p>1,63</text:p>
          </table:table-cell>
          <table:table-cell table:style-name="ce1" table:formula="of:=SUM([.G36:.AO36])/15" office:value-type="float" office:value="3.13333333333333" calcext:value-type="float">
            <text:p>3,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avalry_brigade</text:p>
          </table:table-cell>
          <table:table-cell table:formula="of:=SUM([.C37];(-1))" office:value-type="float" office:value="-1.18666666666667" calcext:value-type="float">
            <text:p>-1,187</text:p>
          </table:table-cell>
          <table:table-cell table:style-name="ce1" table:formula="of:=[.F37]/5-1" office:value-type="float" office:value="-0.186666666666667" calcext:value-type="float">
            <text:p>-0,19</text:p>
          </table:table-cell>
          <table:table-cell table:style-name="ce1" table:formula="of:=PRODUCT([.F37];0.2)" office:value-type="float" office:value="0.813333333333333" calcext:value-type="float">
            <text:p>0,81</text:p>
          </table:table-cell>
          <table:table-cell table:style-name="ce1" table:formula="of:=[.F37]/5+1" office:value-type="float" office:value="1.81333333333333" calcext:value-type="float">
            <text:p>1,81</text:p>
          </table:table-cell>
          <table:table-cell table:style-name="ce1" table:formula="of:=SUM([.G37:.AO37])/15" office:value-type="float" office:value="4.06666666666667" calcext:value-type="float">
            <text:p>4,0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ivilian_truck_transport</text:p>
          </table:table-cell>
          <table:table-cell table:formula="of:=SUM([.C38];(-1))" office:value-type="float" office:value="-0.973333333333333" calcext:value-type="float">
            <text:p>-0,973</text:p>
          </table:table-cell>
          <table:table-cell table:style-name="ce1" table:formula="of:=[.F38]/5-1" office:value-type="float" office:value="0.0266666666666668" calcext:value-type="float">
            <text:p>0,03</text:p>
          </table:table-cell>
          <table:table-cell table:style-name="ce1" table:formula="of:=PRODUCT([.F38];0.2)" office:value-type="float" office:value="1.02666666666667" calcext:value-type="float">
            <text:p>1,03</text:p>
          </table:table-cell>
          <table:table-cell table:style-name="ce1" table:formula="of:=[.F38]/5+1" office:value-type="float" office:value="2.02666666666667" calcext:value-type="float">
            <text:p>2,03</text:p>
          </table:table-cell>
          <table:table-cell table:style-name="ce1" table:formula="of:=SUM([.G38:.AO38])/15" office:value-type="float" office:value="5.13333333333333" calcext:value-type="float">
            <text:p>5,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lonial_cavalry_brigade</text:p>
          </table:table-cell>
          <table:table-cell table:formula="of:=SUM([.C39];(-1))" office:value-type="float" office:value="-1.18666666666667" calcext:value-type="float">
            <text:p>-1,187</text:p>
          </table:table-cell>
          <table:table-cell table:style-name="ce1" table:formula="of:=[.F39]/5-1" office:value-type="float" office:value="-0.186666666666667" calcext:value-type="float">
            <text:p>-0,19</text:p>
          </table:table-cell>
          <table:table-cell table:style-name="ce1" table:formula="of:=PRODUCT([.F39];0.2)" office:value-type="float" office:value="0.813333333333333" calcext:value-type="float">
            <text:p>0,81</text:p>
          </table:table-cell>
          <table:table-cell table:style-name="ce1" table:formula="of:=[.F39]/5+1" office:value-type="float" office:value="1.81333333333333" calcext:value-type="float">
            <text:p>1,81</text:p>
          </table:table-cell>
          <table:table-cell table:style-name="ce1" table:formula="of:=SUM([.G39:.AO39])/15" office:value-type="float" office:value="4.06666666666667" calcext:value-type="float">
            <text:p>4,0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olonial_infantry_brigade</text:p>
          </table:table-cell>
          <table:table-cell table:formula="of:=SUM([.C40];(-1))" office:value-type="float" office:value="-1.02666666666667" calcext:value-type="float">
            <text:p>-1,027</text:p>
          </table:table-cell>
          <table:table-cell table:style-name="ce1" table:formula="of:=[.F40]/5-1" office:value-type="float" office:value="-0.0266666666666667" calcext:value-type="float">
            <text:p>-0,03</text:p>
          </table:table-cell>
          <table:table-cell table:style-name="ce1" table:formula="of:=PRODUCT([.F40];0.2)" office:value-type="float" office:value="0.973333333333333" calcext:value-type="float">
            <text:p>0,97</text:p>
          </table:table-cell>
          <table:table-cell table:style-name="ce1" table:formula="of:=[.F40]/5+1" office:value-type="float" office:value="1.97333333333333" calcext:value-type="float">
            <text:p>1,97</text:p>
          </table:table-cell>
          <table:table-cell table:style-name="ce1" table:formula="of:=SUM([.G40:.AO40])/15" office:value-type="float" office:value="4.86666666666667" calcext:value-type="float">
            <text:p>4,8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onial_light_infantry_brigade</text:p>
          </table:table-cell>
          <table:table-cell table:formula="of:=SUM([.C41];(-1))" office:value-type="float" office:value="-0.866666666666667" calcext:value-type="float">
            <text:p>-0,867</text:p>
          </table:table-cell>
          <table:table-cell table:style-name="ce1" table:formula="of:=[.F41]/5-1" office:value-type="float" office:value="0.133333333333333" calcext:value-type="float">
            <text:p>0,13</text:p>
          </table:table-cell>
          <table:table-cell table:style-name="ce1" table:formula="of:=PRODUCT([.F41];0.2)" office:value-type="float" office:value="1.13333333333333" calcext:value-type="float">
            <text:p>1,13</text:p>
          </table:table-cell>
          <table:table-cell table:style-name="ce1" table:formula="of:=[.F41]/5+1" office:value-type="float" office:value="2.13333333333333" calcext:value-type="float">
            <text:p>2,13</text:p>
          </table:table-cell>
          <table:table-cell table:style-name="ce1" table:formula="of:=SUM([.G41:.AO41])/15" office:value-type="float" office:value="5.66666666666667" calcext:value-type="float">
            <text:p>5,6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lonial_militia_brigade</text:p>
          </table:table-cell>
          <table:table-cell table:formula="of:=SUM([.C42];(-1))" office:value-type="float" office:value="-1.12" calcext:value-type="float">
            <text:p>-1,120</text:p>
          </table:table-cell>
          <table:table-cell table:style-name="ce1" table:formula="of:=[.F42]/5-1" office:value-type="float" office:value="-0.12" calcext:value-type="float">
            <text:p>-0,12</text:p>
          </table:table-cell>
          <table:table-cell table:style-name="ce1" table:formula="of:=PRODUCT([.F42];0.2)" office:value-type="float" office:value="0.88" calcext:value-type="float">
            <text:p>0,88</text:p>
          </table:table-cell>
          <table:table-cell table:style-name="ce1" table:formula="of:=[.F42]/5+1" office:value-type="float" office:value="1.88" calcext:value-type="float">
            <text:p>1,88</text:p>
          </table:table-cell>
          <table:table-cell table:style-name="ce1" table:formula="of:=SUM([.G42:.AO42])/15" office:value-type="float" office:value="4.4" calcext:value-type="float">
            <text:p>4,4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olonial_bergsjaeger_brigade</text:p>
          </table:table-cell>
          <table:table-cell table:formula="of:=SUM([.C43];(-1))" office:value-type="float" office:value="-0.88" calcext:value-type="float">
            <text:p>-0,880</text:p>
          </table:table-cell>
          <table:table-cell table:style-name="ce1" table:formula="of:=[.F43]/5-1" office:value-type="float" office:value="0.12" calcext:value-type="float">
            <text:p>0,12</text:p>
          </table:table-cell>
          <table:table-cell table:style-name="ce1" table:formula="of:=PRODUCT([.F43];0.2)" office:value-type="float" office:value="1.12" calcext:value-type="float">
            <text:p>1,12</text:p>
          </table:table-cell>
          <table:table-cell table:style-name="ce1" table:formula="of:=[.F43]/5+1" office:value-type="float" office:value="2.12" calcext:value-type="float">
            <text:p>2,12</text:p>
          </table:table-cell>
          <table:table-cell table:style-name="ce1" table:formula="of:=SUM([.G43:.AO43])/15" office:value-type="float" office:value="5.6" calcext:value-type="float">
            <text:p>5,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mbined_arms_brigade</text:p>
          </table:table-cell>
          <table:table-cell table:formula="of:=SUM([.C44];(-1))" office:value-type="float" office:value="-0.0933333333333333" calcext:value-type="float">
            <text:p>-0,093</text:p>
          </table:table-cell>
          <table:table-cell table:style-name="ce1" table:formula="of:=[.F44]/5-1" office:value-type="float" office:value="0.906666666666667" calcext:value-type="float">
            <text:p>0,91</text:p>
          </table:table-cell>
          <table:table-cell table:style-name="ce1" table:formula="of:=PRODUCT([.F44];0.2)" office:value-type="float" office:value="1.90666666666667" calcext:value-type="float">
            <text:p>1,91</text:p>
          </table:table-cell>
          <table:table-cell table:style-name="ce1" table:formula="of:=[.F44]/5+1" office:value-type="float" office:value="2.90666666666667" calcext:value-type="float">
            <text:p>2,91</text:p>
          </table:table-cell>
          <table:table-cell table:style-name="ce1" table:formula="of:=SUM([.G44:.AO44])/15" office:value-type="float" office:value="9.53333333333333" calcext:value-type="float">
            <text:p>9,5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commando_brigade</text:p>
          </table:table-cell>
          <table:table-cell table:formula="of:=SUM([.C45];(-1))" office:value-type="float" office:value="-0.92" calcext:value-type="float">
            <text:p>-0,920</text:p>
          </table:table-cell>
          <table:table-cell table:style-name="ce1" table:formula="of:=[.F45]/5-1" office:value-type="float" office:value="0.0800000000000001" calcext:value-type="float">
            <text:p>0,08</text:p>
          </table:table-cell>
          <table:table-cell table:style-name="ce1" table:formula="of:=PRODUCT([.F45];0.2)" office:value-type="float" office:value="1.08" calcext:value-type="float">
            <text:p>1,08</text:p>
          </table:table-cell>
          <table:table-cell table:style-name="ce1" table:formula="of:=[.F45]/5+1" office:value-type="float" office:value="2.08" calcext:value-type="float">
            <text:p>2,08</text:p>
          </table:table-cell>
          <table:table-cell table:style-name="ce1" table:formula="of:=SUM([.G45:.AO45])/15" office:value-type="float" office:value="5.4" calcext:value-type="float">
            <text:p>5,4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mmunist_militia_brigade</text:p>
          </table:table-cell>
          <table:table-cell table:formula="of:=SUM([.C46];(-1))" office:value-type="float" office:value="-0.96" calcext:value-type="float">
            <text:p>-0,960</text:p>
          </table:table-cell>
          <table:table-cell table:style-name="ce1" table:formula="of:=[.F46]/5-1" office:value-type="float" office:value="0.04" calcext:value-type="float">
            <text:p>0,04</text:p>
          </table:table-cell>
          <table:table-cell table:style-name="ce1" table:formula="of:=PRODUCT([.F46];0.2)" office:value-type="float" office:value="1.04" calcext:value-type="float">
            <text:p>1,04</text:p>
          </table:table-cell>
          <table:table-cell table:style-name="ce1" table:formula="of:=[.F46]/5+1" office:value-type="float" office:value="2.04" calcext:value-type="float">
            <text:p>2,04</text:p>
          </table:table-cell>
          <table:table-cell table:style-name="ce1" table:formula="of:=SUM([.G46:.AO46])/15" office:value-type="float" office:value="5.2" calcext:value-type="float">
            <text:p>5,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onscript_brigade</text:p>
          </table:table-cell>
          <table:table-cell table:formula="of:=SUM([.C47];(-1))" office:value-type="float" office:value="-1.86666666666667" calcext:value-type="float">
            <text:p>-1,867</text:p>
          </table:table-cell>
          <table:table-cell table:style-name="ce1" table:formula="of:=[.F47]/5-1" office:value-type="float" office:value="-0.866666666666667" calcext:value-type="float">
            <text:p>-0,87</text:p>
          </table:table-cell>
          <table:table-cell table:style-name="ce1" table:formula="of:=PRODUCT([.F47];0.2)" office:value-type="float" office:value="0.133333333333333" calcext:value-type="float">
            <text:p>0,13</text:p>
          </table:table-cell>
          <table:table-cell table:style-name="ce1" table:formula="of:=[.F47]/5+1" office:value-type="float" office:value="1.13333333333333" calcext:value-type="float">
            <text:p>1,13</text:p>
          </table:table-cell>
          <table:table-cell table:style-name="ce1" table:formula="of:=SUM([.G47:.AO47])/15" office:value-type="float" office:value="0.666666666666667" calcext:value-type="float">
            <text:p>0,67</text:p>
          </table:table-cell>
          <table:table-cell office:value-type="float" office:value="10" calcext:value-type="float">
            <text:p>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s_dasreich</text:p>
          </table:table-cell>
          <table:table-cell table:formula="of:=SUM([.C48];(-1))" office:value-type="float" office:value="-0.413333333333333" calcext:value-type="float">
            <text:p>-0,413</text:p>
          </table:table-cell>
          <table:table-cell table:style-name="ce1" table:formula="of:=[.F48]/5-1" office:value-type="float" office:value="0.586666666666667" calcext:value-type="float">
            <text:p>0,59</text:p>
          </table:table-cell>
          <table:table-cell table:style-name="ce1" table:formula="of:=PRODUCT([.F48];0.2)" office:value-type="float" office:value="1.58666666666667" calcext:value-type="float">
            <text:p>1,59</text:p>
          </table:table-cell>
          <table:table-cell table:style-name="ce1" table:formula="of:=[.F48]/5+1" office:value-type="float" office:value="2.58666666666667" calcext:value-type="float">
            <text:p>2,59</text:p>
          </table:table-cell>
          <table:table-cell table:style-name="ce1" table:formula="of:=SUM([.G48:.AO48])/15" office:value-type="float" office:value="7.93333333333333" calcext:value-type="float">
            <text:p>7,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esertrats_brigade</text:p>
          </table:table-cell>
          <table:table-cell table:formula="of:=SUM([.C49];(-1))" office:value-type="float" office:value="-0.253333333333333" calcext:value-type="float">
            <text:p>-0,253</text:p>
          </table:table-cell>
          <table:table-cell table:style-name="ce1" table:formula="of:=[.F49]/5-1" office:value-type="float" office:value="0.746666666666667" calcext:value-type="float">
            <text:p>0,75</text:p>
          </table:table-cell>
          <table:table-cell table:style-name="ce1" table:formula="of:=PRODUCT([.F49];0.2)" office:value-type="float" office:value="1.74666666666667" calcext:value-type="float">
            <text:p>1,75</text:p>
          </table:table-cell>
          <table:table-cell table:style-name="ce1" table:formula="of:=[.F49]/5+1" office:value-type="float" office:value="2.74666666666667" calcext:value-type="float">
            <text:p>2,75</text:p>
          </table:table-cell>
          <table:table-cell table:style-name="ce1" table:formula="of:=SUM([.G49:.AO49])/15" office:value-type="float" office:value="8.73333333333333" calcext:value-type="float">
            <text:p>8,7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lite_light_infantry_battalion</text:p>
          </table:table-cell>
          <table:table-cell table:formula="of:=SUM([.C50];(-1))" office:value-type="float" office:value="-0.506666666666667" calcext:value-type="float">
            <text:p>-0,507</text:p>
          </table:table-cell>
          <table:table-cell table:style-name="ce1" table:formula="of:=[.F50]/5-1" office:value-type="float" office:value="0.493333333333333" calcext:value-type="float">
            <text:p>0,49</text:p>
          </table:table-cell>
          <table:table-cell table:style-name="ce1" table:formula="of:=PRODUCT([.F50];0.2)" office:value-type="float" office:value="1.49333333333333" calcext:value-type="float">
            <text:p>1,49</text:p>
          </table:table-cell>
          <table:table-cell table:style-name="ce1" table:formula="of:=[.F50]/5+1" office:value-type="float" office:value="2.49333333333333" calcext:value-type="float">
            <text:p>2,49</text:p>
          </table:table-cell>
          <table:table-cell table:style-name="ce1" table:formula="of:=SUM([.G50:.AO50])/15" office:value-type="float" office:value="7.46666666666667" calcext:value-type="float">
            <text:p>7,4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engineer_brigade</text:p>
          </table:table-cell>
          <table:table-cell table:formula="of:=SUM([.C51];(-1))" office:value-type="float" office:value="-0.666666666666667" calcext:value-type="float">
            <text:p>-0,667</text:p>
          </table:table-cell>
          <table:table-cell table:style-name="ce1" table:formula="of:=[.F51]/5-1" office:value-type="float" office:value="0.333333333333333" calcext:value-type="float">
            <text:p>0,33</text:p>
          </table:table-cell>
          <table:table-cell table:style-name="ce1" table:formula="of:=PRODUCT([.F51];0.2)" office:value-type="float" office:value="1.33333333333333" calcext:value-type="float">
            <text:p>1,33</text:p>
          </table:table-cell>
          <table:table-cell table:style-name="ce1" table:formula="of:=[.F51]/5+1" office:value-type="float" office:value="2.33333333333333" calcext:value-type="float">
            <text:p>2,33</text:p>
          </table:table-cell>
          <table:table-cell table:style-name="ce1" table:formula="of:=SUM([.G51:.AO51])/15" office:value-type="float" office:value="6.66666666666667" calcext:value-type="float">
            <text:p>6,6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fascist_militia_brigade</text:p>
          </table:table-cell>
          <table:table-cell table:formula="of:=SUM([.C52];(-1))" office:value-type="float" office:value="-0.533333333333333" calcext:value-type="float">
            <text:p>-0,533</text:p>
          </table:table-cell>
          <table:table-cell table:style-name="ce1" table:formula="of:=[.F52]/5-1" office:value-type="float" office:value="0.466666666666667" calcext:value-type="float">
            <text:p>0,47</text:p>
          </table:table-cell>
          <table:table-cell table:style-name="ce1" table:formula="of:=PRODUCT([.F52];0.2)" office:value-type="float" office:value="1.46666666666667" calcext:value-type="float">
            <text:p>1,47</text:p>
          </table:table-cell>
          <table:table-cell table:style-name="ce1" table:formula="of:=[.F52]/5+1" office:value-type="float" office:value="2.46666666666667" calcext:value-type="float">
            <text:p>2,47</text:p>
          </table:table-cell>
          <table:table-cell table:style-name="ce1" table:formula="of:=SUM([.G52:.AO52])/15" office:value-type="float" office:value="7.33333333333333" calcext:value-type="float">
            <text:p>7,3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s_florian_geyer</text:p>
          </table:table-cell>
          <table:table-cell table:formula="of:=SUM([.C53];(-1))" office:value-type="float" office:value="-1.02666666666667" calcext:value-type="float">
            <text:p>-1,027</text:p>
          </table:table-cell>
          <table:table-cell table:style-name="ce1" table:formula="of:=[.F53]/5-1" office:value-type="float" office:value="-0.0266666666666667" calcext:value-type="float">
            <text:p>-0,03</text:p>
          </table:table-cell>
          <table:table-cell table:style-name="ce1" table:formula="of:=PRODUCT([.F53];0.2)" office:value-type="float" office:value="0.973333333333333" calcext:value-type="float">
            <text:p>0,97</text:p>
          </table:table-cell>
          <table:table-cell table:style-name="ce1" table:formula="of:=[.F53]/5+1" office:value-type="float" office:value="1.97333333333333" calcext:value-type="float">
            <text:p>1,97</text:p>
          </table:table-cell>
          <table:table-cell table:style-name="ce1" table:formula="of:=SUM([.G53:.AO53])/15" office:value-type="float" office:value="4.86666666666667" calcext:value-type="float">
            <text:p>4,8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ptured_armor_brigade</text:p>
          </table:table-cell>
          <table:table-cell table:formula="of:=SUM([.C54];(-1))" office:value-type="float" office:value="-0.146666666666667" calcext:value-type="float">
            <text:p>-0,147</text:p>
          </table:table-cell>
          <table:table-cell table:style-name="ce1" table:formula="of:=[.F54]/5-1" office:value-type="float" office:value="0.853333333333334" calcext:value-type="float">
            <text:p>0,85</text:p>
          </table:table-cell>
          <table:table-cell table:style-name="ce1" table:formula="of:=PRODUCT([.F54];0.2)" office:value-type="float" office:value="1.85333333333333" calcext:value-type="float">
            <text:p>1,85</text:p>
          </table:table-cell>
          <table:table-cell table:style-name="ce1" table:formula="of:=[.F54]/5+1" office:value-type="float" office:value="2.85333333333333" calcext:value-type="float">
            <text:p>2,85</text:p>
          </table:table-cell>
          <table:table-cell table:style-name="ce1" table:formula="of:=SUM([.G54:.AO54])/15" office:value-type="float" office:value="9.26666666666667" calcext:value-type="float">
            <text:p>9,2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FRA_hftrack_transport</text:p>
          </table:table-cell>
          <table:table-cell table:formula="of:=SUM([.C55];(-1))" office:value-type="float" office:value="-0.32" calcext:value-type="float">
            <text:p>-0,320</text:p>
          </table:table-cell>
          <table:table-cell table:style-name="ce1" table:formula="of:=[.F55]/5-1" office:value-type="float" office:value="0.68" calcext:value-type="float">
            <text:p>0,68</text:p>
          </table:table-cell>
          <table:table-cell table:style-name="ce1" table:formula="of:=PRODUCT([.F55];0.2)" office:value-type="float" office:value="1.68" calcext:value-type="float">
            <text:p>1,68</text:p>
          </table:table-cell>
          <table:table-cell table:style-name="ce1" table:formula="of:=[.F55]/5+1" office:value-type="float" office:value="2.68" calcext:value-type="float">
            <text:p>2,68</text:p>
          </table:table-cell>
          <table:table-cell table:style-name="ce1" table:formula="of:=SUM([.G55:.AO55])/15" office:value-type="float" office:value="8.4" calcext:value-type="float">
            <text:p>8,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RA_truck_transport</text:p>
          </table:table-cell>
          <table:table-cell table:formula="of:=SUM([.C56];(-1))" office:value-type="float" office:value="-0.973333333333333" calcext:value-type="float">
            <text:p>-0,973</text:p>
          </table:table-cell>
          <table:table-cell table:style-name="ce1" table:formula="of:=[.F56]/5-1" office:value-type="float" office:value="0.0266666666666668" calcext:value-type="float">
            <text:p>0,03</text:p>
          </table:table-cell>
          <table:table-cell table:style-name="ce1" table:formula="of:=PRODUCT([.F56];0.2)" office:value-type="float" office:value="1.02666666666667" calcext:value-type="float">
            <text:p>1,03</text:p>
          </table:table-cell>
          <table:table-cell table:style-name="ce1" table:formula="of:=[.F56]/5+1" office:value-type="float" office:value="2.02666666666667" calcext:value-type="float">
            <text:p>2,03</text:p>
          </table:table-cell>
          <table:table-cell table:style-name="ce1" table:formula="of:=SUM([.G56:.AO56])/15" office:value-type="float" office:value="5.13333333333333" calcext:value-type="float">
            <text:p>5,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frundsberg</text:p>
          </table:table-cell>
          <table:table-cell table:formula="of:=SUM([.C57];(-1))" office:value-type="float" office:value="-0.413333333333333" calcext:value-type="float">
            <text:p>-0,413</text:p>
          </table:table-cell>
          <table:table-cell table:style-name="ce1" table:formula="of:=[.F57]/5-1" office:value-type="float" office:value="0.586666666666667" calcext:value-type="float">
            <text:p>0,59</text:p>
          </table:table-cell>
          <table:table-cell table:style-name="ce1" table:formula="of:=PRODUCT([.F57];0.2)" office:value-type="float" office:value="1.58666666666667" calcext:value-type="float">
            <text:p>1,59</text:p>
          </table:table-cell>
          <table:table-cell table:style-name="ce1" table:formula="of:=[.F57]/5+1" office:value-type="float" office:value="2.58666666666667" calcext:value-type="float">
            <text:p>2,59</text:p>
          </table:table-cell>
          <table:table-cell table:style-name="ce1" table:formula="of:=SUM([.G57:.AO57])/15" office:value-type="float" office:value="7.93333333333333" calcext:value-type="float">
            <text:p>7,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Fuhrer_hq</text:p>
          </table:table-cell>
          <table:table-cell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GER_hftrack_transport</text:p>
          </table:table-cell>
          <table:table-cell table:formula="of:=SUM([.C59];(-1))" office:value-type="float" office:value="-0.32" calcext:value-type="float">
            <text:p>-0,320</text:p>
          </table:table-cell>
          <table:table-cell table:style-name="ce1" table:formula="of:=[.F59]/5-1" office:value-type="float" office:value="0.68" calcext:value-type="float">
            <text:p>0,68</text:p>
          </table:table-cell>
          <table:table-cell table:style-name="ce1" table:formula="of:=PRODUCT([.F59];0.2)" office:value-type="float" office:value="1.68" calcext:value-type="float">
            <text:p>1,68</text:p>
          </table:table-cell>
          <table:table-cell table:style-name="ce1" table:formula="of:=[.F59]/5+1" office:value-type="float" office:value="2.68" calcext:value-type="float">
            <text:p>2,68</text:p>
          </table:table-cell>
          <table:table-cell table:style-name="ce1" table:formula="of:=SUM([.G59:.AO59])/15" office:value-type="float" office:value="8.4" calcext:value-type="float">
            <text:p>8,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_light_transport</text:p>
          </table:table-cell>
          <table:table-cell table:formula="of:=SUM([.C60];(-1))" office:value-type="float" office:value="-0.666666666666666" calcext:value-type="float">
            <text:p>-0,667</text:p>
          </table:table-cell>
          <table:table-cell table:style-name="ce1" table:formula="of:=[.F60]/5-1" office:value-type="float" office:value="0.333333333333334" calcext:value-type="float">
            <text:p>0,33</text:p>
          </table:table-cell>
          <table:table-cell table:style-name="ce1" table:formula="of:=PRODUCT([.F60];0.2)" office:value-type="float" office:value="1.33333333333333" calcext:value-type="float">
            <text:p>1,33</text:p>
          </table:table-cell>
          <table:table-cell table:style-name="ce1" table:formula="of:=[.F60]/5+1" office:value-type="float" office:value="2.33333333333333" calcext:value-type="float">
            <text:p>2,33</text:p>
          </table:table-cell>
          <table:table-cell table:style-name="ce1" table:formula="of:=SUM([.G60:.AO60])/15" office:value-type="float" office:value="6.66666666666667" calcext:value-type="float">
            <text:p>6,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GER_truck_transport</text:p>
          </table:table-cell>
          <table:table-cell table:formula="of:=SUM([.C61];(-1))" office:value-type="float" office:value="-0.973333333333334" calcext:value-type="float">
            <text:p>-0,973</text:p>
          </table:table-cell>
          <table:table-cell table:style-name="ce1" table:formula="of:=[.F61]/5-1" office:value-type="float" office:value="0.0266666666666659" calcext:value-type="float">
            <text:p>0,03</text:p>
          </table:table-cell>
          <table:table-cell table:style-name="ce1" table:formula="of:=PRODUCT([.F61];0.2)" office:value-type="float" office:value="1.02666666666667" calcext:value-type="float">
            <text:p>1,03</text:p>
          </table:table-cell>
          <table:table-cell table:style-name="ce1" table:formula="of:=[.F61]/5+1" office:value-type="float" office:value="2.02666666666667" calcext:value-type="float">
            <text:p>2,03</text:p>
          </table:table-cell>
          <table:table-cell table:style-name="ce1" table:formula="of:=SUM([.G61:.AO61])/15" office:value-type="float" office:value="5.13333333333333" calcext:value-type="float">
            <text:p>5,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grossdeutschland_brigade</text:p>
          </table:table-cell>
          <table:table-cell table:formula="of:=SUM([.C62];(-1))" office:value-type="float" office:value="-0.666666666666666" calcext:value-type="float">
            <text:p>-0,667</text:p>
          </table:table-cell>
          <table:table-cell table:style-name="ce1" table:formula="of:=[.F62]/5-1" office:value-type="float" office:value="0.333333333333334" calcext:value-type="float">
            <text:p>0,33</text:p>
          </table:table-cell>
          <table:table-cell table:style-name="ce1" table:formula="of:=PRODUCT([.F62];0.2)" office:value-type="float" office:value="1.33333333333333" calcext:value-type="float">
            <text:p>1,33</text:p>
          </table:table-cell>
          <table:table-cell table:style-name="ce1" table:formula="of:=[.F62]/5+1" office:value-type="float" office:value="2.33333333333333" calcext:value-type="float">
            <text:p>2,33</text:p>
          </table:table-cell>
          <table:table-cell table:style-name="ce1" table:formula="of:=SUM([.G62:.AO62])/15" office:value-type="float" office:value="6.66666666666667" calcext:value-type="float">
            <text:p>6,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guard_paratrooper_brigade</text:p>
          </table:table-cell>
          <table:table-cell table:formula="of:=SUM([.C63];(-1))" office:value-type="float" office:value="-0.933333333333334" calcext:value-type="float">
            <text:p>-0,933</text:p>
          </table:table-cell>
          <table:table-cell table:style-name="ce1" table:formula="of:=[.F63]/5-1" office:value-type="float" office:value="0.066666666666666" calcext:value-type="float">
            <text:p>0,07</text:p>
          </table:table-cell>
          <table:table-cell table:style-name="ce1" table:formula="of:=PRODUCT([.F63];0.2)" office:value-type="float" office:value="1.06666666666667" calcext:value-type="float">
            <text:p>1,07</text:p>
          </table:table-cell>
          <table:table-cell table:style-name="ce1" table:formula="of:=[.F63]/5+1" office:value-type="float" office:value="2.06666666666667" calcext:value-type="float">
            <text:p>2,07</text:p>
          </table:table-cell>
          <table:table-cell table:style-name="ce1" table:formula="of:=SUM([.G63:.AO63])/15" office:value-type="float" office:value="5.33333333333333" calcext:value-type="float">
            <text:p>5,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uard_armor_brigade</text:p>
          </table:table-cell>
          <table:table-cell table:formula="of:=SUM([.C64];(-1))" office:value-type="float" office:value="-0.24" calcext:value-type="float">
            <text:p>-0,240</text:p>
          </table:table-cell>
          <table:table-cell table:style-name="ce1" table:formula="of:=[.F64]/5-1" office:value-type="float" office:value="0.76" calcext:value-type="float">
            <text:p>0,76</text:p>
          </table:table-cell>
          <table:table-cell table:style-name="ce1" table:formula="of:=PRODUCT([.F64];0.2)" office:value-type="float" office:value="1.76" calcext:value-type="float">
            <text:p>1,76</text:p>
          </table:table-cell>
          <table:table-cell table:style-name="ce1" table:formula="of:=[.F64]/5+1" office:value-type="float" office:value="2.76" calcext:value-type="float">
            <text:p>2,76</text:p>
          </table:table-cell>
          <table:table-cell table:style-name="ce1" table:formula="of:=SUM([.G64:.AO64])/15" office:value-type="float" office:value="8.8" calcext:value-type="float">
            <text:p>8,8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guard_cavalry_brigade</text:p>
          </table:table-cell>
          <table:table-cell table:formula="of:=SUM([.C65];(-1))" office:value-type="float" office:value="-1.06666666666667" calcext:value-type="float">
            <text:p>-1,067</text:p>
          </table:table-cell>
          <table:table-cell table:style-name="ce1" table:formula="of:=[.F65]/5-1" office:value-type="float" office:value="-0.0666666666666661" calcext:value-type="float">
            <text:p>-0,07</text:p>
          </table:table-cell>
          <table:table-cell table:style-name="ce1" table:formula="of:=PRODUCT([.F65];0.2)" office:value-type="float" office:value="0.933333333333334" calcext:value-type="float">
            <text:p>0,93</text:p>
          </table:table-cell>
          <table:table-cell table:style-name="ce1" table:formula="of:=[.F65]/5+1" office:value-type="float" office:value="1.93333333333333" calcext:value-type="float">
            <text:p>1,93</text:p>
          </table:table-cell>
          <table:table-cell table:style-name="ce1" table:formula="of:=SUM([.G65:.AO65])/15" office:value-type="float" office:value="4.66666666666667" calcext:value-type="float">
            <text:p>4,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uard_infantry_brigade</text:p>
          </table:table-cell>
          <table:table-cell table:formula="of:=SUM([.C66];(-1))" office:value-type="float" office:value="-0.96" calcext:value-type="float">
            <text:p>-0,960</text:p>
          </table:table-cell>
          <table:table-cell table:style-name="ce1" table:formula="of:=[.F66]/5-1" office:value-type="float" office:value="0.04" calcext:value-type="float">
            <text:p>0,04</text:p>
          </table:table-cell>
          <table:table-cell table:style-name="ce1" table:formula="of:=PRODUCT([.F66];0.2)" office:value-type="float" office:value="1.04" calcext:value-type="float">
            <text:p>1,04</text:p>
          </table:table-cell>
          <table:table-cell table:style-name="ce1" table:formula="of:=[.F66]/5+1" office:value-type="float" office:value="2.04" calcext:value-type="float">
            <text:p>2,04</text:p>
          </table:table-cell>
          <table:table-cell table:style-name="ce1" table:formula="of:=SUM([.G66:.AO66])/15" office:value-type="float" office:value="5.2" calcext:value-type="float">
            <text:p>5,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uard_motorized_brigade</text:p>
          </table:table-cell>
          <table:table-cell table:formula="of:=SUM([.C67];(-1))" office:value-type="float" office:value="-0.813333333333334" calcext:value-type="float">
            <text:p>-0,813</text:p>
          </table:table-cell>
          <table:table-cell table:style-name="ce1" table:formula="of:=[.F67]/5-1" office:value-type="float" office:value="0.186666666666666" calcext:value-type="float">
            <text:p>0,19</text:p>
          </table:table-cell>
          <table:table-cell table:style-name="ce1" table:formula="of:=PRODUCT([.F67];0.2)" office:value-type="float" office:value="1.18666666666667" calcext:value-type="float">
            <text:p>1,19</text:p>
          </table:table-cell>
          <table:table-cell table:style-name="ce1" table:formula="of:=[.F67]/5+1" office:value-type="float" office:value="2.18666666666667" calcext:value-type="float">
            <text:p>2,19</text:p>
          </table:table-cell>
          <table:table-cell table:style-name="ce1" table:formula="of:=SUM([.G67:.AO67])/15" office:value-type="float" office:value="5.93333333333333" calcext:value-type="float">
            <text:p>5,9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guard_motorized_infantry_bat</text:p>
          </table:table-cell>
          <table:table-cell table:formula="of:=SUM([.C68];(-1))" office:value-type="float" office:value="-1.29333333333333" calcext:value-type="float">
            <text:p>-1,293</text:p>
          </table:table-cell>
          <table:table-cell table:style-name="ce1" table:formula="of:=[.F68]/5-1" office:value-type="float" office:value="-0.293333333333334" calcext:value-type="float">
            <text:p>-0,29</text:p>
          </table:table-cell>
          <table:table-cell table:style-name="ce1" table:formula="of:=PRODUCT([.F68];0.2)" office:value-type="float" office:value="0.706666666666666" calcext:value-type="float">
            <text:p>0,71</text:p>
          </table:table-cell>
          <table:table-cell table:style-name="ce1" table:formula="of:=[.F68]/5+1" office:value-type="float" office:value="1.70666666666667" calcext:value-type="float">
            <text:p>1,71</text:p>
          </table:table-cell>
          <table:table-cell table:style-name="ce1" table:formula="of:=SUM([.G68:.AO68])/15" office:value-type="float" office:value="3.53333333333333" calcext:value-type="float">
            <text:p>3,5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ard_heavy_armor_brigade</text:p>
          </table:table-cell>
          <table:table-cell table:formula="of:=SUM([.C69];(-1))" office:value-type="float" office:value="-0.413333333333334" calcext:value-type="float">
            <text:p>-0,413</text:p>
          </table:table-cell>
          <table:table-cell table:style-name="ce1" table:formula="of:=[.F69]/5-1" office:value-type="float" office:value="0.586666666666666" calcext:value-type="float">
            <text:p>0,59</text:p>
          </table:table-cell>
          <table:table-cell table:style-name="ce1" table:formula="of:=PRODUCT([.F69];0.2)" office:value-type="float" office:value="1.58666666666667" calcext:value-type="float">
            <text:p>1,59</text:p>
          </table:table-cell>
          <table:table-cell table:style-name="ce1" table:formula="of:=[.F69]/5+1" office:value-type="float" office:value="2.58666666666667" calcext:value-type="float">
            <text:p>2,59</text:p>
          </table:table-cell>
          <table:table-cell table:style-name="ce1" table:formula="of:=SUM([.G69:.AO69])/15" office:value-type="float" office:value="7.93333333333333" calcext:value-type="float">
            <text:p>7,9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guard_sp_rct_artillery_brigade</text:p>
          </table:table-cell>
          <table:table-cell table:formula="of:=SUM([.C70];(-1))" office:value-type="float" office:value="-0.44" calcext:value-type="float">
            <text:p>-0,440</text:p>
          </table:table-cell>
          <table:table-cell table:style-name="ce1" table:formula="of:=[.F70]/5-1" office:value-type="float" office:value="0.56" calcext:value-type="float">
            <text:p>0,56</text:p>
          </table:table-cell>
          <table:table-cell table:style-name="ce1" table:formula="of:=PRODUCT([.F70];0.2)" office:value-type="float" office:value="1.56" calcext:value-type="float">
            <text:p>1,56</text:p>
          </table:table-cell>
          <table:table-cell table:style-name="ce1" table:formula="of:=[.F70]/5+1" office:value-type="float" office:value="2.56" calcext:value-type="float">
            <text:p>2,56</text:p>
          </table:table-cell>
          <table:table-cell table:style-name="ce1" table:formula="of:=SUM([.G70:.AO70])/15" office:value-type="float" office:value="7.8" calcext:value-type="float">
            <text:p>7,8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uard_mechanized_brigade</text:p>
          </table:table-cell>
          <table:table-cell table:formula="of:=SUM([.C71];(-1))" office:value-type="float" office:value="-0.413333333333334" calcext:value-type="float">
            <text:p>-0,413</text:p>
          </table:table-cell>
          <table:table-cell table:style-name="ce1" table:formula="of:=[.F71]/5-1" office:value-type="float" office:value="0.586666666666666" calcext:value-type="float">
            <text:p>0,59</text:p>
          </table:table-cell>
          <table:table-cell table:style-name="ce1" table:formula="of:=PRODUCT([.F71];0.2)" office:value-type="float" office:value="1.58666666666667" calcext:value-type="float">
            <text:p>1,59</text:p>
          </table:table-cell>
          <table:table-cell table:style-name="ce1" table:formula="of:=[.F71]/5+1" office:value-type="float" office:value="2.58666666666667" calcext:value-type="float">
            <text:p>2,59</text:p>
          </table:table-cell>
          <table:table-cell table:style-name="ce1" table:formula="of:=SUM([.G71:.AO71])/15" office:value-type="float" office:value="7.93333333333333" calcext:value-type="float">
            <text:p>7,9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Gurkha_brigade</text:p>
          </table:table-cell>
          <table:table-cell table:formula="of:=SUM([.C72];(-1))" office:value-type="float" office:value="-0.373333333333334" calcext:value-type="float">
            <text:p>-0,373</text:p>
          </table:table-cell>
          <table:table-cell table:style-name="ce1" table:formula="of:=[.F72]/5-1" office:value-type="float" office:value="0.626666666666666" calcext:value-type="float">
            <text:p>0,63</text:p>
          </table:table-cell>
          <table:table-cell table:style-name="ce1" table:formula="of:=PRODUCT([.F72];0.2)" office:value-type="float" office:value="1.62666666666667" calcext:value-type="float">
            <text:p>1,63</text:p>
          </table:table-cell>
          <table:table-cell table:style-name="ce1" table:formula="of:=[.F72]/5+1" office:value-type="float" office:value="2.62666666666667" calcext:value-type="float">
            <text:p>2,63</text:p>
          </table:table-cell>
          <table:table-cell table:style-name="ce1" table:formula="of:=SUM([.G72:.AO72])/15" office:value-type="float" office:value="8.13333333333333" calcext:value-type="float">
            <text:p>8,13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eavy_anti_air_brigade</text:p>
          </table:table-cell>
          <table:table-cell table:formula="of:=SUM([.C73];(-1))" office:value-type="float" office:value="-0.0399999999999998" calcext:value-type="float">
            <text:p>-0,040</text:p>
          </table:table-cell>
          <table:table-cell table:style-name="ce1" table:formula="of:=[.F73]/5-1" office:value-type="float" office:value="0.96" calcext:value-type="float">
            <text:p>0,96</text:p>
          </table:table-cell>
          <table:table-cell table:style-name="ce1" table:formula="of:=PRODUCT([.F73];0.2)" office:value-type="float" office:value="1.96" calcext:value-type="float">
            <text:p>1,96</text:p>
          </table:table-cell>
          <table:table-cell table:style-name="ce1" table:formula="of:=[.F73]/5+1" office:value-type="float" office:value="2.96" calcext:value-type="float">
            <text:p>2,96</text:p>
          </table:table-cell>
          <table:table-cell table:style-name="ce1" table:formula="of:=SUM([.G73:.AO73])/15" office:value-type="float" office:value="9.8" calcext:value-type="float">
            <text:p>9,8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eavy_assault_gun_brigade</text:p>
          </table:table-cell>
          <table:table-cell table:formula="of:=SUM([.C74];(-1))" office:value-type="float" office:value="-0.413333333333334" calcext:value-type="float">
            <text:p>-0,413</text:p>
          </table:table-cell>
          <table:table-cell table:style-name="ce1" table:formula="of:=[.F74]/5-1" office:value-type="float" office:value="0.586666666666666" calcext:value-type="float">
            <text:p>0,59</text:p>
          </table:table-cell>
          <table:table-cell table:style-name="ce1" table:formula="of:=PRODUCT([.F74];0.2)" office:value-type="float" office:value="1.58666666666667" calcext:value-type="float">
            <text:p>1,59</text:p>
          </table:table-cell>
          <table:table-cell table:style-name="ce1" table:formula="of:=[.F74]/5+1" office:value-type="float" office:value="2.58666666666667" calcext:value-type="float">
            <text:p>2,59</text:p>
          </table:table-cell>
          <table:table-cell table:style-name="ce1" table:formula="of:=SUM([.G74:.AO74])/15" office:value-type="float" office:value="7.93333333333333" calcext:value-type="float">
            <text:p>7,9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eavy_armor_brigade</text:p>
          </table:table-cell>
          <table:table-cell table:formula="of:=SUM([.C75];(-1))" office:value-type="float" office:value="-0.413333333333334" calcext:value-type="float">
            <text:p>-0,413</text:p>
          </table:table-cell>
          <table:table-cell table:style-name="ce1" table:formula="of:=[.F75]/5-1" office:value-type="float" office:value="0.586666666666666" calcext:value-type="float">
            <text:p>0,59</text:p>
          </table:table-cell>
          <table:table-cell table:style-name="ce1" table:formula="of:=PRODUCT([.F75];0.2)" office:value-type="float" office:value="1.58666666666667" calcext:value-type="float">
            <text:p>1,59</text:p>
          </table:table-cell>
          <table:table-cell table:style-name="ce1" table:formula="of:=[.F75]/5+1" office:value-type="float" office:value="2.58666666666667" calcext:value-type="float">
            <text:p>2,59</text:p>
          </table:table-cell>
          <table:table-cell table:style-name="ce1" table:formula="of:=SUM([.G75:.AO75])/15" office:value-type="float" office:value="7.93333333333333" calcext:value-type="float">
            <text:p>7,9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eavy_artillery_brigade</text:p>
          </table:table-cell>
          <table:table-cell table:formula="of:=SUM([.C76];(-1))" office:value-type="float" office:value="-1.17333333333333" calcext:value-type="float">
            <text:p>-1,173</text:p>
          </table:table-cell>
          <table:table-cell table:style-name="ce1" table:formula="of:=[.F76]/5-1" office:value-type="float" office:value="-0.173333333333334" calcext:value-type="float">
            <text:p>-0,17</text:p>
          </table:table-cell>
          <table:table-cell table:style-name="ce1" table:formula="of:=PRODUCT([.F76];0.2)" office:value-type="float" office:value="0.826666666666666" calcext:value-type="float">
            <text:p>0,83</text:p>
          </table:table-cell>
          <table:table-cell table:style-name="ce1" table:formula="of:=[.F76]/5+1" office:value-type="float" office:value="1.82666666666667" calcext:value-type="float">
            <text:p>1,83</text:p>
          </table:table-cell>
          <table:table-cell table:style-name="ce1" table:formula="of:=SUM([.G76:.AO76])/15" office:value-type="float" office:value="4.13333333333333" calcext:value-type="float">
            <text:p>4,1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eavy_anti_tank_brigade</text:p>
          </table:table-cell>
          <table:table-cell table:formula="of:=SUM([.C77];(-1))" office:value-type="float" office:value="-0.706666666666666" calcext:value-type="float">
            <text:p>-0,707</text:p>
          </table:table-cell>
          <table:table-cell table:style-name="ce1" table:formula="of:=[.F77]/5-1" office:value-type="float" office:value="0.293333333333334" calcext:value-type="float">
            <text:p>0,29</text:p>
          </table:table-cell>
          <table:table-cell table:style-name="ce1" table:formula="of:=PRODUCT([.F77];0.2)" office:value-type="float" office:value="1.29333333333333" calcext:value-type="float">
            <text:p>1,29</text:p>
          </table:table-cell>
          <table:table-cell table:style-name="ce1" table:formula="of:=[.F77]/5+1" office:value-type="float" office:value="2.29333333333333" calcext:value-type="float">
            <text:p>2,29</text:p>
          </table:table-cell>
          <table:table-cell table:style-name="ce1" table:formula="of:=SUM([.G77:.AO77])/15" office:value-type="float" office:value="6.46666666666667" calcext:value-type="float">
            <text:p>6,4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eavy_tank_destroyer_brigade</text:p>
          </table:table-cell>
          <table:table-cell table:formula="of:=SUM([.C78];(-1))" office:value-type="float" office:value="-0.413333333333334" calcext:value-type="float">
            <text:p>-0,413</text:p>
          </table:table-cell>
          <table:table-cell table:style-name="ce1" table:formula="of:=[.F78]/5-1" office:value-type="float" office:value="0.586666666666666" calcext:value-type="float">
            <text:p>0,59</text:p>
          </table:table-cell>
          <table:table-cell table:style-name="ce1" table:formula="of:=PRODUCT([.F78];0.2)" office:value-type="float" office:value="1.58666666666667" calcext:value-type="float">
            <text:p>1,59</text:p>
          </table:table-cell>
          <table:table-cell table:style-name="ce1" table:formula="of:=[.F78]/5+1" office:value-type="float" office:value="2.58666666666667" calcext:value-type="float">
            <text:p>2,59</text:p>
          </table:table-cell>
          <table:table-cell table:style-name="ce1" table:formula="of:=SUM([.G78:.AO78])/15" office:value-type="float" office:value="7.93333333333333" calcext:value-type="float">
            <text:p>7,9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ftrack_transport</text:p>
          </table:table-cell>
          <table:table-cell table:formula="of:=SUM([.C79];(-1))" office:value-type="float" office:value="-0.32" calcext:value-type="float">
            <text:p>-0,320</text:p>
          </table:table-cell>
          <table:table-cell table:style-name="ce1" table:formula="of:=[.F79]/5-1" office:value-type="float" office:value="0.68" calcext:value-type="float">
            <text:p>0,68</text:p>
          </table:table-cell>
          <table:table-cell table:style-name="ce1" table:formula="of:=PRODUCT([.F79];0.2)" office:value-type="float" office:value="1.68" calcext:value-type="float">
            <text:p>1,68</text:p>
          </table:table-cell>
          <table:table-cell table:style-name="ce1" table:formula="of:=[.F79]/5+1" office:value-type="float" office:value="2.68" calcext:value-type="float">
            <text:p>2,68</text:p>
          </table:table-cell>
          <table:table-cell table:style-name="ce1" table:formula="of:=SUM([.G79:.AO79])/15" office:value-type="float" office:value="8.4" calcext:value-type="float">
            <text:p>8,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oering_brigade</text:p>
          </table:table-cell>
          <table:table-cell table:formula="of:=SUM([.C80];(-1))" office:value-type="float" office:value="-0.56" calcext:value-type="float">
            <text:p>-0,560</text:p>
          </table:table-cell>
          <table:table-cell table:style-name="ce1" table:formula="of:=[.F80]/5-1" office:value-type="float" office:value="0.44" calcext:value-type="float">
            <text:p>0,44</text:p>
          </table:table-cell>
          <table:table-cell table:style-name="ce1" table:formula="of:=PRODUCT([.F80];0.2)" office:value-type="float" office:value="1.44" calcext:value-type="float">
            <text:p>1,44</text:p>
          </table:table-cell>
          <table:table-cell table:style-name="ce1" table:formula="of:=[.F80]/5+1" office:value-type="float" office:value="2.44" calcext:value-type="float">
            <text:p>2,44</text:p>
          </table:table-cell>
          <table:table-cell table:style-name="ce1" table:formula="of:=SUM([.G80:.AO80])/15" office:value-type="float" office:value="7.2" calcext:value-type="float">
            <text:p>7,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hitlerjugend</text:p>
          </table:table-cell>
          <table:table-cell table:formula="of:=SUM([.C81];(-1))" office:value-type="float" office:value="-0.413333333333334" calcext:value-type="float">
            <text:p>-0,413</text:p>
          </table:table-cell>
          <table:table-cell table:style-name="ce1" table:formula="of:=[.F81]/5-1" office:value-type="float" office:value="0.586666666666666" calcext:value-type="float">
            <text:p>0,59</text:p>
          </table:table-cell>
          <table:table-cell table:style-name="ce1" table:formula="of:=PRODUCT([.F81];0.2)" office:value-type="float" office:value="1.58666666666667" calcext:value-type="float">
            <text:p>1,59</text:p>
          </table:table-cell>
          <table:table-cell table:style-name="ce1" table:formula="of:=[.F81]/5+1" office:value-type="float" office:value="2.58666666666667" calcext:value-type="float">
            <text:p>2,59</text:p>
          </table:table-cell>
          <table:table-cell table:style-name="ce1" table:formula="of:=SUM([.G81:.AO81])/15" office:value-type="float" office:value="7.93333333333333" calcext:value-type="float">
            <text:p>7,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s_hohenstaufen</text:p>
          </table:table-cell>
          <table:table-cell table:formula="of:=SUM([.C82];(-1))" office:value-type="float" office:value="-0.413333333333334" calcext:value-type="float">
            <text:p>-0,413</text:p>
          </table:table-cell>
          <table:table-cell table:style-name="ce1" table:formula="of:=[.F82]/5-1" office:value-type="float" office:value="0.586666666666666" calcext:value-type="float">
            <text:p>0,59</text:p>
          </table:table-cell>
          <table:table-cell table:style-name="ce1" table:formula="of:=PRODUCT([.F82];0.2)" office:value-type="float" office:value="1.58666666666667" calcext:value-type="float">
            <text:p>1,59</text:p>
          </table:table-cell>
          <table:table-cell table:style-name="ce1" table:formula="of:=[.F82]/5+1" office:value-type="float" office:value="2.58666666666667" calcext:value-type="float">
            <text:p>2,59</text:p>
          </table:table-cell>
          <table:table-cell table:style-name="ce1" table:formula="of:=SUM([.G82:.AO82])/15" office:value-type="float" office:value="7.93333333333333" calcext:value-type="float">
            <text:p>7,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orse_transport</text:p>
          </table:table-cell>
          <table:table-cell table:formula="of:=SUM([.C83];(-1))" office:value-type="float" office:value="-1.18666666666667" calcext:value-type="float">
            <text:p>-1,187</text:p>
          </table:table-cell>
          <table:table-cell table:style-name="ce1" table:formula="of:=[.F83]/5-1" office:value-type="float" office:value="-0.186666666666666" calcext:value-type="float">
            <text:p>-0,19</text:p>
          </table:table-cell>
          <table:table-cell table:style-name="ce1" table:formula="of:=PRODUCT([.F83];0.2)" office:value-type="float" office:value="0.813333333333334" calcext:value-type="float">
            <text:p>0,81</text:p>
          </table:table-cell>
          <table:table-cell table:style-name="ce1" table:formula="of:=[.F83]/5+1" office:value-type="float" office:value="1.81333333333333" calcext:value-type="float">
            <text:p>1,81</text:p>
          </table:table-cell>
          <table:table-cell table:style-name="ce1" table:formula="of:=SUM([.G83:.AO83])/15" office:value-type="float" office:value="4.06666666666667" calcext:value-type="float">
            <text:p>4,0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QDEF_brigade</text:p>
          </table:table-cell>
          <table:table-cell table:formula="of:=SUM([.C84];(-1))" office:value-type="float" office:value="-0.906666666666666" calcext:value-type="float">
            <text:p>-0,907</text:p>
          </table:table-cell>
          <table:table-cell table:style-name="ce1" table:formula="of:=[.F84]/5-1" office:value-type="float" office:value="0.0933333333333342" calcext:value-type="float">
            <text:p>0,09</text:p>
          </table:table-cell>
          <table:table-cell table:style-name="ce1" table:formula="of:=PRODUCT([.F84];0.2)" office:value-type="float" office:value="1.09333333333333" calcext:value-type="float">
            <text:p>1,09</text:p>
          </table:table-cell>
          <table:table-cell table:style-name="ce1" table:formula="of:=[.F84]/5+1" office:value-type="float" office:value="2.09333333333333" calcext:value-type="float">
            <text:p>2,09</text:p>
          </table:table-cell>
          <table:table-cell table:style-name="ce1" table:formula="of:=SUM([.G84:.AO84])/15" office:value-type="float" office:value="5.46666666666667" calcext:value-type="float">
            <text:p>5,4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emi_motorized_brigade</text:p>
          </table:table-cell>
          <table:table-cell table:formula="of:=SUM([.C85];(-1))" office:value-type="float" office:value="-0.333333333333334" calcext:value-type="float">
            <text:p>-0,333</text:p>
          </table:table-cell>
          <table:table-cell table:style-name="ce1" table:formula="of:=[.F85]/5-1" office:value-type="float" office:value="0.666666666666666" calcext:value-type="float">
            <text:p>0,67</text:p>
          </table:table-cell>
          <table:table-cell table:style-name="ce1" table:formula="of:=PRODUCT([.F85];0.2)" office:value-type="float" office:value="1.66666666666667" calcext:value-type="float">
            <text:p>1,67</text:p>
          </table:table-cell>
          <table:table-cell table:style-name="ce1" table:formula="of:=[.F85]/5+1" office:value-type="float" office:value="2.66666666666667" calcext:value-type="float">
            <text:p>2,67</text:p>
          </table:table-cell>
          <table:table-cell table:style-name="ce1" table:formula="of:=SUM([.G85:.AO85])/15" office:value-type="float" office:value="8.33333333333333" calcext:value-type="float">
            <text:p>8,3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nfantry_bat</text:p>
          </table:table-cell>
          <table:table-cell table:formula="of:=SUM([.C86];(-1))" office:value-type="float" office:value="-1.02666666666667" calcext:value-type="float">
            <text:p>-1,027</text:p>
          </table:table-cell>
          <table:table-cell table:style-name="ce1" table:formula="of:=[.F86]/5-1" office:value-type="float" office:value="-0.0266666666666661" calcext:value-type="float">
            <text:p>-0,03</text:p>
          </table:table-cell>
          <table:table-cell table:style-name="ce1" table:formula="of:=PRODUCT([.F86];0.2)" office:value-type="float" office:value="0.973333333333334" calcext:value-type="float">
            <text:p>0,97</text:p>
          </table:table-cell>
          <table:table-cell table:style-name="ce1" table:formula="of:=[.F86]/5+1" office:value-type="float" office:value="1.97333333333333" calcext:value-type="float">
            <text:p>1,97</text:p>
          </table:table-cell>
          <table:table-cell table:style-name="ce1" table:formula="of:=SUM([.G86:.AO86])/15" office:value-type="float" office:value="4.86666666666667" calcext:value-type="float">
            <text:p>4,8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infantry_brigade</text:p>
          </table:table-cell>
          <table:table-cell table:formula="of:=SUM([.C87];(-1))" office:value-type="float" office:value="-0.893333333333334" calcext:value-type="float">
            <text:p>-0,893</text:p>
          </table:table-cell>
          <table:table-cell table:style-name="ce1" table:formula="of:=[.F87]/5-1" office:value-type="float" office:value="0.106666666666666" calcext:value-type="float">
            <text:p>0,11</text:p>
          </table:table-cell>
          <table:table-cell table:style-name="ce1" table:formula="of:=PRODUCT([.F87];0.2)" office:value-type="float" office:value="1.10666666666667" calcext:value-type="float">
            <text:p>1,11</text:p>
          </table:table-cell>
          <table:table-cell table:style-name="ce1" table:formula="of:=[.F87]/5+1" office:value-type="float" office:value="2.10666666666667" calcext:value-type="float">
            <text:p>2,11</text:p>
          </table:table-cell>
          <table:table-cell table:style-name="ce1" table:formula="of:=SUM([.G87:.AO87])/15" office:value-type="float" office:value="5.53333333333333" calcext:value-type="float">
            <text:p>5,5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infantry_tank_brigade</text:p>
          </table:table-cell>
          <table:table-cell table:formula="of:=SUM([.C88];(-1))" office:value-type="float" office:value="-0.28" calcext:value-type="float">
            <text:p>-0,280</text:p>
          </table:table-cell>
          <table:table-cell table:style-name="ce1" table:formula="of:=[.F88]/5-1" office:value-type="float" office:value="0.72" calcext:value-type="float">
            <text:p>0,72</text:p>
          </table:table-cell>
          <table:table-cell table:style-name="ce1" table:formula="of:=PRODUCT([.F88];0.2)" office:value-type="float" office:value="1.72" calcext:value-type="float">
            <text:p>1,72</text:p>
          </table:table-cell>
          <table:table-cell table:style-name="ce1" table:formula="of:=[.F88]/5+1" office:value-type="float" office:value="2.72" calcext:value-type="float">
            <text:p>2,72</text:p>
          </table:table-cell>
          <table:table-cell table:style-name="ce1" table:formula="of:=SUM([.G88:.AO88])/15" office:value-type="float" office:value="8.6" calcext:value-type="float">
            <text:p>8,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TA_light_transport</text:p>
          </table:table-cell>
          <table:table-cell table:formula="of:=SUM([.C89];(-1))" office:value-type="float" office:value="-0.626666666666667" calcext:value-type="float">
            <text:p>-0,627</text:p>
          </table:table-cell>
          <table:table-cell table:style-name="ce1" table:formula="of:=[.F89]/5-1" office:value-type="float" office:value="0.373333333333333" calcext:value-type="float">
            <text:p>0,37</text:p>
          </table:table-cell>
          <table:table-cell table:style-name="ce1" table:formula="of:=PRODUCT([.F89];0.2)" office:value-type="float" office:value="1.37333333333333" calcext:value-type="float">
            <text:p>1,37</text:p>
          </table:table-cell>
          <table:table-cell table:style-name="ce1" table:formula="of:=[.F89]/5+1" office:value-type="float" office:value="2.37333333333333" calcext:value-type="float">
            <text:p>2,37</text:p>
          </table:table-cell>
          <table:table-cell table:style-name="ce1" table:formula="of:=SUM([.G89:.AO89])/15" office:value-type="float" office:value="6.86666666666667" calcext:value-type="float">
            <text:p>6,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ger_kampfgruppe_hubner</text:p>
          </table:table-cell>
          <table:table-cell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ger_kampfgruppe_ramcke</text:p>
          </table:table-cell>
          <table:table-cell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ger_kampfgruppe_schultz</text:p>
          </table:table-cell>
          <table:table-cell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ger_kampfgruppe_heydte</text:p>
          </table:table-cell>
          <table:table-cell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jap_kaoru_detachment</text:p>
          </table:table-cell>
          <table:table-cell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lehr_brigade</text:p>
          </table:table-cell>
          <table:table-cell table:formula="of:=SUM([.C95];(-1))" office:value-type="float" office:value="-0.56" calcext:value-type="float">
            <text:p>-0,560</text:p>
          </table:table-cell>
          <table:table-cell table:style-name="ce1" table:formula="of:=[.F95]/5-1" office:value-type="float" office:value="0.44" calcext:value-type="float">
            <text:p>0,44</text:p>
          </table:table-cell>
          <table:table-cell table:style-name="ce1" table:formula="of:=PRODUCT([.F95];0.2)" office:value-type="float" office:value="1.44" calcext:value-type="float">
            <text:p>1,44</text:p>
          </table:table-cell>
          <table:table-cell table:style-name="ce1" table:formula="of:=[.F95]/5+1" office:value-type="float" office:value="2.44" calcext:value-type="float">
            <text:p>2,44</text:p>
          </table:table-cell>
          <table:table-cell table:style-name="ce1" table:formula="of:=SUM([.G95:.AO95])/15" office:value-type="float" office:value="7.2" calcext:value-type="float">
            <text:p>7,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ight_armor_brigade</text:p>
          </table:table-cell>
          <table:table-cell table:formula="of:=SUM([.C96];(-1))" office:value-type="float" office:value="-0.12" calcext:value-type="float">
            <text:p>-0,120</text:p>
          </table:table-cell>
          <table:table-cell table:style-name="ce1" table:formula="of:=[.F96]/5-1" office:value-type="float" office:value="0.88" calcext:value-type="float">
            <text:p>0,88</text:p>
          </table:table-cell>
          <table:table-cell table:style-name="ce1" table:formula="of:=PRODUCT([.F96];0.2)" office:value-type="float" office:value="1.88" calcext:value-type="float">
            <text:p>1,88</text:p>
          </table:table-cell>
          <table:table-cell table:style-name="ce1" table:formula="of:=[.F96]/5+1" office:value-type="float" office:value="2.88" calcext:value-type="float">
            <text:p>2,88</text:p>
          </table:table-cell>
          <table:table-cell table:style-name="ce1" table:formula="of:=SUM([.G96:.AO96])/15" office:value-type="float" office:value="9.4" calcext:value-type="float">
            <text:p>9,4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light_armor_bat</text:p>
          </table:table-cell>
          <table:table-cell table:formula="of:=SUM([.C97];(-1))" office:value-type="float" office:value="-0.2" calcext:value-type="float">
            <text:p>-0,200</text:p>
          </table:table-cell>
          <table:table-cell table:style-name="ce1" table:formula="of:=[.F97]/5-1" office:value-type="float" office:value="0.8" calcext:value-type="float">
            <text:p>0,80</text:p>
          </table:table-cell>
          <table:table-cell table:style-name="ce1" table:formula="of:=PRODUCT([.F97];0.2)" office:value-type="float" office:value="1.8" calcext:value-type="float">
            <text:p>1,80</text:p>
          </table:table-cell>
          <table:table-cell table:style-name="ce1" table:formula="of:=[.F97]/5+1" office:value-type="float" office:value="2.8" calcext:value-type="float">
            <text:p>2,80</text:p>
          </table:table-cell>
          <table:table-cell table:style-name="ce1" table:formula="of:=SUM([.G97:.AO97])/15" office:value-type="float" office:value="9" calcext:value-type="float">
            <text:p>9,0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ight_infantry_brigade</text:p>
          </table:table-cell>
          <table:table-cell table:formula="of:=SUM([.C98];(-1))" office:value-type="float" office:value="-0.866666666666666" calcext:value-type="float">
            <text:p>-0,867</text:p>
          </table:table-cell>
          <table:table-cell table:style-name="ce1" table:formula="of:=[.F98]/5-1" office:value-type="float" office:value="0.133333333333334" calcext:value-type="float">
            <text:p>0,13</text:p>
          </table:table-cell>
          <table:table-cell table:style-name="ce1" table:formula="of:=PRODUCT([.F98];0.2)" office:value-type="float" office:value="1.13333333333333" calcext:value-type="float">
            <text:p>1,13</text:p>
          </table:table-cell>
          <table:table-cell table:style-name="ce1" table:formula="of:=[.F98]/5+1" office:value-type="float" office:value="2.13333333333333" calcext:value-type="float">
            <text:p>2,13</text:p>
          </table:table-cell>
          <table:table-cell table:style-name="ce1" table:formula="of:=SUM([.G98:.AO98])/15" office:value-type="float" office:value="5.66666666666667" calcext:value-type="float">
            <text:p>5,6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ight_transport</text:p>
          </table:table-cell>
          <table:table-cell table:formula="of:=SUM([.C99];(-1))" office:value-type="float" office:value="-0.666666666666666" calcext:value-type="float">
            <text:p>-0,667</text:p>
          </table:table-cell>
          <table:table-cell table:style-name="ce1" table:formula="of:=[.F99]/5-1" office:value-type="float" office:value="0.333333333333334" calcext:value-type="float">
            <text:p>0,33</text:p>
          </table:table-cell>
          <table:table-cell table:style-name="ce1" table:formula="of:=PRODUCT([.F99];0.2)" office:value-type="float" office:value="1.33333333333333" calcext:value-type="float">
            <text:p>1,33</text:p>
          </table:table-cell>
          <table:table-cell table:style-name="ce1" table:formula="of:=[.F99]/5+1" office:value-type="float" office:value="2.33333333333333" calcext:value-type="float">
            <text:p>2,33</text:p>
          </table:table-cell>
          <table:table-cell table:style-name="ce1" table:formula="of:=SUM([.G99:.AO99])/15" office:value-type="float" office:value="6.66666666666667" calcext:value-type="float">
            <text:p>6,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s_lssah</text:p>
          </table:table-cell>
          <table:table-cell table:formula="of:=SUM([.C100];(-1))" office:value-type="float" office:value="-0.413333333333334" calcext:value-type="float">
            <text:p>-0,413</text:p>
          </table:table-cell>
          <table:table-cell table:style-name="ce1" table:formula="of:=[.F100]/5-1" office:value-type="float" office:value="0.586666666666666" calcext:value-type="float">
            <text:p>0,59</text:p>
          </table:table-cell>
          <table:table-cell table:style-name="ce1" table:formula="of:=PRODUCT([.F100];0.2)" office:value-type="float" office:value="1.58666666666667" calcext:value-type="float">
            <text:p>1,59</text:p>
          </table:table-cell>
          <table:table-cell table:style-name="ce1" table:formula="of:=[.F100]/5+1" office:value-type="float" office:value="2.58666666666667" calcext:value-type="float">
            <text:p>2,59</text:p>
          </table:table-cell>
          <table:table-cell table:style-name="ce1" table:formula="of:=SUM([.G100:.AO100])/15" office:value-type="float" office:value="7.93333333333333" calcext:value-type="float">
            <text:p>7,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uftwaffe_brigade</text:p>
          </table:table-cell>
          <table:table-cell table:formula="of:=SUM([.C101];(-1))" office:value-type="float" office:value="-0.946666666666666" calcext:value-type="float">
            <text:p>-0,947</text:p>
          </table:table-cell>
          <table:table-cell table:style-name="ce1" table:formula="of:=[.F101]/5-1" office:value-type="float" office:value="0.0533333333333341" calcext:value-type="float">
            <text:p>0,05</text:p>
          </table:table-cell>
          <table:table-cell table:style-name="ce1" table:formula="of:=PRODUCT([.F101];0.2)" office:value-type="float" office:value="1.05333333333333" calcext:value-type="float">
            <text:p>1,05</text:p>
          </table:table-cell>
          <table:table-cell table:style-name="ce1" table:formula="of:=[.F101]/5+1" office:value-type="float" office:value="2.05333333333333" calcext:value-type="float">
            <text:p>2,05</text:p>
          </table:table-cell>
          <table:table-cell table:style-name="ce1" table:formula="of:=SUM([.G101:.AO101])/15" office:value-type="float" office:value="5.26666666666667" calcext:value-type="float">
            <text:p>5,2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rine_brigade</text:p>
          </table:table-cell>
          <table:table-cell table:formula="of:=SUM([.C102];(-1))" office:value-type="float" office:value="-0.613333333333334" calcext:value-type="float">
            <text:p>-0,613</text:p>
          </table:table-cell>
          <table:table-cell table:style-name="ce1" table:formula="of:=[.F102]/5-1" office:value-type="float" office:value="0.386666666666666" calcext:value-type="float">
            <text:p>0,39</text:p>
          </table:table-cell>
          <table:table-cell table:style-name="ce1" table:formula="of:=PRODUCT([.F102];0.2)" office:value-type="float" office:value="1.38666666666667" calcext:value-type="float">
            <text:p>1,39</text:p>
          </table:table-cell>
          <table:table-cell table:style-name="ce1" table:formula="of:=[.F102]/5+1" office:value-type="float" office:value="2.38666666666667" calcext:value-type="float">
            <text:p>2,39</text:p>
          </table:table-cell>
          <table:table-cell table:style-name="ce1" table:formula="of:=SUM([.G102:.AO102])/15" office:value-type="float" office:value="6.93333333333333" calcext:value-type="float">
            <text:p>6,9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edium_artillery_brigade</text:p>
          </table:table-cell>
          <table:table-cell table:formula="of:=SUM([.C103];(-1))" office:value-type="float" office:value="-1.16" calcext:value-type="float">
            <text:p>-1,160</text:p>
          </table:table-cell>
          <table:table-cell table:style-name="ce1" table:formula="of:=[.F103]/5-1" office:value-type="float" office:value="-0.16" calcext:value-type="float">
            <text:p>-0,16</text:p>
          </table:table-cell>
          <table:table-cell table:style-name="ce1" table:formula="of:=PRODUCT([.F103];0.2)" office:value-type="float" office:value="0.84" calcext:value-type="float">
            <text:p>0,84</text:p>
          </table:table-cell>
          <table:table-cell table:style-name="ce1" table:formula="of:=[.F103]/5+1" office:value-type="float" office:value="1.84" calcext:value-type="float">
            <text:p>1,84</text:p>
          </table:table-cell>
          <table:table-cell table:style-name="ce1" table:formula="of:=SUM([.G103:.AO103])/15" office:value-type="float" office:value="4.2" calcext:value-type="float">
            <text:p>4,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dium_tank_destroyer_brigade</text:p>
          </table:table-cell>
          <table:table-cell table:formula="of:=SUM([.C104];(-1))" office:value-type="float" office:value="-0.4" calcext:value-type="float">
            <text:p>-0,400</text:p>
          </table:table-cell>
          <table:table-cell table:style-name="ce1" table:formula="of:=[.F104]/5-1" office:value-type="float" office:value="0.6" calcext:value-type="float">
            <text:p>0,60</text:p>
          </table:table-cell>
          <table:table-cell table:style-name="ce1" table:formula="of:=PRODUCT([.F104];0.2)" office:value-type="float" office:value="1.6" calcext:value-type="float">
            <text:p>1,60</text:p>
          </table:table-cell>
          <table:table-cell table:style-name="ce1" table:formula="of:=[.F104]/5+1" office:value-type="float" office:value="2.6" calcext:value-type="float">
            <text:p>2,60</text:p>
          </table:table-cell>
          <table:table-cell table:style-name="ce1" table:formula="of:=SUM([.G104:.AO104])/15" office:value-type="float" office:value="8" calcext:value-type="float">
            <text:p>8,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echanized_brigade</text:p>
          </table:table-cell>
          <table:table-cell table:formula="of:=SUM([.C105];(-1))" office:value-type="float" office:value="-0.546666666666666" calcext:value-type="float">
            <text:p>-0,547</text:p>
          </table:table-cell>
          <table:table-cell table:style-name="ce1" table:formula="of:=[.F105]/5-1" office:value-type="float" office:value="0.453333333333334" calcext:value-type="float">
            <text:p>0,45</text:p>
          </table:table-cell>
          <table:table-cell table:style-name="ce1" table:formula="of:=PRODUCT([.F105];0.2)" office:value-type="float" office:value="1.45333333333333" calcext:value-type="float">
            <text:p>1,45</text:p>
          </table:table-cell>
          <table:table-cell table:style-name="ce1" table:formula="of:=[.F105]/5+1" office:value-type="float" office:value="2.45333333333333" calcext:value-type="float">
            <text:p>2,45</text:p>
          </table:table-cell>
          <table:table-cell table:style-name="ce1" table:formula="of:=SUM([.G105:.AO105])/15" office:value-type="float" office:value="7.26666666666667" calcext:value-type="float">
            <text:p>7,2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echanized_infantry_bat</text:p>
          </table:table-cell>
          <table:table-cell table:formula="of:=SUM([.C106];(-1))" office:value-type="float" office:value="-0.693333333333334" calcext:value-type="float">
            <text:p>-0,693</text:p>
          </table:table-cell>
          <table:table-cell table:style-name="ce1" table:formula="of:=[.F106]/5-1" office:value-type="float" office:value="0.306666666666666" calcext:value-type="float">
            <text:p>0,31</text:p>
          </table:table-cell>
          <table:table-cell table:style-name="ce1" table:formula="of:=PRODUCT([.F106];0.2)" office:value-type="float" office:value="1.30666666666667" calcext:value-type="float">
            <text:p>1,31</text:p>
          </table:table-cell>
          <table:table-cell table:style-name="ce1" table:formula="of:=[.F106]/5+1" office:value-type="float" office:value="2.30666666666667" calcext:value-type="float">
            <text:p>2,31</text:p>
          </table:table-cell>
          <table:table-cell table:style-name="ce1" table:formula="of:=SUM([.G106:.AO106])/15" office:value-type="float" office:value="6.53333333333333" calcext:value-type="float">
            <text:p>6,5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ilitia_brigade</text:p>
          </table:table-cell>
          <table:table-cell table:formula="of:=SUM([.C107];(-1))" office:value-type="float" office:value="-1.21333333333333" calcext:value-type="float">
            <text:p>-1,213</text:p>
          </table:table-cell>
          <table:table-cell table:style-name="ce1" table:formula="of:=[.F107]/5-1" office:value-type="float" office:value="-0.213333333333334" calcext:value-type="float">
            <text:p>-0,21</text:p>
          </table:table-cell>
          <table:table-cell table:style-name="ce1" table:formula="of:=PRODUCT([.F107];0.2)" office:value-type="float" office:value="0.786666666666666" calcext:value-type="float">
            <text:p>0,79</text:p>
          </table:table-cell>
          <table:table-cell table:style-name="ce1" table:formula="of:=[.F107]/5+1" office:value-type="float" office:value="1.78666666666667" calcext:value-type="float">
            <text:p>1,79</text:p>
          </table:table-cell>
          <table:table-cell table:style-name="ce1" table:formula="of:=SUM([.G107:.AO107])/15" office:value-type="float" office:value="3.93333333333333" calcext:value-type="float">
            <text:p>3,9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xed_support_brigade</text:p>
          </table:table-cell>
          <table:table-cell table:formula="of:=SUM([.C108];(-1))" office:value-type="float" office:value="-1.6" calcext:value-type="float">
            <text:p>-1,600</text:p>
          </table:table-cell>
          <table:table-cell table:style-name="ce1" table:formula="of:=[.F108]/5-1" office:value-type="float" office:value="-0.6" calcext:value-type="float">
            <text:p>-0,60</text:p>
          </table:table-cell>
          <table:table-cell table:style-name="ce1" table:formula="of:=PRODUCT([.F108];0.2)" office:value-type="float" office:value="0.4" calcext:value-type="float">
            <text:p>0,40</text:p>
          </table:table-cell>
          <table:table-cell table:style-name="ce1" table:formula="of:=[.F108]/5+1" office:value-type="float" office:value="1.4" calcext:value-type="float">
            <text:p>1,40</text:p>
          </table:table-cell>
          <table:table-cell table:style-name="ce1" table:formula="of:=SUM([.G108:.AO108])/15" office:value-type="float" office:value="2" calcext:value-type="float">
            <text:p>2,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torcycle_recon_brigade</text:p>
          </table:table-cell>
          <table:table-cell table:formula="of:=SUM([.C109];(-1))" office:value-type="float" office:value="-0.733333333333334" calcext:value-type="float">
            <text:p>-0,733</text:p>
          </table:table-cell>
          <table:table-cell table:style-name="ce1" table:formula="of:=[.F109]/5-1" office:value-type="float" office:value="0.266666666666666" calcext:value-type="float">
            <text:p>0,27</text:p>
          </table:table-cell>
          <table:table-cell table:style-name="ce1" table:formula="of:=PRODUCT([.F109];0.2)" office:value-type="float" office:value="1.26666666666667" calcext:value-type="float">
            <text:p>1,27</text:p>
          </table:table-cell>
          <table:table-cell table:style-name="ce1" table:formula="of:=[.F109]/5+1" office:value-type="float" office:value="2.26666666666667" calcext:value-type="float">
            <text:p>2,27</text:p>
          </table:table-cell>
          <table:table-cell table:style-name="ce1" table:formula="of:=SUM([.G109:.AO109])/15" office:value-type="float" office:value="6.33333333333333" calcext:value-type="float">
            <text:p>6,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otorized_infantry_bat</text:p>
          </table:table-cell>
          <table:table-cell table:formula="of:=SUM([.C110];(-1))" office:value-type="float" office:value="-1.02666666666667" calcext:value-type="float">
            <text:p>-1,027</text:p>
          </table:table-cell>
          <table:table-cell table:style-name="ce1" table:formula="of:=[.F110]/5-1" office:value-type="float" office:value="-0.0266666666666661" calcext:value-type="float">
            <text:p>-0,03</text:p>
          </table:table-cell>
          <table:table-cell table:style-name="ce1" table:formula="of:=PRODUCT([.F110];0.2)" office:value-type="float" office:value="0.973333333333334" calcext:value-type="float">
            <text:p>0,97</text:p>
          </table:table-cell>
          <table:table-cell table:style-name="ce1" table:formula="of:=[.F110]/5+1" office:value-type="float" office:value="1.97333333333333" calcext:value-type="float">
            <text:p>1,97</text:p>
          </table:table-cell>
          <table:table-cell table:style-name="ce1" table:formula="of:=SUM([.G110:.AO110])/15" office:value-type="float" office:value="4.86666666666667" calcext:value-type="float">
            <text:p>4,8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torized_brigade</text:p>
          </table:table-cell>
          <table:table-cell table:formula="of:=SUM([.C111];(-1))" office:value-type="float" office:value="-0.826666666666666" calcext:value-type="float">
            <text:p>-0,827</text:p>
          </table:table-cell>
          <table:table-cell table:style-name="ce1" table:formula="of:=[.F111]/5-1" office:value-type="float" office:value="0.173333333333334" calcext:value-type="float">
            <text:p>0,17</text:p>
          </table:table-cell>
          <table:table-cell table:style-name="ce1" table:formula="of:=PRODUCT([.F111];0.2)" office:value-type="float" office:value="1.17333333333333" calcext:value-type="float">
            <text:p>1,17</text:p>
          </table:table-cell>
          <table:table-cell table:style-name="ce1" table:formula="of:=[.F111]/5+1" office:value-type="float" office:value="2.17333333333333" calcext:value-type="float">
            <text:p>2,17</text:p>
          </table:table-cell>
          <table:table-cell table:style-name="ce1" table:formula="of:=SUM([.G111:.AO111])/15" office:value-type="float" office:value="5.86666666666667" calcext:value-type="float">
            <text:p>5,8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otorized_engineer_brigade</text:p>
          </table:table-cell>
          <table:table-cell table:formula="of:=SUM([.C112];(-1))" office:value-type="float" office:value="-0.586666666666666" calcext:value-type="float">
            <text:p>-0,587</text:p>
          </table:table-cell>
          <table:table-cell table:style-name="ce1" table:formula="of:=[.F112]/5-1" office:value-type="float" office:value="0.413333333333334" calcext:value-type="float">
            <text:p>0,41</text:p>
          </table:table-cell>
          <table:table-cell table:style-name="ce1" table:formula="of:=PRODUCT([.F112];0.2)" office:value-type="float" office:value="1.41333333333333" calcext:value-type="float">
            <text:p>1,41</text:p>
          </table:table-cell>
          <table:table-cell table:style-name="ce1" table:formula="of:=[.F112]/5+1" office:value-type="float" office:value="2.41333333333333" calcext:value-type="float">
            <text:p>2,41</text:p>
          </table:table-cell>
          <table:table-cell table:style-name="ce1" table:formula="of:=SUM([.G112:.AO112])/15" office:value-type="float" office:value="7.06666666666667" calcext:value-type="float">
            <text:p>7,0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otorized_support_brigade</text:p>
          </table:table-cell>
          <table:table-cell table:formula="of:=SUM([.C113];(-1))" office:value-type="float" office:value="-1.38666666666667" calcext:value-type="float">
            <text:p>-1,387</text:p>
          </table:table-cell>
          <table:table-cell table:style-name="ce1" table:formula="of:=[.F113]/5-1" office:value-type="float" office:value="-0.386666666666666" calcext:value-type="float">
            <text:p>-0,39</text:p>
          </table:table-cell>
          <table:table-cell table:style-name="ce1" table:formula="of:=PRODUCT([.F113];0.2)" office:value-type="float" office:value="0.613333333333334" calcext:value-type="float">
            <text:p>0,61</text:p>
          </table:table-cell>
          <table:table-cell table:style-name="ce1" table:formula="of:=[.F113]/5+1" office:value-type="float" office:value="1.61333333333333" calcext:value-type="float">
            <text:p>1,61</text:p>
          </table:table-cell>
          <table:table-cell table:style-name="ce1" table:formula="of:=SUM([.G113:.AO113])/15" office:value-type="float" office:value="3.06666666666667" calcext:value-type="float">
            <text:p>3,0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rgsjaeger_brigade</text:p>
          </table:table-cell>
          <table:table-cell table:formula="of:=SUM([.C114];(-1))" office:value-type="float" office:value="-0.946666666666666" calcext:value-type="float">
            <text:p>-0,947</text:p>
          </table:table-cell>
          <table:table-cell table:style-name="ce1" table:formula="of:=[.F114]/5-1" office:value-type="float" office:value="0.0533333333333341" calcext:value-type="float">
            <text:p>0,05</text:p>
          </table:table-cell>
          <table:table-cell table:style-name="ce1" table:formula="of:=PRODUCT([.F114];0.2)" office:value-type="float" office:value="1.05333333333333" calcext:value-type="float">
            <text:p>1,05</text:p>
          </table:table-cell>
          <table:table-cell table:style-name="ce1" table:formula="of:=[.F114]/5+1" office:value-type="float" office:value="2.05333333333333" calcext:value-type="float">
            <text:p>2,05</text:p>
          </table:table-cell>
          <table:table-cell table:style-name="ce1" table:formula="of:=SUM([.G114:.AO114])/15" office:value-type="float" office:value="5.26666666666667" calcext:value-type="float">
            <text:p>5,2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naval_infantry_brigade</text:p>
          </table:table-cell>
          <table:table-cell table:formula="of:=SUM([.C115];(-1))" office:value-type="float" office:value="-0.68" calcext:value-type="float">
            <text:p>-0,680</text:p>
          </table:table-cell>
          <table:table-cell table:style-name="ce1" table:formula="of:=[.F115]/5-1" office:value-type="float" office:value="0.32" calcext:value-type="float">
            <text:p>0,32</text:p>
          </table:table-cell>
          <table:table-cell table:style-name="ce1" table:formula="of:=PRODUCT([.F115];0.2)" office:value-type="float" office:value="1.32" calcext:value-type="float">
            <text:p>1,32</text:p>
          </table:table-cell>
          <table:table-cell table:style-name="ce1" table:formula="of:=[.F115]/5+1" office:value-type="float" office:value="2.32" calcext:value-type="float">
            <text:p>2,32</text:p>
          </table:table-cell>
          <table:table-cell table:style-name="ce1" table:formula="of:=SUM([.G115:.AO115])/15" office:value-type="float" office:value="6.6" calcext:value-type="float">
            <text:p>6,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KVD_brigade</text:p>
          </table:table-cell>
          <table:table-cell table:formula="of:=SUM([.C116];(-1))" office:value-type="float" office:value="-0.693333333333334" calcext:value-type="float">
            <text:p>-0,693</text:p>
          </table:table-cell>
          <table:table-cell table:style-name="ce1" table:formula="of:=[.F116]/5-1" office:value-type="float" office:value="0.306666666666666" calcext:value-type="float">
            <text:p>0,31</text:p>
          </table:table-cell>
          <table:table-cell table:style-name="ce1" table:formula="of:=PRODUCT([.F116];0.2)" office:value-type="float" office:value="1.30666666666667" calcext:value-type="float">
            <text:p>1,31</text:p>
          </table:table-cell>
          <table:table-cell table:style-name="ce1" table:formula="of:=[.F116]/5+1" office:value-type="float" office:value="2.30666666666667" calcext:value-type="float">
            <text:p>2,31</text:p>
          </table:table-cell>
          <table:table-cell table:style-name="ce1" table:formula="of:=SUM([.G116:.AO116])/15" office:value-type="float" office:value="6.53333333333333" calcext:value-type="float">
            <text:p>6,5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jap_ohmura_detachment</text:p>
          </table:table-cell>
          <table:table-cell table:formula="of:=SUM([.C117];(-1))" office:value-type="float" office:value="-2" calcext:value-type="float">
            <text:p>-2,000</text:p>
          </table:table-cell>
          <table:table-cell table:style-name="ce1" table:formula="of:=[.F117]/5-1" office:value-type="float" office:value="-1" calcext:value-type="float">
            <text:p>-1,00</text:p>
          </table:table-cell>
          <table:table-cell table:style-name="ce1" table:formula="of:=PRODUCT([.F117];0.2)" office:value-type="float" office:value="0" calcext:value-type="float">
            <text:p>0,00</text:p>
          </table:table-cell>
          <table:table-cell table:style-name="ce1" table:formula="of:=[.F117]/5+1" office:value-type="float" office:value="1" calcext:value-type="float">
            <text:p>1,00</text:p>
          </table:table-cell>
          <table:table-cell table:style-name="ce1" table:formula="of:=SUM([.G117:.AO117])/15" office:value-type="float" office:value="0" calcext:value-type="float">
            <text:p>0,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ack_artillery_brigade</text:p>
          </table:table-cell>
          <table:table-cell table:formula="of:=SUM([.C118];(-1))" office:value-type="float" office:value="-1.04" calcext:value-type="float">
            <text:p>-1,040</text:p>
          </table:table-cell>
          <table:table-cell table:style-name="ce1" table:formula="of:=[.F118]/5-1" office:value-type="float" office:value="-0.04" calcext:value-type="float">
            <text:p>-0,04</text:p>
          </table:table-cell>
          <table:table-cell table:style-name="ce1" table:formula="of:=PRODUCT([.F118];0.2)" office:value-type="float" office:value="0.96" calcext:value-type="float">
            <text:p>0,96</text:p>
          </table:table-cell>
          <table:table-cell table:style-name="ce1" table:formula="of:=[.F118]/5+1" office:value-type="float" office:value="1.96" calcext:value-type="float">
            <text:p>1,96</text:p>
          </table:table-cell>
          <table:table-cell table:style-name="ce1" table:formula="of:=SUM([.G118:.AO118])/15" office:value-type="float" office:value="4.8" calcext:value-type="float">
            <text:p>4,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aratrooper_brigade</text:p>
          </table:table-cell>
          <table:table-cell table:formula="of:=SUM([.C119];(-1))" office:value-type="float" office:value="-0.906666666666666" calcext:value-type="float">
            <text:p>-0,907</text:p>
          </table:table-cell>
          <table:table-cell table:style-name="ce1" table:formula="of:=[.F119]/5-1" office:value-type="float" office:value="0.0933333333333342" calcext:value-type="float">
            <text:p>0,09</text:p>
          </table:table-cell>
          <table:table-cell table:style-name="ce1" table:formula="of:=PRODUCT([.F119];0.2)" office:value-type="float" office:value="1.09333333333333" calcext:value-type="float">
            <text:p>1,09</text:p>
          </table:table-cell>
          <table:table-cell table:style-name="ce1" table:formula="of:=[.F119]/5+1" office:value-type="float" office:value="2.09333333333333" calcext:value-type="float">
            <text:p>2,09</text:p>
          </table:table-cell>
          <table:table-cell table:style-name="ce1" table:formula="of:=SUM([.G119:.AO119])/15" office:value-type="float" office:value="5.46666666666667" calcext:value-type="float">
            <text:p>5,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s_prinz_eugen</text:p>
          </table:table-cell>
          <table:table-cell table:formula="of:=SUM([.C120];(-1))" office:value-type="float" office:value="-0.666666666666667" calcext:value-type="float">
            <text:p>-0,667</text:p>
          </table:table-cell>
          <table:table-cell table:style-name="ce1" table:formula="of:=[.F120]/5-1" office:value-type="float" office:value="0.333333333333333" calcext:value-type="float">
            <text:p>0,33</text:p>
          </table:table-cell>
          <table:table-cell table:style-name="ce1" table:formula="of:=PRODUCT([.F120];0.2)" office:value-type="float" office:value="1.33333333333333" calcext:value-type="float">
            <text:p>1,33</text:p>
          </table:table-cell>
          <table:table-cell table:style-name="ce1" table:formula="of:=[.F120]/5+1" office:value-type="float" office:value="2.33333333333333" calcext:value-type="float">
            <text:p>2,33</text:p>
          </table:table-cell>
          <table:table-cell table:style-name="ce1" table:formula="of:=SUM([.G120:.AO120])/15" office:value-type="float" office:value="6.66666666666667" calcext:value-type="float">
            <text:p>6,6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GER_pzthirtyfive_rgt</text:p>
          </table:table-cell>
          <table:table-cell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GER_pzthirtyeight_rgt</text:p>
          </table:table-cell>
          <table:table-cell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Recon_cavalry_brigade</text:p>
          </table:table-cell>
          <table:table-cell table:formula="of:=SUM([.C123];(-1))" office:value-type="float" office:value="-0.733333333333333" calcext:value-type="float">
            <text:p>-0,733</text:p>
          </table:table-cell>
          <table:table-cell table:style-name="ce1" table:formula="of:=[.F123]/5-1" office:value-type="float" office:value="0.266666666666667" calcext:value-type="float">
            <text:p>0,27</text:p>
          </table:table-cell>
          <table:table-cell table:style-name="ce1" table:formula="of:=PRODUCT([.F123];0.2)" office:value-type="float" office:value="1.26666666666667" calcext:value-type="float">
            <text:p>1,27</text:p>
          </table:table-cell>
          <table:table-cell table:style-name="ce1" table:formula="of:=[.F123]/5+1" office:value-type="float" office:value="2.26666666666667" calcext:value-type="float">
            <text:p>2,27</text:p>
          </table:table-cell>
          <table:table-cell table:style-name="ce1" table:formula="of:=SUM([.G123:.AO123])/15" office:value-type="float" office:value="6.33333333333333" calcext:value-type="float">
            <text:p>6,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ocket_artillery_brigade</text:p>
          </table:table-cell>
          <table:table-cell table:formula="of:=SUM([.C124];(-1))" office:value-type="float" office:value="-1.17333333333333" calcext:value-type="float">
            <text:p>-1,173</text:p>
          </table:table-cell>
          <table:table-cell table:style-name="ce1" table:formula="of:=[.F124]/5-1" office:value-type="float" office:value="-0.173333333333333" calcext:value-type="float">
            <text:p>-0,17</text:p>
          </table:table-cell>
          <table:table-cell table:style-name="ce1" table:formula="of:=PRODUCT([.F124];0.2)" office:value-type="float" office:value="0.826666666666667" calcext:value-type="float">
            <text:p>0,83</text:p>
          </table:table-cell>
          <table:table-cell table:style-name="ce1" table:formula="of:=[.F124]/5+1" office:value-type="float" office:value="1.82666666666667" calcext:value-type="float">
            <text:p>1,83</text:p>
          </table:table-cell>
          <table:table-cell table:style-name="ce1" table:formula="of:=SUM([.G124:.AO124])/15" office:value-type="float" office:value="4.13333333333333" calcext:value-type="float">
            <text:p>4,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er_sa_militia_brigade</text:p>
          </table:table-cell>
          <table:table-cell table:formula="of:=SUM([.C125];(-1))" office:value-type="float" office:value="-0.586666666666667" calcext:value-type="float">
            <text:p>-0,587</text:p>
          </table:table-cell>
          <table:table-cell table:style-name="ce1" table:formula="of:=[.F125]/5-1" office:value-type="float" office:value="0.413333333333333" calcext:value-type="float">
            <text:p>0,41</text:p>
          </table:table-cell>
          <table:table-cell table:style-name="ce1" table:formula="of:=PRODUCT([.F125];0.2)" office:value-type="float" office:value="1.41333333333333" calcext:value-type="float">
            <text:p>1,41</text:p>
          </table:table-cell>
          <table:table-cell table:style-name="ce1" table:formula="of:=[.F125]/5+1" office:value-type="float" office:value="2.41333333333333" calcext:value-type="float">
            <text:p>2,41</text:p>
          </table:table-cell>
          <table:table-cell table:style-name="ce1" table:formula="of:=SUM([.G125:.AO125])/15" office:value-type="float" office:value="7.06666666666667" calcext:value-type="float">
            <text:p>7,0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er_sa_cavalry_brigade</text:p>
          </table:table-cell>
          <table:table-cell table:formula="of:=SUM([.C126];(-1))" office:value-type="float" office:value="-1.02666666666667" calcext:value-type="float">
            <text:p>-1,027</text:p>
          </table:table-cell>
          <table:table-cell table:style-name="ce1" table:formula="of:=[.F126]/5-1" office:value-type="float" office:value="-0.0266666666666667" calcext:value-type="float">
            <text:p>-0,03</text:p>
          </table:table-cell>
          <table:table-cell table:style-name="ce1" table:formula="of:=PRODUCT([.F126];0.2)" office:value-type="float" office:value="0.973333333333333" calcext:value-type="float">
            <text:p>0,97</text:p>
          </table:table-cell>
          <table:table-cell table:style-name="ce1" table:formula="of:=[.F126]/5+1" office:value-type="float" office:value="1.97333333333333" calcext:value-type="float">
            <text:p>1,97</text:p>
          </table:table-cell>
          <table:table-cell table:style-name="ce1" table:formula="of:=SUM([.G126:.AO126])/15" office:value-type="float" office:value="4.86666666666667" calcext:value-type="float">
            <text:p>4,8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er_sa_cavalry_detachment</text:p>
          </table:table-cell>
          <table:table-cell table:formula="of:=SUM([.C127];(-1))" office:value-type="float" office:value="-0.8" calcext:value-type="float">
            <text:p>-0,800</text:p>
          </table:table-cell>
          <table:table-cell table:style-name="ce1" table:formula="of:=[.F127]/5-1" office:value-type="float" office:value="0.2" calcext:value-type="float">
            <text:p>0,20</text:p>
          </table:table-cell>
          <table:table-cell table:style-name="ce1" table:formula="of:=PRODUCT([.F127];0.2)" office:value-type="float" office:value="1.2" calcext:value-type="float">
            <text:p>1,20</text:p>
          </table:table-cell>
          <table:table-cell table:style-name="ce1" table:formula="of:=[.F127]/5+1" office:value-type="float" office:value="2.2" calcext:value-type="float">
            <text:p>2,20</text:p>
          </table:table-cell>
          <table:table-cell table:style-name="ce1" table:formula="of:=SUM([.G127:.AO127])/15" office:value-type="float" office:value="6" calcext:value-type="float">
            <text:p>6,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p_anti_air_brigade</text:p>
          </table:table-cell>
          <table:table-cell table:formula="of:=SUM([.C128];(-1))" office:value-type="float" office:value="0.266666666666667" calcext:value-type="float">
            <text:p>0,267</text:p>
          </table:table-cell>
          <table:table-cell table:style-name="ce1" table:formula="of:=[.F128]/5-1" office:value-type="float" office:value="1.26666666666667" calcext:value-type="float">
            <text:p>1,27</text:p>
          </table:table-cell>
          <table:table-cell table:style-name="ce1" table:formula="of:=PRODUCT([.F128];0.2)" office:value-type="float" office:value="2.26666666666667" calcext:value-type="float">
            <text:p>2,27</text:p>
          </table:table-cell>
          <table:table-cell table:style-name="ce1" table:formula="of:=[.F128]/5+1" office:value-type="float" office:value="3.26666666666666" calcext:value-type="float">
            <text:p>3,27</text:p>
          </table:table-cell>
          <table:table-cell table:style-name="ce1" table:formula="of:=SUM([.G128:.AO128])/15" office:value-type="float" office:value="11.3333333333333" calcext:value-type="float">
            <text:p>11,33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uper_heavy_armor_brigade</text:p>
          </table:table-cell>
          <table:table-cell table:formula="of:=SUM([.C129];(-1))" office:value-type="float" office:value="-0.466666666666667" calcext:value-type="float">
            <text:p>-0,467</text:p>
          </table:table-cell>
          <table:table-cell table:style-name="ce1" table:formula="of:=[.F129]/5-1" office:value-type="float" office:value="0.533333333333333" calcext:value-type="float">
            <text:p>0,53</text:p>
          </table:table-cell>
          <table:table-cell table:style-name="ce1" table:formula="of:=PRODUCT([.F129];0.2)" office:value-type="float" office:value="1.53333333333333" calcext:value-type="float">
            <text:p>1,53</text:p>
          </table:table-cell>
          <table:table-cell table:style-name="ce1" table:formula="of:=[.F129]/5+1" office:value-type="float" office:value="2.53333333333333" calcext:value-type="float">
            <text:p>2,53</text:p>
          </table:table-cell>
          <table:table-cell table:style-name="ce1" table:formula="of:=SUM([.G129:.AO129])/15" office:value-type="float" office:value="7.66666666666667" calcext:value-type="float">
            <text:p>7,6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ki_brigade</text:p>
          </table:table-cell>
          <table:table-cell table:formula="of:=SUM([.C130];(-1))" office:value-type="float" office:value="-0.786666666666667" calcext:value-type="float">
            <text:p>-0,787</text:p>
          </table:table-cell>
          <table:table-cell table:style-name="ce1" table:formula="of:=[.F130]/5-1" office:value-type="float" office:value="0.213333333333333" calcext:value-type="float">
            <text:p>0,21</text:p>
          </table:table-cell>
          <table:table-cell table:style-name="ce1" table:formula="of:=PRODUCT([.F130];0.2)" office:value-type="float" office:value="1.21333333333333" calcext:value-type="float">
            <text:p>1,21</text:p>
          </table:table-cell>
          <table:table-cell table:style-name="ce1" table:formula="of:=[.F130]/5+1" office:value-type="float" office:value="2.21333333333333" calcext:value-type="float">
            <text:p>2,21</text:p>
          </table:table-cell>
          <table:table-cell table:style-name="ce1" table:formula="of:=SUM([.G130:.AO130])/15" office:value-type="float" office:value="6.06666666666667" calcext:value-type="float">
            <text:p>6,0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p_artillery_brigade</text:p>
          </table:table-cell>
          <table:table-cell table:formula="of:=SUM([.C131];(-1))" office:value-type="float" office:value="-0.186666666666667" calcext:value-type="float">
            <text:p>-0,187</text:p>
          </table:table-cell>
          <table:table-cell table:style-name="ce1" table:formula="of:=[.F131]/5-1" office:value-type="float" office:value="0.813333333333333" calcext:value-type="float">
            <text:p>0,81</text:p>
          </table:table-cell>
          <table:table-cell table:style-name="ce1" table:formula="of:=PRODUCT([.F131];0.2)" office:value-type="float" office:value="1.81333333333333" calcext:value-type="float">
            <text:p>1,81</text:p>
          </table:table-cell>
          <table:table-cell table:style-name="ce1" table:formula="of:=[.F131]/5+1" office:value-type="float" office:value="2.81333333333333" calcext:value-type="float">
            <text:p>2,81</text:p>
          </table:table-cell>
          <table:table-cell table:style-name="ce1" table:formula="of:=SUM([.G131:.AO131])/15" office:value-type="float" office:value="9.06666666666667" calcext:value-type="float">
            <text:p>9,0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_rct_artillery_brigade</text:p>
          </table:table-cell>
          <table:table-cell table:formula="of:=SUM([.C132];(-1))" office:value-type="float" office:value="-0.52" calcext:value-type="float">
            <text:p>-0,520</text:p>
          </table:table-cell>
          <table:table-cell table:style-name="ce1" table:formula="of:=[.F132]/5-1" office:value-type="float" office:value="0.48" calcext:value-type="float">
            <text:p>0,48</text:p>
          </table:table-cell>
          <table:table-cell table:style-name="ce1" table:formula="of:=PRODUCT([.F132];0.2)" office:value-type="float" office:value="1.48" calcext:value-type="float">
            <text:p>1,48</text:p>
          </table:table-cell>
          <table:table-cell table:style-name="ce1" table:formula="of:=[.F132]/5+1" office:value-type="float" office:value="2.48" calcext:value-type="float">
            <text:p>2,48</text:p>
          </table:table-cell>
          <table:table-cell table:style-name="ce1" table:formula="of:=SUM([.G132:.AO132])/15" office:value-type="float" office:value="7.4" calcext:value-type="float">
            <text:p>7,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mph_armour_brigade</text:p>
          </table:table-cell>
          <table:table-cell table:formula="of:=SUM([.C133];(-1))" office:value-type="float" office:value="-0.146666666666667" calcext:value-type="float">
            <text:p>-0,147</text:p>
          </table:table-cell>
          <table:table-cell table:style-name="ce1" table:formula="of:=[.F133]/5-1" office:value-type="float" office:value="0.853333333333334" calcext:value-type="float">
            <text:p>0,85</text:p>
          </table:table-cell>
          <table:table-cell table:style-name="ce1" table:formula="of:=PRODUCT([.F133];0.2)" office:value-type="float" office:value="1.85333333333333" calcext:value-type="float">
            <text:p>1,85</text:p>
          </table:table-cell>
          <table:table-cell table:style-name="ce1" table:formula="of:=[.F133]/5+1" office:value-type="float" office:value="2.85333333333333" calcext:value-type="float">
            <text:p>2,85</text:p>
          </table:table-cell>
          <table:table-cell table:style-name="ce1" table:formula="of:=SUM([.G133:.AO133])/15" office:value-type="float" office:value="9.26666666666667" calcext:value-type="float">
            <text:p>9,2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ite_light_infantry_brigade</text:p>
          </table:table-cell>
          <table:table-cell table:formula="of:=SUM([.C134];(-1))" office:value-type="float" office:value="-0.466666666666667" calcext:value-type="float">
            <text:p>-0,467</text:p>
          </table:table-cell>
          <table:table-cell table:style-name="ce1" table:formula="of:=[.F134]/5-1" office:value-type="float" office:value="0.533333333333333" calcext:value-type="float">
            <text:p>0,53</text:p>
          </table:table-cell>
          <table:table-cell table:style-name="ce1" table:formula="of:=PRODUCT([.F134];0.2)" office:value-type="float" office:value="1.53333333333333" calcext:value-type="float">
            <text:p>1,53</text:p>
          </table:table-cell>
          <table:table-cell table:style-name="ce1" table:formula="of:=[.F134]/5+1" office:value-type="float" office:value="2.53333333333333" calcext:value-type="float">
            <text:p>2,53</text:p>
          </table:table-cell>
          <table:table-cell table:style-name="ce1" table:formula="of:=SUM([.G134:.AO134])/15" office:value-type="float" office:value="7.66666666666667" calcext:value-type="float">
            <text:p>7,6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s_motorized_infantry_bat</text:p>
          </table:table-cell>
          <table:table-cell table:formula="of:=SUM([.C135];(-1))" office:value-type="float" office:value="-0.813333333333333" calcext:value-type="float">
            <text:p>-0,813</text:p>
          </table:table-cell>
          <table:table-cell table:style-name="ce1" table:formula="of:=[.F135]/5-1" office:value-type="float" office:value="0.186666666666667" calcext:value-type="float">
            <text:p>0,19</text:p>
          </table:table-cell>
          <table:table-cell table:style-name="ce1" table:formula="of:=PRODUCT([.F135];0.2)" office:value-type="float" office:value="1.18666666666667" calcext:value-type="float">
            <text:p>1,19</text:p>
          </table:table-cell>
          <table:table-cell table:style-name="ce1" table:formula="of:=[.F135]/5+1" office:value-type="float" office:value="2.18666666666667" calcext:value-type="float">
            <text:p>2,19</text:p>
          </table:table-cell>
          <table:table-cell table:style-name="ce1" table:formula="of:=SUM([.G135:.AO135])/15" office:value-type="float" office:value="5.93333333333333" calcext:value-type="float">
            <text:p>5,9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s_armored_engineers_brigade</text:p>
          </table:table-cell>
          <table:table-cell table:formula="of:=SUM([.C136];(-1))" office:value-type="float" office:value="0.84" calcext:value-type="float">
            <text:p>0,840</text:p>
          </table:table-cell>
          <table:table-cell table:style-name="ce1" table:formula="of:=[.F136]/5-1" office:value-type="float" office:value="1.84" calcext:value-type="float">
            <text:p>1,84</text:p>
          </table:table-cell>
          <table:table-cell table:style-name="ce1" table:formula="of:=PRODUCT([.F136];0.2)" office:value-type="float" office:value="2.84" calcext:value-type="float">
            <text:p>2,84</text:p>
          </table:table-cell>
          <table:table-cell table:style-name="ce1" table:formula="of:=[.F136]/5+1" office:value-type="float" office:value="3.84" calcext:value-type="float">
            <text:p>3,84</text:p>
          </table:table-cell>
          <table:table-cell table:style-name="ce1" table:formula="of:=SUM([.G136:.AO136])/15" office:value-type="float" office:value="14.2" calcext:value-type="float">
            <text:p>14,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s_polizei</text:p>
          </table:table-cell>
          <table:table-cell table:formula="of:=SUM([.C137];(-1))" office:value-type="float" office:value="-1.36" calcext:value-type="float">
            <text:p>-1,360</text:p>
          </table:table-cell>
          <table:table-cell table:style-name="ce1" table:formula="of:=[.F137]/5-1" office:value-type="float" office:value="-0.36" calcext:value-type="float">
            <text:p>-0,36</text:p>
          </table:table-cell>
          <table:table-cell table:style-name="ce1" table:formula="of:=PRODUCT([.F137];0.2)" office:value-type="float" office:value="0.64" calcext:value-type="float">
            <text:p>0,64</text:p>
          </table:table-cell>
          <table:table-cell table:style-name="ce1" table:formula="of:=[.F137]/5+1" office:value-type="float" office:value="1.64" calcext:value-type="float">
            <text:p>1,64</text:p>
          </table:table-cell>
          <table:table-cell table:style-name="ce1" table:formula="of:=SUM([.G137:.AO137])/15" office:value-type="float" office:value="3.2" calcext:value-type="float">
            <text:p>3,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s_mechanized_infantry_bat</text:p>
          </table:table-cell>
          <table:table-cell table:formula="of:=SUM([.C138];(-1))" office:value-type="float" office:value="-0.52" calcext:value-type="float">
            <text:p>-0,520</text:p>
          </table:table-cell>
          <table:table-cell table:style-name="ce1" table:formula="of:=[.F138]/5-1" office:value-type="float" office:value="0.48" calcext:value-type="float">
            <text:p>0,48</text:p>
          </table:table-cell>
          <table:table-cell table:style-name="ce1" table:formula="of:=PRODUCT([.F138];0.2)" office:value-type="float" office:value="1.48" calcext:value-type="float">
            <text:p>1,48</text:p>
          </table:table-cell>
          <table:table-cell table:style-name="ce1" table:formula="of:=[.F138]/5+1" office:value-type="float" office:value="2.48" calcext:value-type="float">
            <text:p>2,48</text:p>
          </table:table-cell>
          <table:table-cell table:style-name="ce1" table:formula="of:=SUM([.G138:.AO138])/15" office:value-type="float" office:value="7.4" calcext:value-type="float">
            <text:p>7,4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s_tank_destroyer_brigade</text:p>
          </table:table-cell>
          <table:table-cell table:formula="of:=SUM([.C139];(-1))" office:value-type="float" office:value="-0.4" calcext:value-type="float">
            <text:p>-0,400</text:p>
          </table:table-cell>
          <table:table-cell table:style-name="ce1" table:formula="of:=[.F139]/5-1" office:value-type="float" office:value="0.6" calcext:value-type="float">
            <text:p>0,60</text:p>
          </table:table-cell>
          <table:table-cell table:style-name="ce1" table:formula="of:=PRODUCT([.F139];0.2)" office:value-type="float" office:value="1.6" calcext:value-type="float">
            <text:p>1,60</text:p>
          </table:table-cell>
          <table:table-cell table:style-name="ce1" table:formula="of:=[.F139]/5+1" office:value-type="float" office:value="2.6" calcext:value-type="float">
            <text:p>2,60</text:p>
          </table:table-cell>
          <table:table-cell table:style-name="ce1" table:formula="of:=SUM([.G139:.AO139])/15" office:value-type="float" office:value="8" calcext:value-type="float">
            <text:p>8,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light_tank_destroyer_brigade</text:p>
          </table:table-cell>
          <table:table-cell table:formula="of:=SUM([.C140];(-1))" office:value-type="float" office:value="-0.4" calcext:value-type="float">
            <text:p>-0,400</text:p>
          </table:table-cell>
          <table:table-cell table:style-name="ce1" table:formula="of:=[.F140]/5-1" office:value-type="float" office:value="0.6" calcext:value-type="float">
            <text:p>0,60</text:p>
          </table:table-cell>
          <table:table-cell table:style-name="ce1" table:formula="of:=PRODUCT([.F140];0.2)" office:value-type="float" office:value="1.6" calcext:value-type="float">
            <text:p>1,60</text:p>
          </table:table-cell>
          <table:table-cell table:style-name="ce1" table:formula="of:=[.F140]/5+1" office:value-type="float" office:value="2.6" calcext:value-type="float">
            <text:p>2,60</text:p>
          </table:table-cell>
          <table:table-cell table:style-name="ce1" table:formula="of:=SUM([.G140:.AO140])/15" office:value-type="float" office:value="8" calcext:value-type="float">
            <text:p>8,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artillery_brigade</text:p>
          </table:table-cell>
          <table:table-cell table:formula="of:=SUM([.C141];(-1))" office:value-type="float" office:value="-0.906666666666667" calcext:value-type="float">
            <text:p>-0,907</text:p>
          </table:table-cell>
          <table:table-cell table:style-name="ce1" table:formula="of:=[.F141]/5-1" office:value-type="float" office:value="0.0933333333333333" calcext:value-type="float">
            <text:p>0,09</text:p>
          </table:table-cell>
          <table:table-cell table:style-name="ce1" table:formula="of:=PRODUCT([.F141];0.2)" office:value-type="float" office:value="1.09333333333333" calcext:value-type="float">
            <text:p>1,09</text:p>
          </table:table-cell>
          <table:table-cell table:style-name="ce1" table:formula="of:=[.F141]/5+1" office:value-type="float" office:value="2.09333333333333" calcext:value-type="float">
            <text:p>2,09</text:p>
          </table:table-cell>
          <table:table-cell table:style-name="ce1" table:formula="of:=SUM([.G141:.AO141])/15" office:value-type="float" office:value="5.46666666666667" calcext:value-type="float">
            <text:p>5,4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s_armored_car_brigade</text:p>
          </table:table-cell>
          <table:table-cell table:formula="of:=SUM([.C142];(-1))" office:value-type="float" office:value="-0.0800000000000001" calcext:value-type="float">
            <text:p>-0,080</text:p>
          </table:table-cell>
          <table:table-cell table:style-name="ce1" table:formula="of:=[.F142]/5-1" office:value-type="float" office:value="0.92" calcext:value-type="float">
            <text:p>0,92</text:p>
          </table:table-cell>
          <table:table-cell table:style-name="ce1" table:formula="of:=PRODUCT([.F142];0.2)" office:value-type="float" office:value="1.92" calcext:value-type="float">
            <text:p>1,92</text:p>
          </table:table-cell>
          <table:table-cell table:style-name="ce1" table:formula="of:=[.F142]/5+1" office:value-type="float" office:value="2.92" calcext:value-type="float">
            <text:p>2,92</text:p>
          </table:table-cell>
          <table:table-cell table:style-name="ce1" table:formula="of:=SUM([.G142:.AO142])/15" office:value-type="float" office:value="9.6" calcext:value-type="float">
            <text:p>9,6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s_cavalry_brigade</text:p>
          </table:table-cell>
          <table:table-cell table:formula="of:=SUM([.C143];(-1))" office:value-type="float" office:value="-1.02666666666667" calcext:value-type="float">
            <text:p>-1,027</text:p>
          </table:table-cell>
          <table:table-cell table:style-name="ce1" table:formula="of:=[.F143]/5-1" office:value-type="float" office:value="-0.0266666666666667" calcext:value-type="float">
            <text:p>-0,03</text:p>
          </table:table-cell>
          <table:table-cell table:style-name="ce1" table:formula="of:=PRODUCT([.F143];0.2)" office:value-type="float" office:value="0.973333333333333" calcext:value-type="float">
            <text:p>0,97</text:p>
          </table:table-cell>
          <table:table-cell table:style-name="ce1" table:formula="of:=[.F143]/5+1" office:value-type="float" office:value="1.97333333333333" calcext:value-type="float">
            <text:p>1,97</text:p>
          </table:table-cell>
          <table:table-cell table:style-name="ce1" table:formula="of:=SUM([.G143:.AO143])/15" office:value-type="float" office:value="4.86666666666667" calcext:value-type="float">
            <text:p>4,8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s_paratrooper_brigade</text:p>
          </table:table-cell>
          <table:table-cell table:formula="of:=SUM([.C144];(-1))" office:value-type="float" office:value="-0.746666666666667" calcext:value-type="float">
            <text:p>-0,747</text:p>
          </table:table-cell>
          <table:table-cell table:style-name="ce1" table:formula="of:=[.F144]/5-1" office:value-type="float" office:value="0.253333333333333" calcext:value-type="float">
            <text:p>0,25</text:p>
          </table:table-cell>
          <table:table-cell table:style-name="ce1" table:formula="of:=PRODUCT([.F144];0.2)" office:value-type="float" office:value="1.25333333333333" calcext:value-type="float">
            <text:p>1,25</text:p>
          </table:table-cell>
          <table:table-cell table:style-name="ce1" table:formula="of:=[.F144]/5+1" office:value-type="float" office:value="2.25333333333333" calcext:value-type="float">
            <text:p>2,25</text:p>
          </table:table-cell>
          <table:table-cell table:style-name="ce1" table:formula="of:=SUM([.G144:.AO144])/15" office:value-type="float" office:value="6.26666666666667" calcext:value-type="float">
            <text:p>6,2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anti_air_brigade</text:p>
          </table:table-cell>
          <table:table-cell table:formula="of:=SUM([.C145];(-1))" office:value-type="float" office:value="0.0266666666666664" calcext:value-type="float">
            <text:p>0,027</text:p>
          </table:table-cell>
          <table:table-cell table:style-name="ce1" table:formula="of:=[.F145]/5-1" office:value-type="float" office:value="1.02666666666667" calcext:value-type="float">
            <text:p>1,03</text:p>
          </table:table-cell>
          <table:table-cell table:style-name="ce1" table:formula="of:=PRODUCT([.F145];0.2)" office:value-type="float" office:value="2.02666666666667" calcext:value-type="float">
            <text:p>2,03</text:p>
          </table:table-cell>
          <table:table-cell table:style-name="ce1" table:formula="of:=[.F145]/5+1" office:value-type="float" office:value="3.02666666666666" calcext:value-type="float">
            <text:p>3,03</text:p>
          </table:table-cell>
          <table:table-cell table:style-name="ce1" table:formula="of:=SUM([.G145:.AO145])/15" office:value-type="float" office:value="10.1333333333333" calcext:value-type="float">
            <text:p>10,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s_bergsjaeger_brigade</text:p>
          </table:table-cell>
          <table:table-cell table:formula="of:=SUM([.C146];(-1))" office:value-type="float" office:value="-0.733333333333333" calcext:value-type="float">
            <text:p>-0,733</text:p>
          </table:table-cell>
          <table:table-cell table:style-name="ce1" table:formula="of:=[.F146]/5-1" office:value-type="float" office:value="0.266666666666667" calcext:value-type="float">
            <text:p>0,27</text:p>
          </table:table-cell>
          <table:table-cell table:style-name="ce1" table:formula="of:=PRODUCT([.F146];0.2)" office:value-type="float" office:value="1.26666666666667" calcext:value-type="float">
            <text:p>1,27</text:p>
          </table:table-cell>
          <table:table-cell table:style-name="ce1" table:formula="of:=[.F146]/5+1" office:value-type="float" office:value="2.26666666666667" calcext:value-type="float">
            <text:p>2,27</text:p>
          </table:table-cell>
          <table:table-cell table:style-name="ce1" table:formula="of:=SUM([.G146:.AO146])/15" office:value-type="float" office:value="6.33333333333333" calcext:value-type="float">
            <text:p>6,3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s_infantry_brigade</text:p>
          </table:table-cell>
          <table:table-cell table:formula="of:=SUM([.C147];(-1))" office:value-type="float" office:value="-0.64" calcext:value-type="float">
            <text:p>-0,640</text:p>
          </table:table-cell>
          <table:table-cell table:style-name="ce1" table:formula="of:=[.F147]/5-1" office:value-type="float" office:value="0.36" calcext:value-type="float">
            <text:p>0,36</text:p>
          </table:table-cell>
          <table:table-cell table:style-name="ce1" table:formula="of:=PRODUCT([.F147];0.2)" office:value-type="float" office:value="1.36" calcext:value-type="float">
            <text:p>1,36</text:p>
          </table:table-cell>
          <table:table-cell table:style-name="ce1" table:formula="of:=[.F147]/5+1" office:value-type="float" office:value="2.36" calcext:value-type="float">
            <text:p>2,36</text:p>
          </table:table-cell>
          <table:table-cell table:style-name="ce1" table:formula="of:=SUM([.G147:.AO147])/15" office:value-type="float" office:value="6.8" calcext:value-type="float">
            <text:p>6,8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s_infantry_bat</text:p>
          </table:table-cell>
          <table:table-cell table:formula="of:=SUM([.C148];(-1))" office:value-type="float" office:value="-1.02666666666667" calcext:value-type="float">
            <text:p>-1,027</text:p>
          </table:table-cell>
          <table:table-cell table:style-name="ce1" table:formula="of:=[.F148]/5-1" office:value-type="float" office:value="-0.0266666666666667" calcext:value-type="float">
            <text:p>-0,03</text:p>
          </table:table-cell>
          <table:table-cell table:style-name="ce1" table:formula="of:=PRODUCT([.F148];0.2)" office:value-type="float" office:value="0.973333333333333" calcext:value-type="float">
            <text:p>0,97</text:p>
          </table:table-cell>
          <table:table-cell table:style-name="ce1" table:formula="of:=[.F148]/5+1" office:value-type="float" office:value="1.97333333333333" calcext:value-type="float">
            <text:p>1,97</text:p>
          </table:table-cell>
          <table:table-cell table:style-name="ce1" table:formula="of:=SUM([.G148:.AO148])/15" office:value-type="float" office:value="4.86666666666667" calcext:value-type="float">
            <text:p>4,8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s_motorcycle_recon_brigade</text:p>
          </table:table-cell>
          <table:table-cell table:formula="of:=SUM([.C149];(-1))" office:value-type="float" office:value="-0.573333333333333" calcext:value-type="float">
            <text:p>-0,573</text:p>
          </table:table-cell>
          <table:table-cell table:style-name="ce1" table:formula="of:=[.F149]/5-1" office:value-type="float" office:value="0.426666666666667" calcext:value-type="float">
            <text:p>0,43</text:p>
          </table:table-cell>
          <table:table-cell table:style-name="ce1" table:formula="of:=PRODUCT([.F149];0.2)" office:value-type="float" office:value="1.42666666666667" calcext:value-type="float">
            <text:p>1,43</text:p>
          </table:table-cell>
          <table:table-cell table:style-name="ce1" table:formula="of:=[.F149]/5+1" office:value-type="float" office:value="2.42666666666667" calcext:value-type="float">
            <text:p>2,43</text:p>
          </table:table-cell>
          <table:table-cell table:style-name="ce1" table:formula="of:=SUM([.G149:.AO149])/15" office:value-type="float" office:value="7.13333333333333" calcext:value-type="float">
            <text:p>7,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s_medium_artillery_brigade</text:p>
          </table:table-cell>
          <table:table-cell table:formula="of:=SUM([.C150];(-1))" office:value-type="float" office:value="-0.986666666666667" calcext:value-type="float">
            <text:p>-0,987</text:p>
          </table:table-cell>
          <table:table-cell table:style-name="ce1" table:formula="of:=[.F150]/5-1" office:value-type="float" office:value="0.0133333333333332" calcext:value-type="float">
            <text:p>0,01</text:p>
          </table:table-cell>
          <table:table-cell table:style-name="ce1" table:formula="of:=PRODUCT([.F150];0.2)" office:value-type="float" office:value="1.01333333333333" calcext:value-type="float">
            <text:p>1,01</text:p>
          </table:table-cell>
          <table:table-cell table:style-name="ce1" table:formula="of:=[.F150]/5+1" office:value-type="float" office:value="2.01333333333333" calcext:value-type="float">
            <text:p>2,01</text:p>
          </table:table-cell>
          <table:table-cell table:style-name="ce1" table:formula="of:=SUM([.G150:.AO150])/15" office:value-type="float" office:value="5.06666666666667" calcext:value-type="float">
            <text:p>5,0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s_mixed_support_brigade</text:p>
          </table:table-cell>
          <table:table-cell table:formula="of:=SUM([.C151];(-1))" office:value-type="float" office:value="-1.6" calcext:value-type="float">
            <text:p>-1,600</text:p>
          </table:table-cell>
          <table:table-cell table:style-name="ce1" table:formula="of:=[.F151]/5-1" office:value-type="float" office:value="-0.6" calcext:value-type="float">
            <text:p>-0,60</text:p>
          </table:table-cell>
          <table:table-cell table:style-name="ce1" table:formula="of:=PRODUCT([.F151];0.2)" office:value-type="float" office:value="0.4" calcext:value-type="float">
            <text:p>0,40</text:p>
          </table:table-cell>
          <table:table-cell table:style-name="ce1" table:formula="of:=[.F151]/5+1" office:value-type="float" office:value="1.4" calcext:value-type="float">
            <text:p>1,40</text:p>
          </table:table-cell>
          <table:table-cell table:style-name="ce1" table:formula="of:=SUM([.G151:.AO151])/15" office:value-type="float" office:value="2" calcext:value-type="float">
            <text:p>2,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s_motorized_brigade</text:p>
          </table:table-cell>
          <table:table-cell table:formula="of:=SUM([.C152];(-1))" office:value-type="float" office:value="-0.693333333333333" calcext:value-type="float">
            <text:p>-0,693</text:p>
          </table:table-cell>
          <table:table-cell table:style-name="ce1" table:formula="of:=[.F152]/5-1" office:value-type="float" office:value="0.306666666666667" calcext:value-type="float">
            <text:p>0,31</text:p>
          </table:table-cell>
          <table:table-cell table:style-name="ce1" table:formula="of:=PRODUCT([.F152];0.2)" office:value-type="float" office:value="1.30666666666667" calcext:value-type="float">
            <text:p>1,31</text:p>
          </table:table-cell>
          <table:table-cell table:style-name="ce1" table:formula="of:=[.F152]/5+1" office:value-type="float" office:value="2.30666666666667" calcext:value-type="float">
            <text:p>2,31</text:p>
          </table:table-cell>
          <table:table-cell table:style-name="ce1" table:formula="of:=SUM([.G152:.AO152])/15" office:value-type="float" office:value="6.53333333333333" calcext:value-type="float">
            <text:p>6,5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s_motorized_engineer_brigade</text:p>
          </table:table-cell>
          <table:table-cell table:formula="of:=SUM([.C153];(-1))" office:value-type="float" office:value="-0.426666666666667" calcext:value-type="float">
            <text:p>-0,427</text:p>
          </table:table-cell>
          <table:table-cell table:style-name="ce1" table:formula="of:=[.F153]/5-1" office:value-type="float" office:value="0.573333333333333" calcext:value-type="float">
            <text:p>0,57</text:p>
          </table:table-cell>
          <table:table-cell table:style-name="ce1" table:formula="of:=PRODUCT([.F153];0.2)" office:value-type="float" office:value="1.57333333333333" calcext:value-type="float">
            <text:p>1,57</text:p>
          </table:table-cell>
          <table:table-cell table:style-name="ce1" table:formula="of:=[.F153]/5+1" office:value-type="float" office:value="2.57333333333333" calcext:value-type="float">
            <text:p>2,57</text:p>
          </table:table-cell>
          <table:table-cell table:style-name="ce1" table:formula="of:=SUM([.G153:.AO153])/15" office:value-type="float" office:value="7.86666666666667" calcext:value-type="float">
            <text:p>7,8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s_motorized_support_brigade</text:p>
          </table:table-cell>
          <table:table-cell table:formula="of:=SUM([.C154];(-1))" office:value-type="float" office:value="-1.4" calcext:value-type="float">
            <text:p>-1,400</text:p>
          </table:table-cell>
          <table:table-cell table:style-name="ce1" table:formula="of:=[.F154]/5-1" office:value-type="float" office:value="-0.4" calcext:value-type="float">
            <text:p>-0,40</text:p>
          </table:table-cell>
          <table:table-cell table:style-name="ce1" table:formula="of:=PRODUCT([.F154];0.2)" office:value-type="float" office:value="0.6" calcext:value-type="float">
            <text:p>0,60</text:p>
          </table:table-cell>
          <table:table-cell table:style-name="ce1" table:formula="of:=[.F154]/5+1" office:value-type="float" office:value="1.6" calcext:value-type="float">
            <text:p>1,60</text:p>
          </table:table-cell>
          <table:table-cell table:style-name="ce1" table:formula="of:=SUM([.G154:.AO154])/15" office:value-type="float" office:value="3" calcext:value-type="float">
            <text:p>3,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_armor_brigade</text:p>
          </table:table-cell>
          <table:table-cell table:formula="of:=SUM([.C155];(-1))" office:value-type="float" office:value="-0.16" calcext:value-type="float">
            <text:p>-0,160</text:p>
          </table:table-cell>
          <table:table-cell table:style-name="ce1" table:formula="of:=[.F155]/5-1" office:value-type="float" office:value="0.84" calcext:value-type="float">
            <text:p>0,84</text:p>
          </table:table-cell>
          <table:table-cell table:style-name="ce1" table:formula="of:=PRODUCT([.F155];0.2)" office:value-type="float" office:value="1.84" calcext:value-type="float">
            <text:p>1,84</text:p>
          </table:table-cell>
          <table:table-cell table:style-name="ce1" table:formula="of:=[.F155]/5+1" office:value-type="float" office:value="2.84" calcext:value-type="float">
            <text:p>2,84</text:p>
          </table:table-cell>
          <table:table-cell table:style-name="ce1" table:formula="of:=SUM([.G155:.AO155])/15" office:value-type="float" office:value="9.2" calcext:value-type="float">
            <text:p>9,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s_light_armor_brigade</text:p>
          </table:table-cell>
          <table:table-cell table:formula="of:=SUM([.C156];(-1))" office:value-type="float" office:value="-0.12" calcext:value-type="float">
            <text:p>-0,120</text:p>
          </table:table-cell>
          <table:table-cell table:style-name="ce1" table:formula="of:=[.F156]/5-1" office:value-type="float" office:value="0.88" calcext:value-type="float">
            <text:p>0,88</text:p>
          </table:table-cell>
          <table:table-cell table:style-name="ce1" table:formula="of:=PRODUCT([.F156];0.2)" office:value-type="float" office:value="1.88" calcext:value-type="float">
            <text:p>1,88</text:p>
          </table:table-cell>
          <table:table-cell table:style-name="ce1" table:formula="of:=[.F156]/5+1" office:value-type="float" office:value="2.88" calcext:value-type="float">
            <text:p>2,88</text:p>
          </table:table-cell>
          <table:table-cell table:style-name="ce1" table:formula="of:=SUM([.G156:.AO156])/15" office:value-type="float" office:value="9.4" calcext:value-type="float">
            <text:p>9,4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s_sp_artillery_brigade</text:p>
          </table:table-cell>
          <table:table-cell table:formula="of:=SUM([.C157];(-1))" office:value-type="float" office:value="-0.0266666666666666" calcext:value-type="float">
            <text:p>-0,027</text:p>
          </table:table-cell>
          <table:table-cell table:style-name="ce1" table:formula="of:=[.F157]/5-1" office:value-type="float" office:value="0.973333333333333" calcext:value-type="float">
            <text:p>0,97</text:p>
          </table:table-cell>
          <table:table-cell table:style-name="ce1" table:formula="of:=PRODUCT([.F157];0.2)" office:value-type="float" office:value="1.97333333333333" calcext:value-type="float">
            <text:p>1,97</text:p>
          </table:table-cell>
          <table:table-cell table:style-name="ce1" table:formula="of:=[.F157]/5+1" office:value-type="float" office:value="2.97333333333333" calcext:value-type="float">
            <text:p>2,97</text:p>
          </table:table-cell>
          <table:table-cell table:style-name="ce1" table:formula="of:=SUM([.G157:.AO157])/15" office:value-type="float" office:value="9.86666666666667" calcext:value-type="float">
            <text:p>9,8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light_armor_bat</text:p>
          </table:table-cell>
          <table:table-cell table:formula="of:=SUM([.C158];(-1))" office:value-type="float" office:value="-0.2" calcext:value-type="float">
            <text:p>-0,200</text:p>
          </table:table-cell>
          <table:table-cell table:style-name="ce1" table:formula="of:=[.F158]/5-1" office:value-type="float" office:value="0.8" calcext:value-type="float">
            <text:p>0,80</text:p>
          </table:table-cell>
          <table:table-cell table:style-name="ce1" table:formula="of:=PRODUCT([.F158];0.2)" office:value-type="float" office:value="1.8" calcext:value-type="float">
            <text:p>1,80</text:p>
          </table:table-cell>
          <table:table-cell table:style-name="ce1" table:formula="of:=[.F158]/5+1" office:value-type="float" office:value="2.8" calcext:value-type="float">
            <text:p>2,80</text:p>
          </table:table-cell>
          <table:table-cell table:style-name="ce1" table:formula="of:=SUM([.G158:.AO158])/15" office:value-type="float" office:value="9" calcext:value-type="float">
            <text:p>9,0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s_sp_anti_air_brigade</text:p>
          </table:table-cell>
          <table:table-cell table:formula="of:=SUM([.C159];(-1))" office:value-type="float" office:value="0.413333333333333" calcext:value-type="float">
            <text:p>0,413</text:p>
          </table:table-cell>
          <table:table-cell table:style-name="ce1" table:formula="of:=[.F159]/5-1" office:value-type="float" office:value="1.41333333333333" calcext:value-type="float">
            <text:p>1,41</text:p>
          </table:table-cell>
          <table:table-cell table:style-name="ce1" table:formula="of:=PRODUCT([.F159];0.2)" office:value-type="float" office:value="2.41333333333333" calcext:value-type="float">
            <text:p>2,41</text:p>
          </table:table-cell>
          <table:table-cell table:style-name="ce1" table:formula="of:=[.F159]/5+1" office:value-type="float" office:value="3.41333333333334" calcext:value-type="float">
            <text:p>3,41</text:p>
          </table:table-cell>
          <table:table-cell table:style-name="ce1" table:formula="of:=SUM([.G159:.AO159])/15" office:value-type="float" office:value="12.0666666666667" calcext:value-type="float">
            <text:p>12,07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s_engineer_brigade</text:p>
          </table:table-cell>
          <table:table-cell table:formula="of:=SUM([.C160];(-1))" office:value-type="float" office:value="-0.506666666666667" calcext:value-type="float">
            <text:p>-0,507</text:p>
          </table:table-cell>
          <table:table-cell table:style-name="ce1" table:formula="of:=[.F160]/5-1" office:value-type="float" office:value="0.493333333333333" calcext:value-type="float">
            <text:p>0,49</text:p>
          </table:table-cell>
          <table:table-cell table:style-name="ce1" table:formula="of:=PRODUCT([.F160];0.2)" office:value-type="float" office:value="1.49333333333333" calcext:value-type="float">
            <text:p>1,49</text:p>
          </table:table-cell>
          <table:table-cell table:style-name="ce1" table:formula="of:=[.F160]/5+1" office:value-type="float" office:value="2.49333333333333" calcext:value-type="float">
            <text:p>2,49</text:p>
          </table:table-cell>
          <table:table-cell table:style-name="ce1" table:formula="of:=SUM([.G160:.AO160])/15" office:value-type="float" office:value="7.46666666666667" calcext:value-type="float">
            <text:p>7,4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s_armor_bat</text:p>
          </table:table-cell>
          <table:table-cell table:formula="of:=SUM([.C161];(-1))" office:value-type="float" office:value="-0.173333333333333" calcext:value-type="float">
            <text:p>-0,173</text:p>
          </table:table-cell>
          <table:table-cell table:style-name="ce1" table:formula="of:=[.F161]/5-1" office:value-type="float" office:value="0.826666666666667" calcext:value-type="float">
            <text:p>0,83</text:p>
          </table:table-cell>
          <table:table-cell table:style-name="ce1" table:formula="of:=PRODUCT([.F161];0.2)" office:value-type="float" office:value="1.82666666666667" calcext:value-type="float">
            <text:p>1,83</text:p>
          </table:table-cell>
          <table:table-cell table:style-name="ce1" table:formula="of:=[.F161]/5+1" office:value-type="float" office:value="2.82666666666667" calcext:value-type="float">
            <text:p>2,83</text:p>
          </table:table-cell>
          <table:table-cell table:style-name="ce1" table:formula="of:=SUM([.G161:.AO161])/15" office:value-type="float" office:value="9.13333333333333" calcext:value-type="float">
            <text:p>9,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s_mechanized_brigade</text:p>
          </table:table-cell>
          <table:table-cell table:formula="of:=SUM([.C162];(-1))" office:value-type="float" office:value="-0.333333333333333" calcext:value-type="float">
            <text:p>-0,333</text:p>
          </table:table-cell>
          <table:table-cell table:style-name="ce1" table:formula="of:=[.F162]/5-1" office:value-type="float" office:value="0.666666666666667" calcext:value-type="float">
            <text:p>0,67</text:p>
          </table:table-cell>
          <table:table-cell table:style-name="ce1" table:formula="of:=PRODUCT([.F162];0.2)" office:value-type="float" office:value="1.66666666666667" calcext:value-type="float">
            <text:p>1,67</text:p>
          </table:table-cell>
          <table:table-cell table:style-name="ce1" table:formula="of:=[.F162]/5+1" office:value-type="float" office:value="2.66666666666667" calcext:value-type="float">
            <text:p>2,67</text:p>
          </table:table-cell>
          <table:table-cell table:style-name="ce1" table:formula="of:=SUM([.G162:.AO162])/15" office:value-type="float" office:value="8.33333333333333" calcext:value-type="float">
            <text:p>8,3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s_anti_tank_brigade</text:p>
          </table:table-cell>
          <table:table-cell table:formula="of:=SUM([.C163];(-1))" office:value-type="float" office:value="-0.386666666666667" calcext:value-type="float">
            <text:p>-0,387</text:p>
          </table:table-cell>
          <table:table-cell table:style-name="ce1" table:formula="of:=[.F163]/5-1" office:value-type="float" office:value="0.613333333333333" calcext:value-type="float">
            <text:p>0,61</text:p>
          </table:table-cell>
          <table:table-cell table:style-name="ce1" table:formula="of:=PRODUCT([.F163];0.2)" office:value-type="float" office:value="1.61333333333333" calcext:value-type="float">
            <text:p>1,61</text:p>
          </table:table-cell>
          <table:table-cell table:style-name="ce1" table:formula="of:=[.F163]/5+1" office:value-type="float" office:value="2.61333333333333" calcext:value-type="float">
            <text:p>2,61</text:p>
          </table:table-cell>
          <table:table-cell table:style-name="ce1" table:formula="of:=SUM([.G163:.AO163])/15" office:value-type="float" office:value="8.06666666666667" calcext:value-type="float">
            <text:p>8,0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s_sp_rct_artillery_brigade</text:p>
          </table:table-cell>
          <table:table-cell table:formula="of:=SUM([.C164];(-1))" office:value-type="float" office:value="-0.28" calcext:value-type="float">
            <text:p>-0,280</text:p>
          </table:table-cell>
          <table:table-cell table:style-name="ce1" table:formula="of:=[.F164]/5-1" office:value-type="float" office:value="0.72" calcext:value-type="float">
            <text:p>0,72</text:p>
          </table:table-cell>
          <table:table-cell table:style-name="ce1" table:formula="of:=PRODUCT([.F164];0.2)" office:value-type="float" office:value="1.72" calcext:value-type="float">
            <text:p>1,72</text:p>
          </table:table-cell>
          <table:table-cell table:style-name="ce1" table:formula="of:=[.F164]/5+1" office:value-type="float" office:value="2.72" calcext:value-type="float">
            <text:p>2,72</text:p>
          </table:table-cell>
          <table:table-cell table:style-name="ce1" table:formula="of:=SUM([.G164:.AO164])/15" office:value-type="float" office:value="8.6" calcext:value-type="float">
            <text:p>8,6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s_Recon_cavalry_brigade</text:p>
          </table:table-cell>
          <table:table-cell table:formula="of:=SUM([.C165];(-1))" office:value-type="float" office:value="-0.573333333333333" calcext:value-type="float">
            <text:p>-0,573</text:p>
          </table:table-cell>
          <table:table-cell table:style-name="ce1" table:formula="of:=[.F165]/5-1" office:value-type="float" office:value="0.426666666666667" calcext:value-type="float">
            <text:p>0,43</text:p>
          </table:table-cell>
          <table:table-cell table:style-name="ce1" table:formula="of:=PRODUCT([.F165];0.2)" office:value-type="float" office:value="1.42666666666667" calcext:value-type="float">
            <text:p>1,43</text:p>
          </table:table-cell>
          <table:table-cell table:style-name="ce1" table:formula="of:=[.F165]/5+1" office:value-type="float" office:value="2.42666666666667" calcext:value-type="float">
            <text:p>2,43</text:p>
          </table:table-cell>
          <table:table-cell table:style-name="ce1" table:formula="of:=SUM([.G165:.AO165])/15" office:value-type="float" office:value="7.13333333333333" calcext:value-type="float">
            <text:p>7,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s_heavy_artillery_brigade</text:p>
          </table:table-cell>
          <table:table-cell table:formula="of:=SUM([.C166];(-1))" office:value-type="float" office:value="-1.17333333333333" calcext:value-type="float">
            <text:p>-1,173</text:p>
          </table:table-cell>
          <table:table-cell table:style-name="ce1" table:formula="of:=[.F166]/5-1" office:value-type="float" office:value="-0.173333333333333" calcext:value-type="float">
            <text:p>-0,17</text:p>
          </table:table-cell>
          <table:table-cell table:style-name="ce1" table:formula="of:=PRODUCT([.F166];0.2)" office:value-type="float" office:value="0.826666666666667" calcext:value-type="float">
            <text:p>0,83</text:p>
          </table:table-cell>
          <table:table-cell table:style-name="ce1" table:formula="of:=[.F166]/5+1" office:value-type="float" office:value="1.82666666666667" calcext:value-type="float">
            <text:p>1,83</text:p>
          </table:table-cell>
          <table:table-cell table:style-name="ce1" table:formula="of:=SUM([.G166:.AO166])/15" office:value-type="float" office:value="4.13333333333333" calcext:value-type="float">
            <text:p>4,1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s_heavy_armor_brigade</text:p>
          </table:table-cell>
          <table:table-cell table:formula="of:=SUM([.C167];(-1))" office:value-type="float" office:value="-0.413333333333333" calcext:value-type="float">
            <text:p>-0,413</text:p>
          </table:table-cell>
          <table:table-cell table:style-name="ce1" table:formula="of:=[.F167]/5-1" office:value-type="float" office:value="0.586666666666667" calcext:value-type="float">
            <text:p>0,59</text:p>
          </table:table-cell>
          <table:table-cell table:style-name="ce1" table:formula="of:=PRODUCT([.F167];0.2)" office:value-type="float" office:value="1.58666666666667" calcext:value-type="float">
            <text:p>1,59</text:p>
          </table:table-cell>
          <table:table-cell table:style-name="ce1" table:formula="of:=[.F167]/5+1" office:value-type="float" office:value="2.58666666666667" calcext:value-type="float">
            <text:p>2,59</text:p>
          </table:table-cell>
          <table:table-cell table:style-name="ce1" table:formula="of:=SUM([.G167:.AO167])/15" office:value-type="float" office:value="7.93333333333333" calcext:value-type="float">
            <text:p>7,9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heavy_anti_air_brigade</text:p>
          </table:table-cell>
          <table:table-cell table:formula="of:=SUM([.C168];(-1))" office:value-type="float" office:value="0.12" calcext:value-type="float">
            <text:p>0,120</text:p>
          </table:table-cell>
          <table:table-cell table:style-name="ce1" table:formula="of:=[.F168]/5-1" office:value-type="float" office:value="1.12" calcext:value-type="float">
            <text:p>1,12</text:p>
          </table:table-cell>
          <table:table-cell table:style-name="ce1" table:formula="of:=PRODUCT([.F168];0.2)" office:value-type="float" office:value="2.12" calcext:value-type="float">
            <text:p>2,12</text:p>
          </table:table-cell>
          <table:table-cell table:style-name="ce1" table:formula="of:=[.F168]/5+1" office:value-type="float" office:value="3.12" calcext:value-type="float">
            <text:p>3,12</text:p>
          </table:table-cell>
          <table:table-cell table:style-name="ce1" table:formula="of:=SUM([.G168:.AO168])/15" office:value-type="float" office:value="10.6" calcext:value-type="float">
            <text:p>10,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heavy_anti_tank_brigade</text:p>
          </table:table-cell>
          <table:table-cell table:formula="of:=SUM([.C169];(-1))" office:value-type="float" office:value="-0.546666666666667" calcext:value-type="float">
            <text:p>-0,547</text:p>
          </table:table-cell>
          <table:table-cell table:style-name="ce1" table:formula="of:=[.F169]/5-1" office:value-type="float" office:value="0.453333333333333" calcext:value-type="float">
            <text:p>0,45</text:p>
          </table:table-cell>
          <table:table-cell table:style-name="ce1" table:formula="of:=PRODUCT([.F169];0.2)" office:value-type="float" office:value="1.45333333333333" calcext:value-type="float">
            <text:p>1,45</text:p>
          </table:table-cell>
          <table:table-cell table:style-name="ce1" table:formula="of:=[.F169]/5+1" office:value-type="float" office:value="2.45333333333333" calcext:value-type="float">
            <text:p>2,45</text:p>
          </table:table-cell>
          <table:table-cell table:style-name="ce1" table:formula="of:=SUM([.G169:.AO169])/15" office:value-type="float" office:value="7.26666666666667" calcext:value-type="float">
            <text:p>7,2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s_ski_brigade</text:p>
          </table:table-cell>
          <table:table-cell table:formula="of:=SUM([.C170];(-1))" office:value-type="float" office:value="-0.626666666666667" calcext:value-type="float">
            <text:p>-0,627</text:p>
          </table:table-cell>
          <table:table-cell table:style-name="ce1" table:formula="of:=[.F170]/5-1" office:value-type="float" office:value="0.373333333333333" calcext:value-type="float">
            <text:p>0,37</text:p>
          </table:table-cell>
          <table:table-cell table:style-name="ce1" table:formula="of:=PRODUCT([.F170];0.2)" office:value-type="float" office:value="1.37333333333333" calcext:value-type="float">
            <text:p>1,37</text:p>
          </table:table-cell>
          <table:table-cell table:style-name="ce1" table:formula="of:=[.F170]/5+1" office:value-type="float" office:value="2.37333333333333" calcext:value-type="float">
            <text:p>2,37</text:p>
          </table:table-cell>
          <table:table-cell table:style-name="ce1" table:formula="of:=SUM([.G170:.AO170])/15" office:value-type="float" office:value="6.86666666666667" calcext:value-type="float">
            <text:p>6,8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s_commando_brigade</text:p>
          </table:table-cell>
          <table:table-cell table:formula="of:=SUM([.C171];(-1))" office:value-type="float" office:value="-0.76" calcext:value-type="float">
            <text:p>-0,760</text:p>
          </table:table-cell>
          <table:table-cell table:style-name="ce1" table:formula="of:=[.F171]/5-1" office:value-type="float" office:value="0.24" calcext:value-type="float">
            <text:p>0,24</text:p>
          </table:table-cell>
          <table:table-cell table:style-name="ce1" table:formula="of:=PRODUCT([.F171];0.2)" office:value-type="float" office:value="1.24" calcext:value-type="float">
            <text:p>1,24</text:p>
          </table:table-cell>
          <table:table-cell table:style-name="ce1" table:formula="of:=[.F171]/5+1" office:value-type="float" office:value="2.24" calcext:value-type="float">
            <text:p>2,24</text:p>
          </table:table-cell>
          <table:table-cell table:style-name="ce1" table:formula="of:=SUM([.G171:.AO171])/15" office:value-type="float" office:value="6.2" calcext:value-type="float">
            <text:p>6,2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s_pack_artillery_brigade</text:p>
          </table:table-cell>
          <table:table-cell table:formula="of:=SUM([.C172];(-1))" office:value-type="float" office:value="-0.853333333333333" calcext:value-type="float">
            <text:p>-0,853</text:p>
          </table:table-cell>
          <table:table-cell table:style-name="ce1" table:formula="of:=[.F172]/5-1" office:value-type="float" office:value="0.146666666666667" calcext:value-type="float">
            <text:p>0,15</text:p>
          </table:table-cell>
          <table:table-cell table:style-name="ce1" table:formula="of:=PRODUCT([.F172];0.2)" office:value-type="float" office:value="1.14666666666667" calcext:value-type="float">
            <text:p>1,15</text:p>
          </table:table-cell>
          <table:table-cell table:style-name="ce1" table:formula="of:=[.F172]/5+1" office:value-type="float" office:value="2.14666666666667" calcext:value-type="float">
            <text:p>2,15</text:p>
          </table:table-cell>
          <table:table-cell table:style-name="ce1" table:formula="of:=SUM([.G172:.AO172])/15" office:value-type="float" office:value="5.73333333333333" calcext:value-type="float">
            <text:p>5,7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s_armored_support_brigade</text:p>
          </table:table-cell>
          <table:table-cell table:formula="of:=SUM([.C173];(-1))" office:value-type="float" office:value="-1.49333333333333" calcext:value-type="float">
            <text:p>-1,493</text:p>
          </table:table-cell>
          <table:table-cell table:style-name="ce1" table:formula="of:=[.F173]/5-1" office:value-type="float" office:value="-0.493333333333333" calcext:value-type="float">
            <text:p>-0,49</text:p>
          </table:table-cell>
          <table:table-cell table:style-name="ce1" table:formula="of:=PRODUCT([.F173];0.2)" office:value-type="float" office:value="0.506666666666667" calcext:value-type="float">
            <text:p>0,51</text:p>
          </table:table-cell>
          <table:table-cell table:style-name="ce1" table:formula="of:=[.F173]/5+1" office:value-type="float" office:value="1.50666666666667" calcext:value-type="float">
            <text:p>1,51</text:p>
          </table:table-cell>
          <table:table-cell table:style-name="ce1" table:formula="of:=SUM([.G173:.AO173])/15" office:value-type="float" office:value="2.53333333333333" calcext:value-type="float">
            <text:p>2,5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_rocket_artillery_brigade</text:p>
          </table:table-cell>
          <table:table-cell table:formula="of:=SUM([.C174];(-1))" office:value-type="float" office:value="-1.01333333333333" calcext:value-type="float">
            <text:p>-1,013</text:p>
          </table:table-cell>
          <table:table-cell table:style-name="ce1" table:formula="of:=[.F174]/5-1" office:value-type="float" office:value="-0.0133333333333333" calcext:value-type="float">
            <text:p>-0,01</text:p>
          </table:table-cell>
          <table:table-cell table:style-name="ce1" table:formula="of:=PRODUCT([.F174];0.2)" office:value-type="float" office:value="0.986666666666667" calcext:value-type="float">
            <text:p>0,99</text:p>
          </table:table-cell>
          <table:table-cell table:style-name="ce1" table:formula="of:=[.F174]/5+1" office:value-type="float" office:value="1.98666666666667" calcext:value-type="float">
            <text:p>1,99</text:p>
          </table:table-cell>
          <table:table-cell table:style-name="ce1" table:formula="of:=SUM([.G174:.AO174])/15" office:value-type="float" office:value="4.93333333333333" calcext:value-type="float">
            <text:p>4,9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V_horse_transport</text:p>
          </table:table-cell>
          <table:table-cell table:formula="of:=SUM([.C175];(-1))" office:value-type="float" office:value="-1.18666666666667" calcext:value-type="float">
            <text:p>-1,187</text:p>
          </table:table-cell>
          <table:table-cell table:style-name="ce1" table:formula="of:=[.F175]/5-1" office:value-type="float" office:value="-0.186666666666667" calcext:value-type="float">
            <text:p>-0,19</text:p>
          </table:table-cell>
          <table:table-cell table:style-name="ce1" table:formula="of:=PRODUCT([.F175];0.2)" office:value-type="float" office:value="0.813333333333333" calcext:value-type="float">
            <text:p>0,81</text:p>
          </table:table-cell>
          <table:table-cell table:style-name="ce1" table:formula="of:=[.F175]/5+1" office:value-type="float" office:value="1.81333333333333" calcext:value-type="float">
            <text:p>1,81</text:p>
          </table:table-cell>
          <table:table-cell table:style-name="ce1" table:formula="of:=SUM([.G175:.AO175])/15" office:value-type="float" office:value="4.06666666666667" calcext:value-type="float">
            <text:p>4,0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jap_takachiho_detachment</text:p>
          </table:table-cell>
          <table:table-cell table:formula="of:=SUM([.C176];(-1))" office:value-type="float" office:value="-2" calcext:value-type="float">
            <text:p>-2,000</text:p>
          </table:table-cell>
          <table:table-cell table:style-name="ce1" table:formula="of:=[.F176]/5-1" office:value-type="float" office:value="-1" calcext:value-type="float">
            <text:p>-1,00</text:p>
          </table:table-cell>
          <table:table-cell table:style-name="ce1" table:formula="of:=PRODUCT([.F176];0.2)" office:value-type="float" office:value="0" calcext:value-type="float">
            <text:p>0,00</text:p>
          </table:table-cell>
          <table:table-cell table:style-name="ce1" table:formula="of:=[.F176]/5+1" office:value-type="float" office:value="1" calcext:value-type="float">
            <text:p>1,00</text:p>
          </table:table-cell>
          <table:table-cell table:style-name="ce1" table:formula="of:=SUM([.G176:.AO176])/15" office:value-type="float" office:value="0" calcext:value-type="float">
            <text:p>0,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ank_destroyer_brigade</text:p>
          </table:table-cell>
          <table:table-cell table:formula="of:=SUM([.C177];(-1))" office:value-type="float" office:value="-0.4" calcext:value-type="float">
            <text:p>-0,400</text:p>
          </table:table-cell>
          <table:table-cell table:style-name="ce1" table:formula="of:=[.F177]/5-1" office:value-type="float" office:value="0.6" calcext:value-type="float">
            <text:p>0,60</text:p>
          </table:table-cell>
          <table:table-cell table:style-name="ce1" table:formula="of:=PRODUCT([.F177];0.2)" office:value-type="float" office:value="1.6" calcext:value-type="float">
            <text:p>1,60</text:p>
          </table:table-cell>
          <table:table-cell table:style-name="ce1" table:formula="of:=[.F177]/5+1" office:value-type="float" office:value="2.6" calcext:value-type="float">
            <text:p>2,60</text:p>
          </table:table-cell>
          <table:table-cell table:style-name="ce1" table:formula="of:=SUM([.G177:.AO177])/15" office:value-type="float" office:value="8" calcext:value-type="float">
            <text:p>8,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totenkopf</text:p>
          </table:table-cell>
          <table:table-cell table:formula="of:=SUM([.C178];(-1))" office:value-type="float" office:value="-0.413333333333333" calcext:value-type="float">
            <text:p>-0,413</text:p>
          </table:table-cell>
          <table:table-cell table:style-name="ce1" table:formula="of:=[.F178]/5-1" office:value-type="float" office:value="0.586666666666667" calcext:value-type="float">
            <text:p>0,59</text:p>
          </table:table-cell>
          <table:table-cell table:style-name="ce1" table:formula="of:=PRODUCT([.F178];0.2)" office:value-type="float" office:value="1.58666666666667" calcext:value-type="float">
            <text:p>1,59</text:p>
          </table:table-cell>
          <table:table-cell table:style-name="ce1" table:formula="of:=[.F178]/5+1" office:value-type="float" office:value="2.58666666666667" calcext:value-type="float">
            <text:p>2,59</text:p>
          </table:table-cell>
          <table:table-cell table:style-name="ce1" table:formula="of:=SUM([.G178:.AO178])/15" office:value-type="float" office:value="7.93333333333333" calcext:value-type="float">
            <text:p>7,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truck_transport</text:p>
          </table:table-cell>
          <table:table-cell table:formula="of:=SUM([.C179];(-1))" office:value-type="float" office:value="-0.973333333333333" calcext:value-type="float">
            <text:p>-0,973</text:p>
          </table:table-cell>
          <table:table-cell table:style-name="ce1" table:formula="of:=[.F179]/5-1" office:value-type="float" office:value="0.0266666666666668" calcext:value-type="float">
            <text:p>0,03</text:p>
          </table:table-cell>
          <table:table-cell table:style-name="ce1" table:formula="of:=PRODUCT([.F179];0.2)" office:value-type="float" office:value="1.02666666666667" calcext:value-type="float">
            <text:p>1,03</text:p>
          </table:table-cell>
          <table:table-cell table:style-name="ce1" table:formula="of:=[.F179]/5+1" office:value-type="float" office:value="2.02666666666667" calcext:value-type="float">
            <text:p>2,03</text:p>
          </table:table-cell>
          <table:table-cell table:style-name="ce1" table:formula="of:=SUM([.G179:.AO179])/15" office:value-type="float" office:value="5.13333333333333" calcext:value-type="float">
            <text:p>5,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sa_onefiveeight_rct</text:p>
          </table:table-cell>
          <table:table-cell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usa_first_marine_paras</text:p>
          </table:table-cell>
          <table:table-cell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usa_second_cavgroup</text:p>
          </table:table-cell>
          <table:table-cell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usa_threesevenzero_rct</text:p>
          </table:table-cell>
          <table:table-cell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usa_fourfourtwo_rct</text:p>
          </table:table-cell>
          <table:table-cell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usa_fivezerothree_prct</text:p>
          </table:table-cell>
          <table:table-cell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usa_fiveoneseven_prct</text:p>
          </table:table-cell>
          <table:table-cell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USA_light_transport</text:p>
          </table:table-cell>
          <table:table-cell table:formula="of:=SUM([.C187];(-1))" office:value-type="float" office:value="-0.666666666666667" calcext:value-type="float">
            <text:p>-0,667</text:p>
          </table:table-cell>
          <table:table-cell table:style-name="ce1" table:formula="of:=[.F187]/5-1" office:value-type="float" office:value="0.333333333333333" calcext:value-type="float">
            <text:p>0,33</text:p>
          </table:table-cell>
          <table:table-cell table:style-name="ce1" table:formula="of:=PRODUCT([.F187];0.2)" office:value-type="float" office:value="1.33333333333333" calcext:value-type="float">
            <text:p>1,33</text:p>
          </table:table-cell>
          <table:table-cell table:style-name="ce1" table:formula="of:=[.F187]/5+1" office:value-type="float" office:value="2.33333333333333" calcext:value-type="float">
            <text:p>2,33</text:p>
          </table:table-cell>
          <table:table-cell table:style-name="ce1" table:formula="of:=SUM([.G187:.AO187])/15" office:value-type="float" office:value="6.66666666666667" calcext:value-type="float">
            <text:p>6,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SA_truck_transport</text:p>
          </table:table-cell>
          <table:table-cell table:formula="of:=SUM([.C188];(-1))" office:value-type="float" office:value="-0.973333333333333" calcext:value-type="float">
            <text:p>-0,973</text:p>
          </table:table-cell>
          <table:table-cell table:style-name="ce1" table:formula="of:=[.F188]/5-1" office:value-type="float" office:value="0.0266666666666668" calcext:value-type="float">
            <text:p>0,03</text:p>
          </table:table-cell>
          <table:table-cell table:style-name="ce1" table:formula="of:=PRODUCT([.F188];0.2)" office:value-type="float" office:value="1.02666666666667" calcext:value-type="float">
            <text:p>1,03</text:p>
          </table:table-cell>
          <table:table-cell table:style-name="ce1" table:formula="of:=[.F188]/5+1" office:value-type="float" office:value="2.02666666666667" calcext:value-type="float">
            <text:p>2,03</text:p>
          </table:table-cell>
          <table:table-cell table:style-name="ce1" table:formula="of:=SUM([.G188:.AO188])/15" office:value-type="float" office:value="5.13333333333333" calcext:value-type="float">
            <text:p>5,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wiking</text:p>
          </table:table-cell>
          <table:table-cell table:formula="of:=SUM([.C189];(-1))" office:value-type="float" office:value="-0.413333333333333" calcext:value-type="float">
            <text:p>-0,413</text:p>
          </table:table-cell>
          <table:table-cell table:style-name="ce1" table:formula="of:=[.F189]/5-1" office:value-type="float" office:value="0.586666666666667" calcext:value-type="float">
            <text:p>0,59</text:p>
          </table:table-cell>
          <table:table-cell table:style-name="ce1" table:formula="of:=PRODUCT([.F189];0.2)" office:value-type="float" office:value="1.58666666666667" calcext:value-type="float">
            <text:p>1,59</text:p>
          </table:table-cell>
          <table:table-cell table:style-name="ce1" table:formula="of:=[.F189]/5+1" office:value-type="float" office:value="2.58666666666667" calcext:value-type="float">
            <text:p>2,59</text:p>
          </table:table-cell>
          <table:table-cell table:style-name="ce1" table:formula="of:=SUM([.G189:.AO189])/15" office:value-type="float" office:value="7.93333333333333" calcext:value-type="float">
            <text:p>7,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garrison_brigade</text:p>
          </table:table-cell>
          <table:table-cell table:formula="of:=SUM([.C190];(-1))" office:value-type="float" office:value="-1" calcext:value-type="float">
            <text:p>-1,000</text:p>
          </table:table-cell>
          <table:table-cell table:style-name="ce1" table:formula="of:=[.F190]/5-1" office:value-type="float" office:value="0" calcext:value-type="float">
            <text:p>0,00</text:p>
          </table:table-cell>
          <table:table-cell table:style-name="ce1" table:formula="of:=PRODUCT([.F190];0.2)" office:value-type="float" office:value="1" calcext:value-type="float">
            <text:p>1,00</text:p>
          </table:table-cell>
          <table:table-cell table:style-name="ce1" table:formula="of:=[.F190]/5+1" office:value-type="float" office:value="2" calcext:value-type="float">
            <text:p>2,00</text:p>
          </table:table-cell>
          <table:table-cell table:style-name="ce1" table:formula="of:=SUM([.G190:.AO190])/15" office:value-type="float" office:value="5" calcext:value-type="float">
            <text:p>5,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ropical_island_garrison_brigade</text:p>
          </table:table-cell>
          <table:table-cell table:formula="of:=SUM([.C191];(-1))" office:value-type="float" office:value="-1" calcext:value-type="float">
            <text:p>-1,000</text:p>
          </table:table-cell>
          <table:table-cell table:style-name="ce1" table:formula="of:=[.F191]/5-1" office:value-type="float" office:value="0" calcext:value-type="float">
            <text:p>0,00</text:p>
          </table:table-cell>
          <table:table-cell table:style-name="ce1" table:formula="of:=PRODUCT([.F191];0.2)" office:value-type="float" office:value="1" calcext:value-type="float">
            <text:p>1,00</text:p>
          </table:table-cell>
          <table:table-cell table:style-name="ce1" table:formula="of:=[.F191]/5+1" office:value-type="float" office:value="2" calcext:value-type="float">
            <text:p>2,00</text:p>
          </table:table-cell>
          <table:table-cell table:style-name="ce1" table:formula="of:=SUM([.G191:.AO191])/15" office:value-type="float" office:value="5" calcext:value-type="float">
            <text:p>5,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arrison_detachment</text:p>
          </table:table-cell>
          <table:table-cell table:formula="of:=SUM([.C192];(-1))" office:value-type="float" office:value="-1" calcext:value-type="float">
            <text:p>-1,000</text:p>
          </table:table-cell>
          <table:table-cell table:style-name="ce1" table:formula="of:=[.F192]/5-1" office:value-type="float" office:value="0" calcext:value-type="float">
            <text:p>0,00</text:p>
          </table:table-cell>
          <table:table-cell table:style-name="ce1" table:formula="of:=PRODUCT([.F192];0.2)" office:value-type="float" office:value="1" calcext:value-type="float">
            <text:p>1,00</text:p>
          </table:table-cell>
          <table:table-cell table:style-name="ce1" table:formula="of:=[.F192]/5+1" office:value-type="float" office:value="2" calcext:value-type="float">
            <text:p>2,00</text:p>
          </table:table-cell>
          <table:table-cell table:style-name="ce1" table:formula="of:=SUM([.G192:.AO192])/15" office:value-type="float" office:value="5" calcext:value-type="float">
            <text:p>5,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olonial_garrison_brigade</text:p>
          </table:table-cell>
          <table:table-cell table:formula="of:=SUM([.C193];(-1))" office:value-type="float" office:value="-1" calcext:value-type="float">
            <text:p>-1,000</text:p>
          </table:table-cell>
          <table:table-cell table:style-name="ce1" table:formula="of:=[.F193]/5-1" office:value-type="float" office:value="0" calcext:value-type="float">
            <text:p>0,00</text:p>
          </table:table-cell>
          <table:table-cell table:style-name="ce1" table:formula="of:=PRODUCT([.F193];0.2)" office:value-type="float" office:value="1" calcext:value-type="float">
            <text:p>1,00</text:p>
          </table:table-cell>
          <table:table-cell table:style-name="ce1" table:formula="of:=[.F193]/5+1" office:value-type="float" office:value="2" calcext:value-type="float">
            <text:p>2,00</text:p>
          </table:table-cell>
          <table:table-cell table:style-name="ce1" table:formula="of:=SUM([.G193:.AO193])/15" office:value-type="float" office:value="5" calcext:value-type="float">
            <text:p>5,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s_garrison_brigade</text:p>
          </table:table-cell>
          <table:table-cell table:formula="of:=SUM([.C194];(-1))" office:value-type="float" office:value="-0.84" calcext:value-type="float">
            <text:p>-0,840</text:p>
          </table:table-cell>
          <table:table-cell table:style-name="ce1" table:formula="of:=[.F194]/5-1" office:value-type="float" office:value="0.16" calcext:value-type="float">
            <text:p>0,16</text:p>
          </table:table-cell>
          <table:table-cell table:style-name="ce1" table:formula="of:=PRODUCT([.F194];0.2)" office:value-type="float" office:value="1.16" calcext:value-type="float">
            <text:p>1,16</text:p>
          </table:table-cell>
          <table:table-cell table:style-name="ce1" table:formula="of:=[.F194]/5+1" office:value-type="float" office:value="2.16" calcext:value-type="float">
            <text:p>2,16</text:p>
          </table:table-cell>
          <table:table-cell table:style-name="ce1" table:formula="of:=SUM([.G194:.AO194])/15" office:value-type="float" office:value="5.8" calcext:value-type="float">
            <text:p>5,8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er_sa_militia_detachment</text:p>
          </table:table-cell>
          <table:table-cell table:formula="of:=SUM([.C195];(-1))" office:value-type="float" office:value="-0.586666666666667" calcext:value-type="float">
            <text:p>-0,587</text:p>
          </table:table-cell>
          <table:table-cell table:style-name="ce1" table:formula="of:=[.F195]/5-1" office:value-type="float" office:value="0.413333333333333" calcext:value-type="float">
            <text:p>0,41</text:p>
          </table:table-cell>
          <table:table-cell table:style-name="ce1" table:formula="of:=PRODUCT([.F195];0.2)" office:value-type="float" office:value="1.41333333333333" calcext:value-type="float">
            <text:p>1,41</text:p>
          </table:table-cell>
          <table:table-cell table:style-name="ce1" table:formula="of:=[.F195]/5+1" office:value-type="float" office:value="2.41333333333333" calcext:value-type="float">
            <text:p>2,41</text:p>
          </table:table-cell>
          <table:table-cell table:style-name="ce1" table:formula="of:=SUM([.G195:.AO195])/15" office:value-type="float" office:value="7.06666666666667" calcext:value-type="float">
            <text:p>7,0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olice_brigade</text:p>
          </table:table-cell>
          <table:table-cell table:formula="of:=SUM([.C196];(-1))" office:value-type="float" office:value="-0.826666666666667" calcext:value-type="float">
            <text:p>-0,827</text:p>
          </table:table-cell>
          <table:table-cell table:style-name="ce1" table:formula="of:=[.F196]/5-1" office:value-type="float" office:value="0.173333333333333" calcext:value-type="float">
            <text:p>0,17</text:p>
          </table:table-cell>
          <table:table-cell table:style-name="ce1" table:formula="of:=PRODUCT([.F196];0.2)" office:value-type="float" office:value="1.17333333333333" calcext:value-type="float">
            <text:p>1,17</text:p>
          </table:table-cell>
          <table:table-cell table:style-name="ce1" table:formula="of:=[.F196]/5+1" office:value-type="float" office:value="2.17333333333333" calcext:value-type="float">
            <text:p>2,17</text:p>
          </table:table-cell>
          <table:table-cell table:style-name="ce1" table:formula="of:=SUM([.G196:.AO196])/15" office:value-type="float" office:value="5.86666666666667" calcext:value-type="float">
            <text:p>5,8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s_police_brigade</text:p>
          </table:table-cell>
          <table:table-cell table:formula="of:=SUM([.C197];(-1))" office:value-type="float" office:value="-0.826666666666667" calcext:value-type="float">
            <text:p>-0,827</text:p>
          </table:table-cell>
          <table:table-cell table:style-name="ce1" table:formula="of:=[.F197]/5-1" office:value-type="float" office:value="0.173333333333333" calcext:value-type="float">
            <text:p>0,17</text:p>
          </table:table-cell>
          <table:table-cell table:style-name="ce1" table:formula="of:=PRODUCT([.F197];0.2)" office:value-type="float" office:value="1.17333333333333" calcext:value-type="float">
            <text:p>1,17</text:p>
          </table:table-cell>
          <table:table-cell table:style-name="ce1" table:formula="of:=[.F197]/5+1" office:value-type="float" office:value="2.17333333333333" calcext:value-type="float">
            <text:p>2,17</text:p>
          </table:table-cell>
          <table:table-cell table:style-name="ce1" table:formula="of:=SUM([.G197:.AO197])/15" office:value-type="float" office:value="5.86666666666667" calcext:value-type="float">
            <text:p>5,8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rtisan_brigade</text:p>
          </table:table-cell>
          <table:table-cell table:formula="of:=SUM([.C198];(-1))" office:value-type="float" office:value="-1.32" calcext:value-type="float">
            <text:p>-1,320</text:p>
          </table:table-cell>
          <table:table-cell table:style-name="ce1" table:formula="of:=[.F198]/5-1" office:value-type="float" office:value="-0.32" calcext:value-type="float">
            <text:p>-0,32</text:p>
          </table:table-cell>
          <table:table-cell table:style-name="ce1" table:formula="of:=PRODUCT([.F198];0.2)" office:value-type="float" office:value="0.68" calcext:value-type="float">
            <text:p>0,68</text:p>
          </table:table-cell>
          <table:table-cell table:style-name="ce1" table:formula="of:=[.F198]/5+1" office:value-type="float" office:value="1.68" calcext:value-type="float">
            <text:p>1,68</text:p>
          </table:table-cell>
          <table:table-cell table:style-name="ce1" table:formula="of:=SUM([.G198:.AO198])/15" office:value-type="float" office:value="3.4" calcext:value-type="float">
            <text:p>3,4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rmored_hq_train</text:p>
          </table:table-cell>
          <table:table-cell table:formula="of:=SUM([.C199];(-1))" office:value-type="float" office:value="-1.53333333333333" calcext:value-type="float">
            <text:p>-1,533</text:p>
          </table:table-cell>
          <table:table-cell table:style-name="ce1" table:formula="of:=[.F199]/5-1" office:value-type="float" office:value="-0.533333333333333" calcext:value-type="float">
            <text:p>-0,53</text:p>
          </table:table-cell>
          <table:table-cell table:style-name="ce1" table:formula="of:=PRODUCT([.F199];0.2)" office:value-type="float" office:value="0.466666666666667" calcext:value-type="float">
            <text:p>0,47</text:p>
          </table:table-cell>
          <table:table-cell table:style-name="ce1" table:formula="of:=[.F199]/5+1" office:value-type="float" office:value="1.46666666666667" calcext:value-type="float">
            <text:p>1,47</text:p>
          </table:table-cell>
          <table:table-cell table:style-name="ce1" table:formula="of:=SUM([.G199:.AO199])/15" office:value-type="float" office:value="2.33333333333333" calcext:value-type="float">
            <text:p>2,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_hq_brigade</text:p>
          </table:table-cell>
          <table:table-cell table:formula="of:=SUM([.C200];(-1))" office:value-type="float" office:value="-1.84" calcext:value-type="float">
            <text:p>-1,840</text:p>
          </table:table-cell>
          <table:table-cell table:style-name="ce1" table:formula="of:=[.F200]/5-1" office:value-type="float" office:value="-0.84" calcext:value-type="float">
            <text:p>-0,84</text:p>
          </table:table-cell>
          <table:table-cell table:style-name="ce1" table:formula="of:=PRODUCT([.F200];0.2)" office:value-type="float" office:value="0.16" calcext:value-type="float">
            <text:p>0,16</text:p>
          </table:table-cell>
          <table:table-cell table:style-name="ce1" table:formula="of:=[.F200]/5+1" office:value-type="float" office:value="1.16" calcext:value-type="float">
            <text:p>1,16</text:p>
          </table:table-cell>
          <table:table-cell table:style-name="ce1" table:formula="of:=SUM([.G200:.AO200])/15" office:value-type="float" office:value="0.8" calcext:value-type="float">
            <text:p>0,80</text:p>
          </table:table-cell>
          <table:table-cell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63"/>
        </table:table-row>
        <table:table-row table:style-name="ro1">
          <table:table-cell office:value-type="string" calcext:value-type="string">
            <text:p>landing_craft</text:p>
          </table:table-cell>
          <table:table-cell/>
          <table:table-cell table:style-name="ce1" table:formula="of:=[.F202]/5-1" office:value-type="float" office:value="-0.52" calcext:value-type="float">
            <text:p>-0,52</text:p>
          </table:table-cell>
          <table:table-cell table:style-name="ce1" table:formula="of:=PRODUCT([.F202];0.2)" office:value-type="float" office:value="0.48" calcext:value-type="float">
            <text:p>0,48</text:p>
          </table:table-cell>
          <table:table-cell table:style-name="ce1" table:formula="of:=[.F202]/5+1" office:value-type="float" office:value="1.48" calcext:value-type="float">
            <text:p>1,48</text:p>
          </table:table-cell>
          <table:table-cell table:style-name="ce1" table:formula="of:=SUM([.G202:.AO202])/15" office:value-type="float" office:value="2.4" calcext:value-type="float">
            <text:p>2,4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ssault_ship</text:p>
          </table:table-cell>
          <table:table-cell/>
          <table:table-cell table:style-name="ce1" table:formula="of:=[.F203]/5-1" office:value-type="float" office:value="-0.613333333333334" calcext:value-type="float">
            <text:p>-0,61</text:p>
          </table:table-cell>
          <table:table-cell table:style-name="ce1" table:formula="of:=PRODUCT([.F203];0.2)" office:value-type="float" office:value="0.386666666666666" calcext:value-type="float">
            <text:p>0,39</text:p>
          </table:table-cell>
          <table:table-cell table:style-name="ce1" table:formula="of:=[.F203]/5+1" office:value-type="float" office:value="1.38666666666667" calcext:value-type="float">
            <text:p>1,39</text:p>
          </table:table-cell>
          <table:table-cell table:style-name="ce1" table:formula="of:=SUM([.G203:.AO203])/15" office:value-type="float" office:value="1.93333333333333" calcext:value-type="float">
            <text:p>1,9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eaplane_tender</text:p>
          </table:table-cell>
          <table:table-cell/>
          <table:table-cell table:style-name="ce1" table:formula="of:=[.F204]/5-1" office:value-type="float" office:value="-0.386666666666666" calcext:value-type="float">
            <text:p>-0,39</text:p>
          </table:table-cell>
          <table:table-cell table:style-name="ce1" table:formula="of:=PRODUCT([.F204];0.2)" office:value-type="float" office:value="0.613333333333334" calcext:value-type="float">
            <text:p>0,61</text:p>
          </table:table-cell>
          <table:table-cell table:style-name="ce1" table:formula="of:=[.F204]/5+1" office:value-type="float" office:value="1.61333333333333" calcext:value-type="float">
            <text:p>1,61</text:p>
          </table:table-cell>
          <table:table-cell table:style-name="ce1" table:formula="of:=SUM([.G204:.AO204])/15" office:value-type="float" office:value="3.06666666666667" calcext:value-type="float">
            <text:p>3,0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stroyer_actual</text:p>
          </table:table-cell>
          <table:table-cell/>
          <table:table-cell table:style-name="ce1" table:formula="of:=[.F205]/5-1" office:value-type="float" office:value="0.866666666666666" calcext:value-type="float">
            <text:p>0,87</text:p>
          </table:table-cell>
          <table:table-cell table:style-name="ce1" table:formula="of:=PRODUCT([.F205];0.2)" office:value-type="float" office:value="1.86666666666667" calcext:value-type="float">
            <text:p>1,87</text:p>
          </table:table-cell>
          <table:table-cell table:style-name="ce1" table:formula="of:=[.F205]/5+1" office:value-type="float" office:value="2.86666666666667" calcext:value-type="float">
            <text:p>2,87</text:p>
          </table:table-cell>
          <table:table-cell table:style-name="ce1" table:formula="of:=SUM([.G205:.AO205])/15" office:value-type="float" office:value="9.33333333333333" calcext:value-type="float">
            <text:p>9,3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rigate</text:p>
          </table:table-cell>
          <table:table-cell/>
          <table:table-cell table:style-name="ce1" table:formula="of:=[.F206]/5-1" office:value-type="float" office:value="0.653333333333334" calcext:value-type="float">
            <text:p>0,65</text:p>
          </table:table-cell>
          <table:table-cell table:style-name="ce1" table:formula="of:=PRODUCT([.F206];0.2)" office:value-type="float" office:value="1.65333333333333" calcext:value-type="float">
            <text:p>1,65</text:p>
          </table:table-cell>
          <table:table-cell table:style-name="ce1" table:formula="of:=[.F206]/5+1" office:value-type="float" office:value="2.65333333333333" calcext:value-type="float">
            <text:p>2,65</text:p>
          </table:table-cell>
          <table:table-cell table:style-name="ce1" table:formula="of:=SUM([.G206:.AO206])/15" office:value-type="float" office:value="8.26666666666667" calcext:value-type="float">
            <text:p>8,2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coastal_submarine</text:p>
          </table:table-cell>
          <table:table-cell/>
          <table:table-cell table:style-name="ce1" table:formula="of:=[.F207]/5-1" office:value-type="float" office:value="0.12" calcext:value-type="float">
            <text:p>0,12</text:p>
          </table:table-cell>
          <table:table-cell table:style-name="ce1" table:formula="of:=PRODUCT([.F207];0.2)" office:value-type="float" office:value="1.12" calcext:value-type="float">
            <text:p>1,12</text:p>
          </table:table-cell>
          <table:table-cell table:style-name="ce1" table:formula="of:=[.F207]/5+1" office:value-type="float" office:value="2.12" calcext:value-type="float">
            <text:p>2,12</text:p>
          </table:table-cell>
          <table:table-cell table:style-name="ce1" table:formula="of:=SUM([.G207:.AO207])/15" office:value-type="float" office:value="5.6" calcext:value-type="float">
            <text:p>5,6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ubmarine</text:p>
          </table:table-cell>
          <table:table-cell/>
          <table:table-cell table:style-name="ce1" table:formula="of:=[.F208]/5-1" office:value-type="float" office:value="0.173333333333334" calcext:value-type="float">
            <text:p>0,17</text:p>
          </table:table-cell>
          <table:table-cell table:style-name="ce1" table:formula="of:=PRODUCT([.F208];0.2)" office:value-type="float" office:value="1.17333333333333" calcext:value-type="float">
            <text:p>1,17</text:p>
          </table:table-cell>
          <table:table-cell table:style-name="ce1" table:formula="of:=[.F208]/5+1" office:value-type="float" office:value="2.17333333333333" calcext:value-type="float">
            <text:p>2,17</text:p>
          </table:table-cell>
          <table:table-cell table:style-name="ce1" table:formula="of:=SUM([.G208:.AO208])/15" office:value-type="float" office:value="5.86666666666667" calcext:value-type="float">
            <text:p>5,8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ong_range_submarine</text:p>
          </table:table-cell>
          <table:table-cell/>
          <table:table-cell table:style-name="ce1" table:formula="of:=[.F209]/5-1" office:value-type="float" office:value="0.133333333333334" calcext:value-type="float">
            <text:p>0,13</text:p>
          </table:table-cell>
          <table:table-cell table:style-name="ce1" table:formula="of:=PRODUCT([.F209];0.2)" office:value-type="float" office:value="1.13333333333333" calcext:value-type="float">
            <text:p>1,13</text:p>
          </table:table-cell>
          <table:table-cell table:style-name="ce1" table:formula="of:=[.F209]/5+1" office:value-type="float" office:value="2.13333333333333" calcext:value-type="float">
            <text:p>2,13</text:p>
          </table:table-cell>
          <table:table-cell table:style-name="ce1" table:formula="of:=SUM([.G209:.AO209])/15" office:value-type="float" office:value="5.66666666666667" calcext:value-type="float">
            <text:p>5,6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electro_submarine</text:p>
          </table:table-cell>
          <table:table-cell/>
          <table:table-cell table:style-name="ce1" table:formula="of:=[.F210]/5-1" office:value-type="float" office:value="-0.0266666666666661" calcext:value-type="float">
            <text:p>-0,03</text:p>
          </table:table-cell>
          <table:table-cell table:style-name="ce1" table:formula="of:=PRODUCT([.F210];0.2)" office:value-type="float" office:value="0.973333333333334" calcext:value-type="float">
            <text:p>0,97</text:p>
          </table:table-cell>
          <table:table-cell table:style-name="ce1" table:formula="of:=[.F210]/5+1" office:value-type="float" office:value="1.97333333333333" calcext:value-type="float">
            <text:p>1,97</text:p>
          </table:table-cell>
          <table:table-cell table:style-name="ce1" table:formula="of:=SUM([.G210:.AO210])/15" office:value-type="float" office:value="4.86666666666667" calcext:value-type="float">
            <text:p>4,8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nuclear_submarine</text:p>
          </table:table-cell>
          <table:table-cell/>
          <table:table-cell table:style-name="ce1" table:formula="of:=[.F211]/5-1" office:value-type="float" office:value="-0.2" calcext:value-type="float">
            <text:p>-0,20</text:p>
          </table:table-cell>
          <table:table-cell table:style-name="ce1" table:formula="of:=PRODUCT([.F211];0.2)" office:value-type="float" office:value="0.8" calcext:value-type="float">
            <text:p>0,80</text:p>
          </table:table-cell>
          <table:table-cell table:style-name="ce1" table:formula="of:=[.F211]/5+1" office:value-type="float" office:value="1.8" calcext:value-type="float">
            <text:p>1,80</text:p>
          </table:table-cell>
          <table:table-cell table:style-name="ce1" table:formula="of:=SUM([.G211:.AO211])/15" office:value-type="float" office:value="4" calcext:value-type="float">
            <text:p>4,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orpedo_boat</text:p>
          </table:table-cell>
          <table:table-cell/>
          <table:table-cell table:style-name="ce1" table:formula="of:=[.F212]/5-1" office:value-type="float" office:value="0" calcext:value-type="float">
            <text:p>0,00</text:p>
          </table:table-cell>
          <table:table-cell table:style-name="ce1" table:formula="of:=PRODUCT([.F212];0.2)" office:value-type="float" office:value="1" calcext:value-type="float">
            <text:p>1,00</text:p>
          </table:table-cell>
          <table:table-cell table:style-name="ce1" table:formula="of:=[.F212]/5+1" office:value-type="float" office:value="2" calcext:value-type="float">
            <text:p>2,00</text:p>
          </table:table-cell>
          <table:table-cell table:style-name="ce1" table:formula="of:=SUM([.G212:.AO212])/15" office:value-type="float" office:value="5" calcext:value-type="float">
            <text:p>5,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otor_torpedo_boat</text:p>
          </table:table-cell>
          <table:table-cell/>
          <table:table-cell table:style-name="ce1" table:formula="of:=[.F213]/5-1" office:value-type="float" office:value="0" calcext:value-type="float">
            <text:p>0,00</text:p>
          </table:table-cell>
          <table:table-cell table:style-name="ce1" table:formula="of:=PRODUCT([.F213];0.2)" office:value-type="float" office:value="1" calcext:value-type="float">
            <text:p>1,00</text:p>
          </table:table-cell>
          <table:table-cell table:style-name="ce1" table:formula="of:=[.F213]/5+1" office:value-type="float" office:value="2" calcext:value-type="float">
            <text:p>2,00</text:p>
          </table:table-cell>
          <table:table-cell table:style-name="ce1" table:formula="of:=SUM([.G213:.AO213])/15" office:value-type="float" office:value="5" calcext:value-type="float">
            <text:p>5,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scort_carrier</text:p>
          </table:table-cell>
          <table:table-cell/>
          <table:table-cell table:style-name="ce1" table:formula="of:=[.F214]/5-1" office:value-type="float" office:value="0.506666666666666" calcext:value-type="float">
            <text:p>0,51</text:p>
          </table:table-cell>
          <table:table-cell table:style-name="ce1" table:formula="of:=PRODUCT([.F214];0.2)" office:value-type="float" office:value="1.50666666666667" calcext:value-type="float">
            <text:p>1,51</text:p>
          </table:table-cell>
          <table:table-cell table:style-name="ce1" table:formula="of:=[.F214]/5+1" office:value-type="float" office:value="2.50666666666667" calcext:value-type="float">
            <text:p>2,51</text:p>
          </table:table-cell>
          <table:table-cell table:style-name="ce1" table:formula="of:=SUM([.G214:.AO214])/15" office:value-type="float" office:value="7.53333333333333" calcext:value-type="float">
            <text:p>7,5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light_cruiser</text:p>
          </table:table-cell>
          <table:table-cell/>
          <table:table-cell table:style-name="ce1" table:formula="of:=[.F215]/5-1" office:value-type="float" office:value="0.546666666666666" calcext:value-type="float">
            <text:p>0,55</text:p>
          </table:table-cell>
          <table:table-cell table:style-name="ce1" table:formula="of:=PRODUCT([.F215];0.2)" office:value-type="float" office:value="1.54666666666667" calcext:value-type="float">
            <text:p>1,55</text:p>
          </table:table-cell>
          <table:table-cell table:style-name="ce1" table:formula="of:=[.F215]/5+1" office:value-type="float" office:value="2.54666666666667" calcext:value-type="float">
            <text:p>2,55</text:p>
          </table:table-cell>
          <table:table-cell table:style-name="ce1" table:formula="of:=SUM([.G215:.AO215])/15" office:value-type="float" office:value="7.73333333333333" calcext:value-type="float">
            <text:p>7,7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anti_air_cruiser</text:p>
          </table:table-cell>
          <table:table-cell/>
          <table:table-cell table:style-name="ce1" table:formula="of:=[.F216]/5-1" office:value-type="float" office:value="0.146666666666666" calcext:value-type="float">
            <text:p>0,15</text:p>
          </table:table-cell>
          <table:table-cell table:style-name="ce1" table:formula="of:=PRODUCT([.F216];0.2)" office:value-type="float" office:value="1.14666666666667" calcext:value-type="float">
            <text:p>1,15</text:p>
          </table:table-cell>
          <table:table-cell table:style-name="ce1" table:formula="of:=[.F216]/5+1" office:value-type="float" office:value="2.14666666666667" calcext:value-type="float">
            <text:p>2,15</text:p>
          </table:table-cell>
          <table:table-cell table:style-name="ce1" table:formula="of:=SUM([.G216:.AO216])/15" office:value-type="float" office:value="5.73333333333333" calcext:value-type="float">
            <text:p>5,7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heavy_cruiser</text:p>
          </table:table-cell>
          <table:table-cell/>
          <table:table-cell table:style-name="ce1" table:formula="of:=[.F217]/5-1" office:value-type="float" office:value="0.573333333333334" calcext:value-type="float">
            <text:p>0,57</text:p>
          </table:table-cell>
          <table:table-cell table:style-name="ce1" table:formula="of:=PRODUCT([.F217];0.2)" office:value-type="float" office:value="1.57333333333333" calcext:value-type="float">
            <text:p>1,57</text:p>
          </table:table-cell>
          <table:table-cell table:style-name="ce1" table:formula="of:=[.F217]/5+1" office:value-type="float" office:value="2.57333333333333" calcext:value-type="float">
            <text:p>2,57</text:p>
          </table:table-cell>
          <table:table-cell table:style-name="ce1" table:formula="of:=SUM([.G217:.AO217])/15" office:value-type="float" office:value="7.86666666666667" calcext:value-type="float">
            <text:p>7,8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coastal_battleship</text:p>
          </table:table-cell>
          <table:table-cell/>
          <table:table-cell table:style-name="ce1" table:formula="of:=[.F218]/5-1" office:value-type="float" office:value="0.533333333333334" calcext:value-type="float">
            <text:p>0,53</text:p>
          </table:table-cell>
          <table:table-cell table:style-name="ce1" table:formula="of:=PRODUCT([.F218];0.2)" office:value-type="float" office:value="1.53333333333333" calcext:value-type="float">
            <text:p>1,53</text:p>
          </table:table-cell>
          <table:table-cell table:style-name="ce1" table:formula="of:=[.F218]/5+1" office:value-type="float" office:value="2.53333333333333" calcext:value-type="float">
            <text:p>2,53</text:p>
          </table:table-cell>
          <table:table-cell table:style-name="ce1" table:formula="of:=SUM([.G218:.AO218])/15" office:value-type="float" office:value="7.66666666666667" calcext:value-type="float">
            <text:p>7,6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ttleship</text:p>
          </table:table-cell>
          <table:table-cell/>
          <table:table-cell table:style-name="ce1" table:formula="of:=[.F219]/5-1" office:value-type="float" office:value="0.613333333333334" calcext:value-type="float">
            <text:p>0,61</text:p>
          </table:table-cell>
          <table:table-cell table:style-name="ce1" table:formula="of:=PRODUCT([.F219];0.2)" office:value-type="float" office:value="1.61333333333333" calcext:value-type="float">
            <text:p>1,61</text:p>
          </table:table-cell>
          <table:table-cell table:style-name="ce1" table:formula="of:=[.F219]/5+1" office:value-type="float" office:value="2.61333333333333" calcext:value-type="float">
            <text:p>2,61</text:p>
          </table:table-cell>
          <table:table-cell table:style-name="ce1" table:formula="of:=SUM([.G219:.AO219])/15" office:value-type="float" office:value="8.06666666666667" calcext:value-type="float">
            <text:p>8,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ommand_battleship</text:p>
          </table:table-cell>
          <table:table-cell/>
          <table:table-cell table:style-name="ce1" table:formula="of:=[.F220]/5-1" office:value-type="float" office:value="0.613333333333334" calcext:value-type="float">
            <text:p>0,61</text:p>
          </table:table-cell>
          <table:table-cell table:style-name="ce1" table:formula="of:=PRODUCT([.F220];0.2)" office:value-type="float" office:value="1.61333333333333" calcext:value-type="float">
            <text:p>1,61</text:p>
          </table:table-cell>
          <table:table-cell table:style-name="ce1" table:formula="of:=[.F220]/5+1" office:value-type="float" office:value="2.61333333333333" calcext:value-type="float">
            <text:p>2,61</text:p>
          </table:table-cell>
          <table:table-cell table:style-name="ce1" table:formula="of:=SUM([.G220:.AO220])/15" office:value-type="float" office:value="8.06666666666667" calcext:value-type="float">
            <text:p>8,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ttlecruiser</text:p>
          </table:table-cell>
          <table:table-cell/>
          <table:table-cell table:style-name="ce1" table:formula="of:=[.F221]/5-1" office:value-type="float" office:value="0.613333333333334" calcext:value-type="float">
            <text:p>0,61</text:p>
          </table:table-cell>
          <table:table-cell table:style-name="ce1" table:formula="of:=PRODUCT([.F221];0.2)" office:value-type="float" office:value="1.61333333333333" calcext:value-type="float">
            <text:p>1,61</text:p>
          </table:table-cell>
          <table:table-cell table:style-name="ce1" table:formula="of:=[.F221]/5+1" office:value-type="float" office:value="2.61333333333333" calcext:value-type="float">
            <text:p>2,61</text:p>
          </table:table-cell>
          <table:table-cell table:style-name="ce1" table:formula="of:=SUM([.G221:.AO221])/15" office:value-type="float" office:value="8.06666666666667" calcext:value-type="float">
            <text:p>8,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ocket_battleship</text:p>
          </table:table-cell>
          <table:table-cell/>
          <table:table-cell table:style-name="ce1" table:formula="of:=[.F222]/5-1" office:value-type="float" office:value="0.573333333333334" calcext:value-type="float">
            <text:p>0,57</text:p>
          </table:table-cell>
          <table:table-cell table:style-name="ce1" table:formula="of:=PRODUCT([.F222];0.2)" office:value-type="float" office:value="1.57333333333333" calcext:value-type="float">
            <text:p>1,57</text:p>
          </table:table-cell>
          <table:table-cell table:style-name="ce1" table:formula="of:=[.F222]/5+1" office:value-type="float" office:value="2.57333333333333" calcext:value-type="float">
            <text:p>2,57</text:p>
          </table:table-cell>
          <table:table-cell table:style-name="ce1" table:formula="of:=SUM([.G222:.AO222])/15" office:value-type="float" office:value="7.86666666666667" calcext:value-type="float">
            <text:p>7,8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uper_heavy_battleship</text:p>
          </table:table-cell>
          <table:table-cell/>
          <table:table-cell table:style-name="ce1" table:formula="of:=[.F223]/5-1" office:value-type="float" office:value="0.56" calcext:value-type="float">
            <text:p>0,56</text:p>
          </table:table-cell>
          <table:table-cell table:style-name="ce1" table:formula="of:=PRODUCT([.F223];0.2)" office:value-type="float" office:value="1.56" calcext:value-type="float">
            <text:p>1,56</text:p>
          </table:table-cell>
          <table:table-cell table:style-name="ce1" table:formula="of:=[.F223]/5+1" office:value-type="float" office:value="2.56" calcext:value-type="float">
            <text:p>2,56</text:p>
          </table:table-cell>
          <table:table-cell table:style-name="ce1" table:formula="of:=SUM([.G223:.AO223])/15" office:value-type="float" office:value="7.8" calcext:value-type="float">
            <text:p>7,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carrier</text:p>
          </table:table-cell>
          <table:table-cell/>
          <table:table-cell table:style-name="ce1" table:formula="of:=[.F224]/5-1" office:value-type="float" office:value="0.16" calcext:value-type="float">
            <text:p>0,16</text:p>
          </table:table-cell>
          <table:table-cell table:style-name="ce1" table:formula="of:=PRODUCT([.F224];0.2)" office:value-type="float" office:value="1.16" calcext:value-type="float">
            <text:p>1,16</text:p>
          </table:table-cell>
          <table:table-cell table:style-name="ce1" table:formula="of:=[.F224]/5+1" office:value-type="float" office:value="2.16" calcext:value-type="float">
            <text:p>2,16</text:p>
          </table:table-cell>
          <table:table-cell table:style-name="ce1" table:formula="of:=SUM([.G224:.AO224])/15" office:value-type="float" office:value="5.8" calcext:value-type="float">
            <text:p>5,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ommand_carrier</text:p>
          </table:table-cell>
          <table:table-cell/>
          <table:table-cell table:style-name="ce1" table:formula="of:=[.F225]/5-1" office:value-type="float" office:value="0.16" calcext:value-type="float">
            <text:p>0,16</text:p>
          </table:table-cell>
          <table:table-cell table:style-name="ce1" table:formula="of:=PRODUCT([.F225];0.2)" office:value-type="float" office:value="1.16" calcext:value-type="float">
            <text:p>1,16</text:p>
          </table:table-cell>
          <table:table-cell table:style-name="ce1" table:formula="of:=[.F225]/5+1" office:value-type="float" office:value="2.16" calcext:value-type="float">
            <text:p>2,16</text:p>
          </table:table-cell>
          <table:table-cell table:style-name="ce1" table:formula="of:=SUM([.G225:.AO225])/15" office:value-type="float" office:value="5.8" calcext:value-type="float">
            <text:p>5,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ight_carrier</text:p>
          </table:table-cell>
          <table:table-cell/>
          <table:table-cell table:style-name="ce1" table:formula="of:=[.F226]/5-1" office:value-type="float" office:value="0.16" calcext:value-type="float">
            <text:p>0,16</text:p>
          </table:table-cell>
          <table:table-cell table:style-name="ce1" table:formula="of:=PRODUCT([.F226];0.2)" office:value-type="float" office:value="1.16" calcext:value-type="float">
            <text:p>1,16</text:p>
          </table:table-cell>
          <table:table-cell table:style-name="ce1" table:formula="of:=[.F226]/5+1" office:value-type="float" office:value="2.16" calcext:value-type="float">
            <text:p>2,16</text:p>
          </table:table-cell>
          <table:table-cell table:style-name="ce1" table:formula="of:=SUM([.G226:.AO226])/15" office:value-type="float" office:value="5.8" calcext:value-type="float">
            <text:p>5,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uper_carrier</text:p>
          </table:table-cell>
          <table:table-cell/>
          <table:table-cell table:style-name="ce1" table:formula="of:=[.F227]/5-1" office:value-type="float" office:value="0.0933333333333342" calcext:value-type="float">
            <text:p>0,09</text:p>
          </table:table-cell>
          <table:table-cell table:style-name="ce1" table:formula="of:=PRODUCT([.F227];0.2)" office:value-type="float" office:value="1.09333333333333" calcext:value-type="float">
            <text:p>1,09</text:p>
          </table:table-cell>
          <table:table-cell table:style-name="ce1" table:formula="of:=[.F227]/5+1" office:value-type="float" office:value="2.09333333333333" calcext:value-type="float">
            <text:p>2,09</text:p>
          </table:table-cell>
          <table:table-cell table:style-name="ce1" table:formula="of:=SUM([.G227:.AO227])/15" office:value-type="float" office:value="5.46666666666667" calcext:value-type="float">
            <text:p>5,4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nvoy_raider_ship</text:p>
          </table:table-cell>
          <table:table-cell/>
          <table:table-cell table:style-name="ce1" table:formula="of:=[.F228]/5-1" office:value-type="float" office:value="-0.44" calcext:value-type="float">
            <text:p>-0,44</text:p>
          </table:table-cell>
          <table:table-cell table:style-name="ce1" table:formula="of:=PRODUCT([.F228];0.2)" office:value-type="float" office:value="0.56" calcext:value-type="float">
            <text:p>0,56</text:p>
          </table:table-cell>
          <table:table-cell table:style-name="ce1" table:formula="of:=[.F228]/5+1" office:value-type="float" office:value="1.56" calcext:value-type="float">
            <text:p>1,56</text:p>
          </table:table-cell>
          <table:table-cell table:style-name="ce1" table:formula="of:=SUM([.G228:.AO228])/15" office:value-type="float" office:value="2.8" calcext:value-type="float">
            <text:p>2,8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transport_ship</text:p>
          </table:table-cell>
          <table:table-cell/>
          <table:table-cell table:style-name="ce1" table:formula="of:=[.F229]/5-1" office:value-type="float" office:value="-0.813333333333333" calcext:value-type="float">
            <text:p>-0,81</text:p>
          </table:table-cell>
          <table:table-cell table:style-name="ce1" table:formula="of:=PRODUCT([.F229];0.2)" office:value-type="float" office:value="0.186666666666667" calcext:value-type="float">
            <text:p>0,19</text:p>
          </table:table-cell>
          <table:table-cell table:style-name="ce1" table:formula="of:=[.F229]/5+1" office:value-type="float" office:value="1.18666666666667" calcext:value-type="float">
            <text:p>1,19</text:p>
          </table:table-cell>
          <table:table-cell table:style-name="ce1" table:formula="of:=SUM([.G229:.AO229])/15" office:value-type="float" office:value="0.933333333333333" calcext:value-type="float">
            <text:p>0,9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 table:number-rows-repeated="6">
          <table:table-cell table:number-columns-repeated="68"/>
        </table:table-row>
        <table:table-row table:style-name="ro1">
          <table:table-cell table:number-columns-repeated="2"/>
          <table:table-cell office:value-type="string" calcext:value-type="string">
            <text:p>Normal one:</text:p>
          </table:table-cell>
          <table:table-cell table:number-columns-repeated="65"/>
        </table:table-row>
        <table:table-row table:style-name="ro1" table:number-rows-repeated="6">
          <table:table-cell table:number-columns-repeated="68"/>
        </table:table-row>
        <table:table-row table:style-name="ro1">
          <table:table-cell table:number-columns-repeated="2"/>
          <table:table-cell office:value-type="string" calcext:value-type="string">
            <text:p>Split: </text:p>
          </table:table-cell>
          <table:table-cell office:value-type="string" calcext:value-type="string">
            <text:p>techs per year /5 = X</text:p>
          </table:table-cell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X*(percentage of factory) = Y</text:p>
          </table:table-cell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(Y+1)*1% = FACTORY BONUS </text:p>
          </table:table-cell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(Y-1)*1% = FACTORY REVERT</text:p>
          </table:table-cell>
          <table:table-cell table:number-columns-repeated="64"/>
        </table:table-row>
        <table:table-row table:style-name="ro1">
          <table:table-cell table:number-columns-repeated="68"/>
        </table:table-row>
        <table:table-row table:style-name="ro1">
          <table:table-cell table:number-columns-repeated="3"/>
          <table:table-cell office:value-type="string" calcext:value-type="string">
            <text:p>EXAMPLE based on semi-mot and small arms factory</text:p>
          </table:table-cell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mi-mot</text:p>
          </table:table-cell>
          <table:table-cell office:value-type="string" calcext:value-type="string">
            <text:p>8,33/5 = 1,666</text:p>
          </table:table-cell>
          <table:table-cell/>
          <table:table-cell office:value-type="string" calcext:value-type="string">
            <text:p>8,33 techs/year divided by 5 factories</text:p>
          </table:table-cell>
          <table:table-cell table:number-columns-repeated="62"/>
        </table:table-row>
        <table:table-row table:style-name="ro1">
          <table:table-cell table:number-columns-repeated="2"/>
          <table:table-cell office:value-type="string" calcext:value-type="string">
            <text:p>1% = 0,055</text:p>
          </table:table-cell>
          <table:table-cell office:value-type="string" calcext:value-type="string">
            <text:p>1,666*0,7 = 1,1662</text:p>
          </table:table-cell>
          <table:table-cell/>
          <table:table-cell office:value-type="string" calcext:value-type="string">
            <text:p>SA factory gives 70% of max bonus</text:p>
          </table:table-cell>
          <table:table-cell table:number-columns-repeated="62"/>
        </table:table-row>
        <table:table-row table:style-name="ro1">
          <table:table-cell table:number-columns-repeated="3"/>
          <table:table-cell office:value-type="string" calcext:value-type="string">
            <text:p>(1,1662+1)*0,055 = 0,119</text:p>
          </table:table-cell>
          <table:table-cell/>
          <table:table-cell office:value-type="string" calcext:value-type="string">
            <text:p>each BUILD factory reduces build cost by THIS value</text:p>
          </table:table-cell>
          <table:table-cell table:number-columns-repeated="62"/>
        </table:table-row>
        <table:table-row table:style-name="ro1">
          <table:table-cell table:number-columns-repeated="3"/>
          <table:table-cell office:value-type="string" calcext:value-type="string">
            <text:p>(1,1662-1)*0,055 = 0,09</text:p>
          </table:table-cell>
          <table:table-cell/>
          <table:table-cell office:value-type="string" calcext:value-type="string">
            <text:p>each LOST factory increases build cost by THIS value</text:p>
          </table:table-cell>
          <table:table-cell table:number-columns-repeated="62"/>
        </table:table-row>
        <table:table-row table:style-name="ro1">
          <table:table-cell table:number-columns-repeated="68"/>
        </table:table-row>
        <table:table-row table:style-name="ro1">
          <table:table-cell table:number-columns-repeated="3"/>
          <table:table-cell office:value-type="string" calcext:value-type="string">
            <text:p>IMPORTANT</text:p>
          </table:table-cell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alculate % of factory FIRST, then compensate for default tech cost (+/-1)</text:p>
          </table:table-cell>
          <table:table-cell table:number-columns-repeated="64"/>
        </table:table-row>
        <table:table-row table:style-name="ro1" table:number-rows-repeated="1048320">
          <table:table-cell table:number-columns-repeated="68"/>
        </table:table-row>
        <table:table-row table:style-name="ro1">
          <table:table-cell table:number-columns-repeated="6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10" number:min-decimal-places="10" number:min-integer-digits="1"/>
    </number:number-style>
    <number:number-style style:name="N110">
      <number:number number:decimal-places="3" number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.00.0000</text:date>, <text:time style:data-style-name="N2" text:time-value="23:03:08.2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1-01-18T15:23:46.212000000</dc:date>
    <meta:editing-duration>P1DT13H39M32S</meta:editing-duration>
    <meta:editing-cycles>52</meta:editing-cycles>
    <meta:document-statistic meta:table-count="1" meta:cell-count="4055" meta:object-count="0"/>
  </office:meta>
</office:document-meta>
</file>